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e16173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e16173"/>
    </style:style>
    <style:style style:name="ce8" style:family="table-cell" style:parent-style-name="Default" style:data-style-name="N0">
      <style:table-cell-properties fo:background-color="#f6f9d4"/>
    </style:style>
    <style:style style:name="ce9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#ff6d6d"/>
    </style:style>
    <style:style style:name="ce12" style:family="table-cell" style:parent-style-name="Default" style:data-style-name="N61"/>
    <style:style style:name="ce13" style:family="table-cell" style:parent-style-name="Default" style:data-style-name="N61">
      <style:table-cell-properties fo:background-color="#ff6d6d"/>
    </style:style>
    <style:style style:name="ce14" style:family="table-cell" style:parent-style-name="Default">
      <style:table-cell-properties fo:background-color="#f6f9d4"/>
    </style:style>
    <style:style style:name="ce29" style:family="table-cell" style:parent-style-name="Default">
      <style:table-cell-properties fo:background-color="#ff7b59"/>
      <style:text-properties fo:color="#000000"/>
    </style:style>
    <style:style style:name="ce30" style:family="table-cell" style:parent-style-name="Default" style:data-style-name="N61">
      <style:table-cell-properties fo:background-color="#ff7b59"/>
    </style:style>
    <style:style style:name="ce31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Powers of 2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0.00108838" calcext:value-type="float">
            <text:p>0.00108838</text:p>
          </table:table-cell>
          <table:table-cell office:value-type="float" office:value="0.000975979" calcext:value-type="float">
            <text:p>0.000975979</text:p>
          </table:table-cell>
          <table:table-cell office:value-type="float" office:value="0.00100561" calcext:value-type="float">
            <text:p>0.00100561</text:p>
          </table:table-cell>
          <table:table-cell office:value-type="float" office:value="0.00100866" calcext:value-type="float">
            <text:p>0.00100866</text:p>
          </table:table-cell>
          <table:table-cell office:value-type="float" office:value="0.000957473" calcext:value-type="float">
            <text:p>0.000957473</text:p>
          </table:table-cell>
          <table:table-cell office:value-type="float" office:value="0.00102491" calcext:value-type="float">
            <text:p>0.00102491</text:p>
          </table:table-cell>
          <table:table-cell office:value-type="float" office:value="0.00096601" calcext:value-type="float">
            <text:p>0.00096601</text:p>
          </table:table-cell>
          <table:table-cell office:value-type="float" office:value="0.000945866" calcext:value-type="float">
            <text:p>0.000945866</text:p>
          </table:table-cell>
          <table:table-cell office:value-type="float" office:value="0.000949226" calcext:value-type="float">
            <text:p>0.000949226</text:p>
          </table:table-cell>
          <table:table-cell office:value-type="float" office:value="0.000929542" calcext:value-type="float">
            <text:p>0.000929542</text:p>
          </table:table-cell>
          <table:table-cell table:style-name="ce2" table:formula="of:=AVERAGE([.C9:.L9])" office:value-type="float" office:value="0.0009851656" calcext:value-type="float">
            <text:p>0.0009851656</text:p>
          </table:table-cell>
          <table:table-cell table:style-name="ce2" table:formula="of:=STDEV([.C9:.M9])" office:value-type="float" office:value="0.000045112192401168" calcext:value-type="float">
            <text:p>4.5112192401168E-05</text:p>
          </table:table-cell>
          <table:table-cell office:value-type="float" office:value="0.000402689" calcext:value-type="float">
            <text:p>0.000402689</text:p>
          </table:table-cell>
          <table:table-cell office:value-type="float" office:value="0.000409747" calcext:value-type="float">
            <text:p>0.000409747</text:p>
          </table:table-cell>
          <table:table-cell office:value-type="float" office:value="0.000407571" calcext:value-type="float">
            <text:p>0.000407571</text:p>
          </table:table-cell>
          <table:table-cell office:value-type="float" office:value="0.0005073" calcext:value-type="float">
            <text:p>0.0005073</text:p>
          </table:table-cell>
          <table:table-cell office:value-type="float" office:value="0.000407854" calcext:value-type="float">
            <text:p>0.000407854</text:p>
          </table:table-cell>
          <table:table-cell office:value-type="float" office:value="0.000407744" calcext:value-type="float">
            <text:p>0.000407744</text:p>
          </table:table-cell>
          <table:table-cell office:value-type="float" office:value="0.00041331" calcext:value-type="float">
            <text:p>0.00041331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09196" calcext:value-type="float">
            <text:p>0.000409196</text:p>
          </table:table-cell>
          <table:table-cell office:value-type="float" office:value="0.000489736" calcext:value-type="float">
            <text:p>0.000489736</text:p>
          </table:table-cell>
          <table:table-cell table:style-name="ce2" table:formula="of:=AVERAGE([.O9:.X9])" office:value-type="float" office:value="0.0004271147" calcext:value-type="float">
            <text:p>0.0004271147</text:p>
          </table:table-cell>
          <table:table-cell table:style-name="ce2" table:formula="of:=STDEV([.O9:.Y9])" office:value-type="float" office:value="0.000036073123338713" calcext:value-type="float">
            <text:p>3.6073123338713E-05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0.0111964" calcext:value-type="float">
            <text:p>0.0111964</text:p>
          </table:table-cell>
          <table:table-cell office:value-type="float" office:value="0.0112105" calcext:value-type="float">
            <text:p>0.0112105</text:p>
          </table:table-cell>
          <table:table-cell office:value-type="float" office:value="0.0111081" calcext:value-type="float">
            <text:p>0.0111081</text:p>
          </table:table-cell>
          <table:table-cell office:value-type="float" office:value="0.0112878" calcext:value-type="float">
            <text:p>0.0112878</text:p>
          </table:table-cell>
          <table:table-cell office:value-type="float" office:value="0.0113299" calcext:value-type="float">
            <text:p>0.0113299</text:p>
          </table:table-cell>
          <table:table-cell office:value-type="float" office:value="0.0111803" calcext:value-type="float">
            <text:p>0.0111803</text:p>
          </table:table-cell>
          <table:table-cell office:value-type="float" office:value="0.0113433" calcext:value-type="float">
            <text:p>0.0113433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0577" calcext:value-type="float">
            <text:p>0.0110577</text:p>
          </table:table-cell>
          <table:table-cell office:value-type="float" office:value="0.0112903" calcext:value-type="float">
            <text:p>0.0112903</text:p>
          </table:table-cell>
          <table:table-cell table:style-name="ce2" table:formula="of:=AVERAGE([.C10:.L10])" office:value-type="float" office:value="0.01120543" calcext:value-type="float">
            <text:p>0.01120543</text:p>
          </table:table-cell>
          <table:table-cell table:style-name="ce2" table:formula="of:=STDEV([.C10:.M10])" office:value-type="float" office:value="0.000102314799027315" calcext:value-type="float">
            <text:p>0.000102314799027</text:p>
          </table:table-cell>
          <table:table-cell office:value-type="float" office:value="0.0035692" calcext:value-type="float">
            <text:p>0.0035692</text:p>
          </table:table-cell>
          <table:table-cell office:value-type="float" office:value="0.00354133" calcext:value-type="float">
            <text:p>0.00354133</text:p>
          </table:table-cell>
          <table:table-cell office:value-type="float" office:value="0.00353939" calcext:value-type="float">
            <text:p>0.00353939</text:p>
          </table:table-cell>
          <table:table-cell office:value-type="float" office:value="0.00353599" calcext:value-type="float">
            <text:p>0.00353599</text:p>
          </table:table-cell>
          <table:table-cell office:value-type="float" office:value="0.00353467" calcext:value-type="float">
            <text:p>0.00353467</text:p>
          </table:table-cell>
          <table:table-cell office:value-type="float" office:value="0.00354001" calcext:value-type="float">
            <text:p>0.00354001</text:p>
          </table:table-cell>
          <table:table-cell office:value-type="float" office:value="0.00349418" calcext:value-type="float">
            <text:p>0.00349418</text:p>
          </table:table-cell>
          <table:table-cell office:value-type="float" office:value="0.0035365" calcext:value-type="float">
            <text:p>0.0035365</text:p>
          </table:table-cell>
          <table:table-cell office:value-type="float" office:value="0.00351177" calcext:value-type="float">
            <text:p>0.00351177</text:p>
          </table:table-cell>
          <table:table-cell office:value-type="float" office:value="0.0035508" calcext:value-type="float">
            <text:p>0.0035508</text:p>
          </table:table-cell>
          <table:table-cell table:style-name="ce2" table:formula="of:=AVERAGE([.O10:.X10])" office:value-type="float" office:value="0.003535384" calcext:value-type="float">
            <text:p>0.003535384</text:p>
          </table:table-cell>
          <table:table-cell table:style-name="ce2" table:formula="of:=STDEV([.O10:.Y10])" office:value-type="float" office:value="0.0000192652299233619" calcext:value-type="float">
            <text:p>1.92652299233619E-0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0.168224" calcext:value-type="float">
            <text:p>0.168224</text:p>
          </table:table-cell>
          <table:table-cell office:value-type="float" office:value="0.168293" calcext:value-type="float">
            <text:p>0.168293</text:p>
          </table:table-cell>
          <table:table-cell office:value-type="float" office:value="0.16828" calcext:value-type="float">
            <text:p>0.16828</text:p>
          </table:table-cell>
          <table:table-cell office:value-type="float" office:value="0.167941" calcext:value-type="float">
            <text:p>0.167941</text:p>
          </table:table-cell>
          <table:table-cell office:value-type="float" office:value="0.16768" calcext:value-type="float">
            <text:p>0.16768</text:p>
          </table:table-cell>
          <table:table-cell office:value-type="float" office:value="0.166396" calcext:value-type="float">
            <text:p>0.166396</text:p>
          </table:table-cell>
          <table:table-cell office:value-type="float" office:value="0.166348" calcext:value-type="float">
            <text:p>0.166348</text:p>
          </table:table-cell>
          <table:table-cell office:value-type="float" office:value="0.166443" calcext:value-type="float">
            <text:p>0.166443</text:p>
          </table:table-cell>
          <table:table-cell office:value-type="float" office:value="0.167751" calcext:value-type="float">
            <text:p>0.167751</text:p>
          </table:table-cell>
          <table:table-cell office:value-type="float" office:value="0.167346" calcext:value-type="float">
            <text:p>0.167346</text:p>
          </table:table-cell>
          <table:table-cell table:style-name="ce2" table:formula="of:=AVERAGE([.C11:.L11])" office:value-type="float" office:value="0.1674702" calcext:value-type="float">
            <text:p>0.1674702</text:p>
          </table:table-cell>
          <table:table-cell table:style-name="ce2" table:formula="of:=STDEV([.C11:.M11])" office:value-type="float" office:value="0.000756922162444729" calcext:value-type="float">
            <text:p>0.000756922162445</text:p>
          </table:table-cell>
          <table:table-cell office:value-type="float" office:value="0.0496736" calcext:value-type="float">
            <text:p>0.0496736</text:p>
          </table:table-cell>
          <table:table-cell office:value-type="float" office:value="0.0498605" calcext:value-type="float">
            <text:p>0.0498605</text:p>
          </table:table-cell>
          <table:table-cell office:value-type="float" office:value="0.049623" calcext:value-type="float">
            <text:p>0.049623</text:p>
          </table:table-cell>
          <table:table-cell office:value-type="float" office:value="0.0498277" calcext:value-type="float">
            <text:p>0.0498277</text:p>
          </table:table-cell>
          <table:table-cell office:value-type="float" office:value="0.0496153" calcext:value-type="float">
            <text:p>0.0496153</text:p>
          </table:table-cell>
          <table:table-cell office:value-type="float" office:value="0.049427" calcext:value-type="float">
            <text:p>0.049427</text:p>
          </table:table-cell>
          <table:table-cell office:value-type="float" office:value="0.0500115" calcext:value-type="float">
            <text:p>0.0500115</text:p>
          </table:table-cell>
          <table:table-cell office:value-type="float" office:value="0.0494566" calcext:value-type="float">
            <text:p>0.0494566</text:p>
          </table:table-cell>
          <table:table-cell office:value-type="float" office:value="0.0495212" calcext:value-type="float">
            <text:p>0.0495212</text:p>
          </table:table-cell>
          <table:table-cell office:value-type="float" office:value="0.0494566" calcext:value-type="float">
            <text:p>0.0494566</text:p>
          </table:table-cell>
          <table:table-cell table:style-name="ce2" table:formula="of:=AVERAGE([.O11:.X11])" office:value-type="float" office:value="0.0496473" calcext:value-type="float">
            <text:p>0.0496473</text:p>
          </table:table-cell>
          <table:table-cell table:style-name="ce2" table:formula="of:=STDEV([.O11:.Y11])" office:value-type="float" office:value="0.000187112933812711" calcext:value-type="float">
            <text:p>0.000187112933813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2.11068" calcext:value-type="float">
            <text:p>2.11068</text:p>
          </table:table-cell>
          <table:table-cell office:value-type="float" office:value="2.13362" calcext:value-type="float">
            <text:p>2.13362</text:p>
          </table:table-cell>
          <table:table-cell office:value-type="float" office:value="2.10356" calcext:value-type="float">
            <text:p>2.10356</text:p>
          </table:table-cell>
          <table:table-cell office:value-type="float" office:value="2.09548" calcext:value-type="float">
            <text:p>2.09548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2.12094" calcext:value-type="float">
            <text:p>2.12094</text:p>
          </table:table-cell>
          <table:table-cell office:value-type="float" office:value="2.11518" calcext:value-type="float">
            <text:p>2.11518</text:p>
          </table:table-cell>
          <table:table-cell office:value-type="float" office:value="1.93005" calcext:value-type="float">
            <text:p>1.93005</text:p>
          </table:table-cell>
          <table:table-cell office:value-type="float" office:value="2.11997" calcext:value-type="float">
            <text:p>2.11997</text:p>
          </table:table-cell>
          <table:table-cell table:style-name="ce2" table:formula="of:=AVERAGE([.C12:.L12])" office:value-type="float" office:value="2.094746" calcext:value-type="float">
            <text:p>2.094746</text:p>
          </table:table-cell>
          <table:table-cell table:style-name="ce2" table:formula="of:=STDEV([.C12:.M12])" office:value-type="float" office:value="0.0557835013601692" calcext:value-type="float">
            <text:p>0.055783501360169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504874" calcext:value-type="float">
            <text:p>0.504874</text:p>
          </table:table-cell>
          <table:table-cell office:value-type="float" office:value="0.498254" calcext:value-type="float">
            <text:p>0.498254</text:p>
          </table:table-cell>
          <table:table-cell office:value-type="float" office:value="0.502295" calcext:value-type="float">
            <text:p>0.502295</text:p>
          </table:table-cell>
          <table:table-cell office:value-type="float" office:value="0.50345" calcext:value-type="float">
            <text:p>0.50345</text:p>
          </table:table-cell>
          <table:table-cell office:value-type="float" office:value="0.502064" calcext:value-type="float">
            <text:p>0.502064</text:p>
          </table:table-cell>
          <table:table-cell office:value-type="float" office:value="0.526451" calcext:value-type="float">
            <text:p>0.52645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50231" calcext:value-type="float">
            <text:p>0.50231</text:p>
          </table:table-cell>
          <table:table-cell office:value-type="float" office:value="0.502168" calcext:value-type="float">
            <text:p>0.502168</text:p>
          </table:table-cell>
          <table:table-cell table:style-name="ce2" table:formula="of:=AVERAGE([.O12:.X12])" office:value-type="float" office:value="0.5046026" calcext:value-type="float">
            <text:p>0.5046026</text:p>
          </table:table-cell>
          <table:table-cell table:style-name="ce2" table:formula="of:=STDEV([.O12:.Y12])" office:value-type="float" office:value="0.00745259733515773" calcext:value-type="float">
            <text:p>0.007452597335158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/>
          <table:table-cell office:value-type="float" office:value="39.8388" calcext:value-type="float">
            <text:p>39.8388</text:p>
          </table:table-cell>
          <table:table-cell office:value-type="float" office:value="39.9993" calcext:value-type="float">
            <text:p>39.9993</text:p>
          </table:table-cell>
          <table:table-cell office:value-type="float" office:value="39.9899" calcext:value-type="float">
            <text:p>39.9899</text:p>
          </table:table-cell>
          <table:table-cell office:value-type="float" office:value="40.0965" calcext:value-type="float">
            <text:p>40.0965</text:p>
          </table:table-cell>
          <table:table-cell office:value-type="float" office:value="39.9107" calcext:value-type="float">
            <text:p>39.9107</text:p>
          </table:table-cell>
          <table:table-cell office:value-type="float" office:value="39.9195" calcext:value-type="float">
            <text:p>39.9195</text:p>
          </table:table-cell>
          <table:table-cell office:value-type="float" office:value="40.1334" calcext:value-type="float">
            <text:p>40.1334</text:p>
          </table:table-cell>
          <table:table-cell office:value-type="float" office:value="39.9689" calcext:value-type="float">
            <text:p>39.9689</text:p>
          </table:table-cell>
          <table:table-cell office:value-type="float" office:value="39.98" calcext:value-type="float">
            <text:p>39.98</text:p>
          </table:table-cell>
          <table:table-cell office:value-type="float" office:value="40.0296" calcext:value-type="float">
            <text:p>40.0296</text:p>
          </table:table-cell>
          <table:table-cell table:style-name="ce2" table:formula="of:=AVERAGE([.C13:.L13])" office:value-type="float" office:value="39.98666" calcext:value-type="float">
            <text:p>39.98666</text:p>
          </table:table-cell>
          <table:table-cell table:style-name="ce2" table:formula="of:=STDEV([.C13:.M13])" office:value-type="float" office:value="0.0825313903917783" calcext:value-type="float">
            <text:p>0.082531390391778</text:p>
          </table:table-cell>
          <table:table-cell office:value-type="float" office:value="6.31936" calcext:value-type="float">
            <text:p>6.31936</text:p>
          </table:table-cell>
          <table:table-cell office:value-type="float" office:value="6.32979" calcext:value-type="float">
            <text:p>6.32979</text:p>
          </table:table-cell>
          <table:table-cell office:value-type="float" office:value="6.34272" calcext:value-type="float">
            <text:p>6.34272</text:p>
          </table:table-cell>
          <table:table-cell office:value-type="float" office:value="6.31674" calcext:value-type="float">
            <text:p>6.31674</text:p>
          </table:table-cell>
          <table:table-cell office:value-type="float" office:value="6.33182" calcext:value-type="float">
            <text:p>6.33182</text:p>
          </table:table-cell>
          <table:table-cell office:value-type="float" office:value="6.33505" calcext:value-type="float">
            <text:p>6.33505</text:p>
          </table:table-cell>
          <table:table-cell office:value-type="float" office:value="6.3458" calcext:value-type="float">
            <text:p>6.3458</text:p>
          </table:table-cell>
          <table:table-cell office:value-type="float" office:value="6.32245" calcext:value-type="float">
            <text:p>6.32245</text:p>
          </table:table-cell>
          <table:table-cell office:value-type="float" office:value="6.31868" calcext:value-type="float">
            <text:p>6.31868</text:p>
          </table:table-cell>
          <table:table-cell office:value-type="float" office:value="6.33213" calcext:value-type="float">
            <text:p>6.33213</text:p>
          </table:table-cell>
          <table:table-cell table:style-name="ce2" table:formula="of:=AVERAGE([.O13:.X13])" office:value-type="float" office:value="6.329454" calcext:value-type="float">
            <text:p>6.329454</text:p>
          </table:table-cell>
          <table:table-cell table:style-name="ce2" table:formula="of:=STDEV([.O13:.Y13])" office:value-type="float" office:value="0.00957097299128986" calcext:value-type="float">
            <text:p>0.00957097299129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851656" calcext:value-type="float">
            <text:p>0.0009851656</text:p>
          </table:table-cell>
          <table:table-cell office:value-type="float" office:value="0.0004271147" calcext:value-type="float">
            <text:p>0.0004271147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20543" calcext:value-type="float">
            <text:p>0.01120543</text:p>
          </table:table-cell>
          <table:table-cell office:value-type="float" office:value="0.003535384" calcext:value-type="float">
            <text:p>0.003535384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74702" calcext:value-type="float">
            <text:p>0.1674702</text:p>
          </table:table-cell>
          <table:table-cell office:value-type="float" office:value="0.0496473" calcext:value-type="float">
            <text:p>0.0496473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94746" calcext:value-type="float">
            <text:p>2.094746</text:p>
          </table:table-cell>
          <table:table-cell office:value-type="float" office:value="0.5046026" calcext:value-type="float">
            <text:p>0.5046026</text:p>
          </table:table-cell>
          <table:table-cell table:number-columns-repeated="2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.98666" calcext:value-type="float">
            <text:p>39.98666</text:p>
          </table:table-cell>
          <table:table-cell office:value-type="float" office:value="6.329454" calcext:value-type="float">
            <text:p>6.329454</text:p>
          </table:table-cell>
          <table:table-cell table:number-columns-repeated="23"/>
        </table:table-row>
      </table:table>
      <table:table table:name="Product integer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0.000948885" calcext:value-type="float">
            <text:p>0.000948885</text:p>
          </table:table-cell>
          <table:table-cell office:value-type="float" office:value="0.000953508" calcext:value-type="float">
            <text:p>0.000953508</text:p>
          </table:table-cell>
          <table:table-cell office:value-type="float" office:value="0.000968248" calcext:value-type="float">
            <text:p>0.000968248</text:p>
          </table:table-cell>
          <table:table-cell office:value-type="float" office:value="0.000963377" calcext:value-type="float">
            <text:p>0.000963377</text:p>
          </table:table-cell>
          <table:table-cell office:value-type="float" office:value="0.00105034" calcext:value-type="float">
            <text:p>0.00105034</text:p>
          </table:table-cell>
          <table:table-cell office:value-type="float" office:value="0.00101079" calcext:value-type="float">
            <text:p>0.00101079</text:p>
          </table:table-cell>
          <table:table-cell office:value-type="float" office:value="0.000980571" calcext:value-type="float">
            <text:p>0.000980571</text:p>
          </table:table-cell>
          <table:table-cell office:value-type="float" office:value="0.00103776" calcext:value-type="float">
            <text:p>0.00103776</text:p>
          </table:table-cell>
          <table:table-cell office:value-type="float" office:value="0.000972397" calcext:value-type="float">
            <text:p>0.000972397</text:p>
          </table:table-cell>
          <table:table-cell office:value-type="float" office:value="0.000962375" calcext:value-type="float">
            <text:p>0.000962375</text:p>
          </table:table-cell>
          <table:table-cell table:style-name="ce2" table:formula="of:=AVERAGE([.C8:.L8])" office:value-type="float" office:value="0.0009848251" calcext:value-type="float">
            <text:p>0.0009848251</text:p>
          </table:table-cell>
          <table:table-cell table:formula="of:=STDEV([.C8:.L8])" office:value-type="float" office:value="0.0000356718323313757" calcext:value-type="float">
            <text:p>3.56718323313757E-05</text:p>
          </table:table-cell>
          <table:table-cell office:value-type="float" office:value="0.000470753" calcext:value-type="float">
            <text:p>0.000470753</text:p>
          </table:table-cell>
          <table:table-cell office:value-type="float" office:value="0.000477436" calcext:value-type="float">
            <text:p>0.000477436</text:p>
          </table:table-cell>
          <table:table-cell office:value-type="float" office:value="0.000499339" calcext:value-type="float">
            <text:p>0.000499339</text:p>
          </table:table-cell>
          <table:table-cell office:value-type="float" office:value="0.000480303" calcext:value-type="float">
            <text:p>0.000480303</text:p>
          </table:table-cell>
          <table:table-cell office:value-type="float" office:value="0.000473278" calcext:value-type="float">
            <text:p>0.000473278</text:p>
          </table:table-cell>
          <table:table-cell office:value-type="float" office:value="0.000480539" calcext:value-type="float">
            <text:p>0.000480539</text:p>
          </table:table-cell>
          <table:table-cell office:value-type="float" office:value="0.000469835" calcext:value-type="float">
            <text:p>0.000469835</text:p>
          </table:table-cell>
          <table:table-cell office:value-type="float" office:value="0.000474535" calcext:value-type="float">
            <text:p>0.000474535</text:p>
          </table:table-cell>
          <table:table-cell office:value-type="float" office:value="0.000452561" calcext:value-type="float">
            <text:p>0.000452561</text:p>
          </table:table-cell>
          <table:table-cell office:value-type="float" office:value="0.000458273" calcext:value-type="float">
            <text:p>0.000458273</text:p>
          </table:table-cell>
          <table:table-cell table:style-name="ce2" table:formula="of:=AVERAGE([.O8:.X8])" office:value-type="float" office:value="0.0004736852" calcext:value-type="float">
            <text:p>0.0004736852</text:p>
          </table:table-cell>
          <table:table-cell table:formula="of:=STDEV([.O8:.X8])" office:value-type="float" office:value="0.0000127846841945961" calcext:value-type="float">
            <text:p>1.27846841945961E-05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0.0134109" calcext:value-type="float">
            <text:p>0.0134109</text:p>
          </table:table-cell>
          <table:table-cell office:value-type="float" office:value="0.0134777" calcext:value-type="float">
            <text:p>0.0134777</text:p>
          </table:table-cell>
          <table:table-cell office:value-type="float" office:value="0.0135119" calcext:value-type="float">
            <text:p>0.0135119</text:p>
          </table:table-cell>
          <table:table-cell office:value-type="float" office:value="0.0133938" calcext:value-type="float">
            <text:p>0.0133938</text:p>
          </table:table-cell>
          <table:table-cell office:value-type="float" office:value="0.0132844" calcext:value-type="float">
            <text:p>0.0132844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134224" calcext:value-type="float">
            <text:p>0.0134224</text:p>
          </table:table-cell>
          <table:table-cell office:value-type="float" office:value="0.0135573" calcext:value-type="float">
            <text:p>0.0135573</text:p>
          </table:table-cell>
          <table:table-cell office:value-type="float" office:value="0.0134679" calcext:value-type="float">
            <text:p>0.0134679</text:p>
          </table:table-cell>
          <table:table-cell office:value-type="float" office:value="0.013385" calcext:value-type="float">
            <text:p>0.013385</text:p>
          </table:table-cell>
          <table:table-cell table:style-name="ce2" table:formula="of:=AVERAGE([.C9:.L9])" office:value-type="float" office:value="0.01342893" calcext:value-type="float">
            <text:p>0.01342893</text:p>
          </table:table-cell>
          <table:table-cell table:formula="of:=STDEV([.C9:.L9])" office:value-type="float" office:value="0.000077656309037536" calcext:value-type="float">
            <text:p>7.7656309037536E-05</text:p>
          </table:table-cell>
          <table:table-cell office:value-type="float" office:value="0.00561932" calcext:value-type="float">
            <text:p>0.00561932</text:p>
          </table:table-cell>
          <table:table-cell office:value-type="float" office:value="0.00561132" calcext:value-type="float">
            <text:p>0.00561132</text:p>
          </table:table-cell>
          <table:table-cell office:value-type="float" office:value="0.00563115" calcext:value-type="float">
            <text:p>0.00563115</text:p>
          </table:table-cell>
          <table:table-cell office:value-type="float" office:value="0.00554662" calcext:value-type="float">
            <text:p>0.00554662</text:p>
          </table:table-cell>
          <table:table-cell office:value-type="float" office:value="0.00558104" calcext:value-type="float">
            <text:p>0.00558104</text:p>
          </table:table-cell>
          <table:table-cell office:value-type="float" office:value="0.0056475" calcext:value-type="float">
            <text:p>0.0056475</text:p>
          </table:table-cell>
          <table:table-cell office:value-type="float" office:value="0.00562904" calcext:value-type="float">
            <text:p>0.00562904</text:p>
          </table:table-cell>
          <table:table-cell office:value-type="float" office:value="0.00563263" calcext:value-type="float">
            <text:p>0.00563263</text:p>
          </table:table-cell>
          <table:table-cell office:value-type="float" office:value="0.00561397" calcext:value-type="float">
            <text:p>0.00561397</text:p>
          </table:table-cell>
          <table:table-cell office:value-type="float" office:value="0.00561587" calcext:value-type="float">
            <text:p>0.00561587</text:p>
          </table:table-cell>
          <table:table-cell table:style-name="ce2" table:formula="of:=AVERAGE([.O9:.X9])" office:value-type="float" office:value="0.005612846" calcext:value-type="float">
            <text:p>0.005612846</text:p>
          </table:table-cell>
          <table:table-cell table:formula="of:=STDEV([.O9:.X9])" office:value-type="float" office:value="0.0000291390201162175" calcext:value-type="float">
            <text:p>2.91390201162175E-05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office:value-type="float" office:value="0.0638617" calcext:value-type="float">
            <text:p>0.0638617</text:p>
          </table:table-cell>
          <table:table-cell office:value-type="float" office:value="0.0660782" calcext:value-type="float">
            <text:p>0.0660782</text:p>
          </table:table-cell>
          <table:table-cell office:value-type="float" office:value="0.0640875" calcext:value-type="float">
            <text:p>0.0640875</text:p>
          </table:table-cell>
          <table:table-cell office:value-type="float" office:value="0.0637431" calcext:value-type="float">
            <text:p>0.0637431</text:p>
          </table:table-cell>
          <table:table-cell office:value-type="float" office:value="0.0641869" calcext:value-type="float">
            <text:p>0.0641869</text:p>
          </table:table-cell>
          <table:table-cell office:value-type="float" office:value="0.064338" calcext:value-type="float">
            <text:p>0.064338</text:p>
          </table:table-cell>
          <table:table-cell office:value-type="float" office:value="0.0639213" calcext:value-type="float">
            <text:p>0.0639213</text:p>
          </table:table-cell>
          <table:table-cell office:value-type="float" office:value="0.0640392" calcext:value-type="float">
            <text:p>0.0640392</text:p>
          </table:table-cell>
          <table:table-cell office:value-type="float" office:value="0.0633266" calcext:value-type="float">
            <text:p>0.0633266</text:p>
          </table:table-cell>
          <table:table-cell office:value-type="float" office:value="0.0639194" calcext:value-type="float">
            <text:p>0.0639194</text:p>
          </table:table-cell>
          <table:table-cell table:style-name="ce2" table:formula="of:=AVERAGE([.C10:.L10])" office:value-type="float" office:value="0.06415019" calcext:value-type="float">
            <text:p>0.06415019</text:p>
          </table:table-cell>
          <table:table-cell table:formula="of:=STDEV([.C10:.L10])" office:value-type="float" office:value="0.000730524582368346" calcext:value-type="float">
            <text:p>0.000730524582368</text:p>
          </table:table-cell>
          <table:table-cell office:value-type="float" office:value="0.0203363" calcext:value-type="float">
            <text:p>0.0203363</text:p>
          </table:table-cell>
          <table:table-cell office:value-type="float" office:value="0.0204065" calcext:value-type="float">
            <text:p>0.0204065</text:p>
          </table:table-cell>
          <table:table-cell office:value-type="float" office:value="0.0204943" calcext:value-type="float">
            <text:p>0.0204943</text:p>
          </table:table-cell>
          <table:table-cell office:value-type="float" office:value="0.0203318" calcext:value-type="float">
            <text:p>0.0203318</text:p>
          </table:table-cell>
          <table:table-cell office:value-type="float" office:value="0.0205133" calcext:value-type="float">
            <text:p>0.0205133</text:p>
          </table:table-cell>
          <table:table-cell office:value-type="float" office:value="0.0203211" calcext:value-type="float">
            <text:p>0.0203211</text:p>
          </table:table-cell>
          <table:table-cell office:value-type="float" office:value="0.0203165" calcext:value-type="float">
            <text:p>0.0203165</text:p>
          </table:table-cell>
          <table:table-cell office:value-type="float" office:value="0.0203711" calcext:value-type="float">
            <text:p>0.0203711</text:p>
          </table:table-cell>
          <table:table-cell office:value-type="float" office:value="0.0203537" calcext:value-type="float">
            <text:p>0.0203537</text:p>
          </table:table-cell>
          <table:table-cell office:value-type="float" office:value="0.0203227" calcext:value-type="float">
            <text:p>0.0203227</text:p>
          </table:table-cell>
          <table:table-cell table:style-name="ce2" table:formula="of:=AVERAGE([.O10:.X10])" office:value-type="float" office:value="0.02037673" calcext:value-type="float">
            <text:p>0.02037673</text:p>
          </table:table-cell>
          <table:table-cell table:formula="of:=STDEV([.O10:.X10])" office:value-type="float" office:value="0.0000724317924364403" calcext:value-type="float">
            <text:p>7.24317924364403E-05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0.524589" calcext:value-type="float">
            <text:p>0.524589</text:p>
          </table:table-cell>
          <table:table-cell office:value-type="float" office:value="0.527692" calcext:value-type="float">
            <text:p>0.527692</text:p>
          </table:table-cell>
          <table:table-cell office:value-type="float" office:value="0.530237" calcext:value-type="float">
            <text:p>0.530237</text:p>
          </table:table-cell>
          <table:table-cell office:value-type="float" office:value="0.528509" calcext:value-type="float">
            <text:p>0.528509</text:p>
          </table:table-cell>
          <table:table-cell office:value-type="float" office:value="0.536592" calcext:value-type="float">
            <text:p>0.536592</text:p>
          </table:table-cell>
          <table:table-cell office:value-type="float" office:value="0.528415" calcext:value-type="float">
            <text:p>0.528415</text:p>
          </table:table-cell>
          <table:table-cell office:value-type="float" office:value="0.528161" calcext:value-type="float">
            <text:p>0.528161</text:p>
          </table:table-cell>
          <table:table-cell office:value-type="float" office:value="0.528439" calcext:value-type="float">
            <text:p>0.528439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9926" calcext:value-type="float">
            <text:p>0.529926</text:p>
          </table:table-cell>
          <table:table-cell table:style-name="ce2" table:formula="of:=AVERAGE([.C11:.L11])" office:value-type="float" office:value="0.5290583" calcext:value-type="float">
            <text:p>0.5290583</text:p>
          </table:table-cell>
          <table:table-cell table:formula="of:=STDEV([.C11:.L11])" office:value-type="float" office:value="0.00304988856080567" calcext:value-type="float">
            <text:p>0.003049888560806</text:p>
          </table:table-cell>
          <table:table-cell office:value-type="float" office:value="0.244213" calcext:value-type="float">
            <text:p>0.244213</text:p>
          </table:table-cell>
          <table:table-cell office:value-type="float" office:value="0.245257" calcext:value-type="float">
            <text:p>0.245257</text:p>
          </table:table-cell>
          <table:table-cell office:value-type="float" office:value="0.244303" calcext:value-type="float">
            <text:p>0.244303</text:p>
          </table:table-cell>
          <table:table-cell office:value-type="float" office:value="0.245003" calcext:value-type="float">
            <text:p>0.245003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0.243663" calcext:value-type="float">
            <text:p>0.243663</text:p>
          </table:table-cell>
          <table:table-cell office:value-type="float" office:value="0.250865" calcext:value-type="float">
            <text:p>0.250865</text:p>
          </table:table-cell>
          <table:table-cell office:value-type="float" office:value="0.243514" calcext:value-type="float">
            <text:p>0.243514</text:p>
          </table:table-cell>
          <table:table-cell office:value-type="float" office:value="0.244613" calcext:value-type="float">
            <text:p>0.244613</text:p>
          </table:table-cell>
          <table:table-cell table:style-name="ce2" table:formula="of:=AVERAGE([.O11:.X11])" office:value-type="float" office:value="0.2447792" calcext:value-type="float">
            <text:p>0.2447792</text:p>
          </table:table-cell>
          <table:table-cell table:formula="of:=STDEV([.O11:.X11])" office:value-type="float" office:value="0.00225710270528885" calcext:value-type="float">
            <text:p>0.002257102705289</text:p>
          </table:table-cell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/>
          <table:table-cell office:value-type="float" office:value="4.92029" calcext:value-type="float">
            <text:p>4.92029</text:p>
          </table:table-cell>
          <table:table-cell office:value-type="float" office:value="4.95235" calcext:value-type="float">
            <text:p>4.95235</text:p>
          </table:table-cell>
          <table:table-cell office:value-type="float" office:value="4.92084" calcext:value-type="float">
            <text:p>4.92084</text:p>
          </table:table-cell>
          <table:table-cell office:value-type="float" office:value="4.94315" calcext:value-type="float">
            <text:p>4.94315</text:p>
          </table:table-cell>
          <table:table-cell office:value-type="float" office:value="4.91602" calcext:value-type="float">
            <text:p>4.91602</text:p>
          </table:table-cell>
          <table:table-cell office:value-type="float" office:value="4.94238" calcext:value-type="float">
            <text:p>4.94238</text:p>
          </table:table-cell>
          <table:table-cell office:value-type="float" office:value="4.92541" calcext:value-type="float">
            <text:p>4.92541</text:p>
          </table:table-cell>
          <table:table-cell office:value-type="float" office:value="4.92023" calcext:value-type="float">
            <text:p>4.92023</text:p>
          </table:table-cell>
          <table:table-cell office:value-type="float" office:value="4.92037" calcext:value-type="float">
            <text:p>4.92037</text:p>
          </table:table-cell>
          <table:table-cell office:value-type="float" office:value="4.92297" calcext:value-type="float">
            <text:p>4.92297</text:p>
          </table:table-cell>
          <table:table-cell table:style-name="ce2" table:formula="of:=AVERAGE([.C12:.L12])" office:value-type="float" office:value="4.928401" calcext:value-type="float">
            <text:p>4.928401</text:p>
          </table:table-cell>
          <table:table-cell table:formula="of:=STDEV([.C12:.L12])" office:value-type="float" office:value="0.012615908343569" calcext:value-type="float">
            <text:p>0.012615908343569</text:p>
          </table:table-cell>
          <table:table-cell office:value-type="float" office:value="2.24254" calcext:value-type="float">
            <text:p>2.24254</text:p>
          </table:table-cell>
          <table:table-cell office:value-type="float" office:value="2.23626" calcext:value-type="float">
            <text:p>2.23626</text:p>
          </table:table-cell>
          <table:table-cell office:value-type="float" office:value="2.24155" calcext:value-type="float">
            <text:p>2.24155</text:p>
          </table:table-cell>
          <table:table-cell office:value-type="float" office:value="2.23439" calcext:value-type="float">
            <text:p>2.23439</text:p>
          </table:table-cell>
          <table:table-cell office:value-type="float" office:value="2.23986" calcext:value-type="float">
            <text:p>2.23986</text:p>
          </table:table-cell>
          <table:table-cell office:value-type="float" office:value="2.24053" calcext:value-type="float">
            <text:p>2.24053</text:p>
          </table:table-cell>
          <table:table-cell office:value-type="float" office:value="2.24492" calcext:value-type="float">
            <text:p>2.24492</text:p>
          </table:table-cell>
          <table:table-cell office:value-type="float" office:value="2.24232" calcext:value-type="float">
            <text:p>2.24232</text:p>
          </table:table-cell>
          <table:table-cell office:value-type="float" office:value="2.24191" calcext:value-type="float">
            <text:p>2.24191</text:p>
          </table:table-cell>
          <table:table-cell office:value-type="float" office:value="2.23794" calcext:value-type="float">
            <text:p>2.23794</text:p>
          </table:table-cell>
          <table:table-cell table:style-name="ce2" table:formula="of:=AVERAGE([.O12:.X12])" office:value-type="float" office:value="2.240222" calcext:value-type="float">
            <text:p>2.240222</text:p>
          </table:table-cell>
          <table:table-cell table:formula="of:=STDEV([.O12:.X12])" office:value-type="float" office:value="0.00319029709518651" calcext:value-type="float">
            <text:p>0.003190297095187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848251" calcext:value-type="float">
            <text:p>0.0009848251</text:p>
          </table:table-cell>
          <table:table-cell office:value-type="float" office:value="0.0004736852" calcext:value-type="float">
            <text:p>0.0004736852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42893" calcext:value-type="float">
            <text:p>0.01342893</text:p>
          </table:table-cell>
          <table:table-cell office:value-type="float" office:value="0.005612846" calcext:value-type="float">
            <text:p>0.005612846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415019" calcext:value-type="float">
            <text:p>0.06415019</text:p>
          </table:table-cell>
          <table:table-cell office:value-type="float" office:value="0.02037673" calcext:value-type="float">
            <text:p>0.02037673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90583" calcext:value-type="float">
            <text:p>0.5290583</text:p>
          </table:table-cell>
          <table:table-cell office:value-type="float" office:value="0.2447792" calcext:value-type="float">
            <text:p>0.2447792</text:p>
          </table:table-cell>
          <table:table-cell table:number-columns-repeated="2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28401" calcext:value-type="float">
            <text:p>4.928401</text:p>
          </table:table-cell>
          <table:table-cell office:value-type="float" office:value="2.240222" calcext:value-type="float">
            <text:p>2.240222</text:p>
          </table:table-cell>
          <table:table-cell table:number-columns-repeated="23"/>
        </table:table-row>
      </table:table>
      <table:table table:name="Prime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00165794" calcext:value-type="float">
            <text:p>0.00165794</text:p>
          </table:table-cell>
          <table:table-cell office:value-type="float" office:value="0.00157448" calcext:value-type="float">
            <text:p>0.00157448</text:p>
          </table:table-cell>
          <table:table-cell office:value-type="float" office:value="0.00164344" calcext:value-type="float">
            <text:p>0.00164344</text:p>
          </table:table-cell>
          <table:table-cell office:value-type="float" office:value="0.00150953" calcext:value-type="float">
            <text:p>0.00150953</text:p>
          </table:table-cell>
          <table:table-cell office:value-type="float" office:value="0.00157414" calcext:value-type="float">
            <text:p>0.00157414</text:p>
          </table:table-cell>
          <table:table-cell office:value-type="float" office:value="0.00151415" calcext:value-type="float">
            <text:p>0.00151415</text:p>
          </table:table-cell>
          <table:table-cell office:value-type="float" office:value="0.00161075" calcext:value-type="float">
            <text:p>0.00161075</text:p>
          </table:table-cell>
          <table:table-cell office:value-type="float" office:value="0.00157119" calcext:value-type="float">
            <text:p>0.00157119</text:p>
          </table:table-cell>
          <table:table-cell office:value-type="float" office:value="0.00153082" calcext:value-type="float">
            <text:p>0.00153082</text:p>
          </table:table-cell>
          <table:table-cell office:value-type="float" office:value="0.0015825" calcext:value-type="float">
            <text:p>0.0015825</text:p>
          </table:table-cell>
          <table:table-cell table:formula="of:=AVERAGE([.C9:.L9])" office:value-type="float" office:value="0.001576894" calcext:value-type="float">
            <text:p>0.001576894</text:p>
          </table:table-cell>
          <table:table-cell table:formula="of:=STDEV([.C9:.L9])" office:value-type="float" office:value="0.0000503520486618414" calcext:value-type="float">
            <text:p>5.03520486618414E-05</text:p>
          </table:table-cell>
          <table:table-cell office:value-type="float" office:value="0.00125958" calcext:value-type="float">
            <text:p>0.00125958</text:p>
          </table:table-cell>
          <table:table-cell office:value-type="float" office:value="0.00112982" calcext:value-type="float">
            <text:p>0.00112982</text:p>
          </table:table-cell>
          <table:table-cell office:value-type="float" office:value="0.0012486" calcext:value-type="float">
            <text:p>0.0012486</text:p>
          </table:table-cell>
          <table:table-cell office:value-type="float" office:value="0.00111402" calcext:value-type="float">
            <text:p>0.00111402</text:p>
          </table:table-cell>
          <table:table-cell office:value-type="float" office:value="0.00113375" calcext:value-type="float">
            <text:p>0.00113375</text:p>
          </table:table-cell>
          <table:table-cell office:value-type="float" office:value="0.00111643" calcext:value-type="float">
            <text:p>0.00111643</text:p>
          </table:table-cell>
          <table:table-cell office:value-type="float" office:value="0.00111709" calcext:value-type="float">
            <text:p>0.00111709</text:p>
          </table:table-cell>
          <table:table-cell office:value-type="float" office:value="0.00115013" calcext:value-type="float">
            <text:p>0.00115013</text:p>
          </table:table-cell>
          <table:table-cell office:value-type="float" office:value="0.0011149" calcext:value-type="float">
            <text:p>0.0011149</text:p>
          </table:table-cell>
          <table:table-cell office:value-type="float" office:value="0.00111734" calcext:value-type="float">
            <text:p>0.00111734</text:p>
          </table:table-cell>
          <table:table-cell table:formula="of:=AVERAGE([.O9:.X9])" office:value-type="float" office:value="0.001150166" calcext:value-type="float">
            <text:p>0.001150166</text:p>
          </table:table-cell>
          <table:table-cell table:formula="of:=STDEV([.O9:.X9])" office:value-type="float" office:value="0.0000559801866139559" calcext:value-type="float">
            <text:p>5.59801866139559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0304358" calcext:value-type="float">
            <text:p>0.0304358</text:p>
          </table:table-cell>
          <table:table-cell office:value-type="float" office:value="0.0305193" calcext:value-type="float">
            <text:p>0.0305193</text:p>
          </table:table-cell>
          <table:table-cell office:value-type="float" office:value="0.0304261" calcext:value-type="float">
            <text:p>0.0304261</text:p>
          </table:table-cell>
          <table:table-cell office:value-type="float" office:value="0.0304138" calcext:value-type="float">
            <text:p>0.0304138</text:p>
          </table:table-cell>
          <table:table-cell office:value-type="float" office:value="0.0305051" calcext:value-type="float">
            <text:p>0.0305051</text:p>
          </table:table-cell>
          <table:table-cell office:value-type="float" office:value="0.0301943" calcext:value-type="float">
            <text:p>0.0301943</text:p>
          </table:table-cell>
          <table:table-cell office:value-type="float" office:value="0.0304583" calcext:value-type="float">
            <text:p>0.0304583</text:p>
          </table:table-cell>
          <table:table-cell office:value-type="float" office:value="0.0305302" calcext:value-type="float">
            <text:p>0.0305302</text:p>
          </table:table-cell>
          <table:table-cell office:value-type="float" office:value="0.0303864" calcext:value-type="float">
            <text:p>0.0303864</text:p>
          </table:table-cell>
          <table:table-cell office:value-type="float" office:value="0.0304455" calcext:value-type="float">
            <text:p>0.0304455</text:p>
          </table:table-cell>
          <table:table-cell table:formula="of:=AVERAGE([.C10:.L10])" office:value-type="float" office:value="0.03043148" calcext:value-type="float">
            <text:p>0.03043148</text:p>
          </table:table-cell>
          <table:table-cell table:formula="of:=STDEV([.C10:.L10])" office:value-type="float" office:value="0.0000957081884340795" calcext:value-type="float">
            <text:p>9.57081884340795E-05</text:p>
          </table:table-cell>
          <table:table-cell office:value-type="float" office:value="0.0141486" calcext:value-type="float">
            <text:p>0.0141486</text:p>
          </table:table-cell>
          <table:table-cell office:value-type="float" office:value="0.0141513" calcext:value-type="float">
            <text:p>0.0141513</text:p>
          </table:table-cell>
          <table:table-cell office:value-type="float" office:value="0.014184" calcext:value-type="float">
            <text:p>0.014184</text:p>
          </table:table-cell>
          <table:table-cell office:value-type="float" office:value="0.0142651" calcext:value-type="float">
            <text:p>0.0142651</text:p>
          </table:table-cell>
          <table:table-cell office:value-type="float" office:value="0.0141824" calcext:value-type="float">
            <text:p>0.0141824</text:p>
          </table:table-cell>
          <table:table-cell office:value-type="float" office:value="0.0140339" calcext:value-type="float">
            <text:p>0.0140339</text:p>
          </table:table-cell>
          <table:table-cell office:value-type="float" office:value="0.0141631" calcext:value-type="float">
            <text:p>0.0141631</text:p>
          </table:table-cell>
          <table:table-cell office:value-type="float" office:value="0.0141831" calcext:value-type="float">
            <text:p>0.0141831</text:p>
          </table:table-cell>
          <table:table-cell office:value-type="float" office:value="0.0141632" calcext:value-type="float">
            <text:p>0.0141632</text:p>
          </table:table-cell>
          <table:table-cell office:value-type="float" office:value="0.014144" calcext:value-type="float">
            <text:p>0.014144</text:p>
          </table:table-cell>
          <table:table-cell table:formula="of:=AVERAGE([.O10:.X10])" office:value-type="float" office:value="0.01416187" calcext:value-type="float">
            <text:p>0.01416187</text:p>
          </table:table-cell>
          <table:table-cell table:formula="of:=STDEV([.O10:.X10])" office:value-type="float" office:value="0.0000567696329230884" calcext:value-type="float">
            <text:p>5.67696329230884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.28968" calcext:value-type="float">
            <text:p>0.28968</text:p>
          </table:table-cell>
          <table:table-cell office:value-type="float" office:value="0.289788" calcext:value-type="float">
            <text:p>0.289788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89128" calcext:value-type="float">
            <text:p>0.289128</text:p>
          </table:table-cell>
          <table:table-cell office:value-type="float" office:value="0.289564" calcext:value-type="float">
            <text:p>0.289564</text:p>
          </table:table-cell>
          <table:table-cell office:value-type="float" office:value="0.289558" calcext:value-type="float">
            <text:p>0.289558</text:p>
          </table:table-cell>
          <table:table-cell office:value-type="float" office:value="0.289767" calcext:value-type="float">
            <text:p>0.289767</text:p>
          </table:table-cell>
          <table:table-cell office:value-type="float" office:value="0.290735" calcext:value-type="float">
            <text:p>0.290735</text:p>
          </table:table-cell>
          <table:table-cell office:value-type="float" office:value="0.289158" calcext:value-type="float">
            <text:p>0.289158</text:p>
          </table:table-cell>
          <table:table-cell office:value-type="float" office:value="0.290553" calcext:value-type="float">
            <text:p>0.290553</text:p>
          </table:table-cell>
          <table:table-cell table:formula="of:=AVERAGE([.C11:.L11])" office:value-type="float" office:value="0.2897913" calcext:value-type="float">
            <text:p>0.2897913</text:p>
          </table:table-cell>
          <table:table-cell table:formula="of:=STDEV([.C11:.L11])" office:value-type="float" office:value="0.000523581904873639" calcext:value-type="float">
            <text:p>0.000523581904874</text:p>
          </table:table-cell>
          <table:table-cell office:value-type="float" office:value="0.0960393" calcext:value-type="float">
            <text:p>0.0960393</text:p>
          </table:table-cell>
          <table:table-cell office:value-type="float" office:value="0.096014" calcext:value-type="float">
            <text:p>0.096014</text:p>
          </table:table-cell>
          <table:table-cell office:value-type="float" office:value="0.096007" calcext:value-type="float">
            <text:p>0.096007</text:p>
          </table:table-cell>
          <table:table-cell office:value-type="float" office:value="0.0957055" calcext:value-type="float">
            <text:p>0.0957055</text:p>
          </table:table-cell>
          <table:table-cell office:value-type="float" office:value="0.101107" calcext:value-type="float">
            <text:p>0.101107</text:p>
          </table:table-cell>
          <table:table-cell office:value-type="float" office:value="0.0960688" calcext:value-type="float">
            <text:p>0.0960688</text:p>
          </table:table-cell>
          <table:table-cell office:value-type="float" office:value="0.0960507" calcext:value-type="float">
            <text:p>0.0960507</text:p>
          </table:table-cell>
          <table:table-cell office:value-type="float" office:value="0.0961606" calcext:value-type="float">
            <text:p>0.0961606</text:p>
          </table:table-cell>
          <table:table-cell office:value-type="float" office:value="0.0956336" calcext:value-type="float">
            <text:p>0.0956336</text:p>
          </table:table-cell>
          <table:table-cell office:value-type="float" office:value="0.0959991" calcext:value-type="float">
            <text:p>0.0959991</text:p>
          </table:table-cell>
          <table:table-cell table:formula="of:=AVERAGE([.O11:.X11])" office:value-type="float" office:value="0.09647856" calcext:value-type="float">
            <text:p>0.09647856</text:p>
          </table:table-cell>
          <table:table-cell table:formula="of:=STDEV([.O11:.X11])" office:value-type="float" office:value="0.00163459536494849" calcext:value-type="float">
            <text:p>0.0016345953649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2.63113" calcext:value-type="float">
            <text:p>2.63113</text:p>
          </table:table-cell>
          <table:table-cell office:value-type="float" office:value="2.63145" calcext:value-type="float">
            <text:p>2.63145</text:p>
          </table:table-cell>
          <table:table-cell office:value-type="float" office:value="2.6286" calcext:value-type="float">
            <text:p>2.6286</text:p>
          </table:table-cell>
          <table:table-cell office:value-type="float" office:value="2.6536" calcext:value-type="float">
            <text:p>2.6536</text:p>
          </table:table-cell>
          <table:table-cell office:value-type="float" office:value="2.6313" calcext:value-type="float">
            <text:p>2.6313</text:p>
          </table:table-cell>
          <table:table-cell office:value-type="float" office:value="2.63021" calcext:value-type="float">
            <text:p>2.63021</text:p>
          </table:table-cell>
          <table:table-cell office:value-type="float" office:value="2.62955" calcext:value-type="float">
            <text:p>2.62955</text:p>
          </table:table-cell>
          <table:table-cell office:value-type="float" office:value="2.68436" calcext:value-type="float">
            <text:p>2.68436</text:p>
          </table:table-cell>
          <table:table-cell office:value-type="float" office:value="2.6299" calcext:value-type="float">
            <text:p>2.6299</text:p>
          </table:table-cell>
          <table:table-cell office:value-type="float" office:value="2.63002" calcext:value-type="float">
            <text:p>2.63002</text:p>
          </table:table-cell>
          <table:table-cell table:formula="of:=AVERAGE([.C12:.L12])" office:value-type="float" office:value="2.638012" calcext:value-type="float">
            <text:p>2.638012</text:p>
          </table:table-cell>
          <table:table-cell table:formula="of:=STDEV([.C12:.L12])" office:value-type="float" office:value="0.0178802639801541" calcext:value-type="float">
            <text:p>0.017880263980154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1.27597" calcext:value-type="float">
            <text:p>1.27597</text:p>
          </table:table-cell>
          <table:table-cell office:value-type="float" office:value="1.27855" calcext:value-type="float">
            <text:p>1.27855</text:p>
          </table:table-cell>
          <table:table-cell office:value-type="float" office:value="1.28039" calcext:value-type="float">
            <text:p>1.28039</text:p>
          </table:table-cell>
          <table:table-cell office:value-type="float" office:value="1.27714" calcext:value-type="float">
            <text:p>1.27714</text:p>
          </table:table-cell>
          <table:table-cell office:value-type="float" office:value="1.27987" calcext:value-type="float">
            <text:p>1.27987</text:p>
          </table:table-cell>
          <table:table-cell office:value-type="float" office:value="1.27918" calcext:value-type="float">
            <text:p>1.27918</text:p>
          </table:table-cell>
          <table:table-cell office:value-type="float" office:value="1.30553" calcext:value-type="float">
            <text:p>1.30553</text:p>
          </table:table-cell>
          <table:table-cell office:value-type="float" office:value="1.27924" calcext:value-type="float">
            <text:p>1.27924</text:p>
          </table:table-cell>
          <table:table-cell table:formula="of:=AVERAGE([.O12:.X12])" office:value-type="float" office:value="1.281593" calcext:value-type="float">
            <text:p>1.281593</text:p>
          </table:table-cell>
          <table:table-cell table:formula="of:=STDEV([.O12:.X12])" office:value-type="float" office:value="0.00853276697339277" calcext:value-type="float">
            <text:p>0.00853276697339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22.8438" calcext:value-type="float">
            <text:p>22.8438</text:p>
          </table:table-cell>
          <table:table-cell office:value-type="float" office:value="22.8463" calcext:value-type="float">
            <text:p>22.8463</text:p>
          </table:table-cell>
          <table:table-cell office:value-type="float" office:value="22.8464" calcext:value-type="float">
            <text:p>22.8464</text:p>
          </table:table-cell>
          <table:table-cell office:value-type="float" office:value="22.7744" calcext:value-type="float">
            <text:p>22.7744</text:p>
          </table:table-cell>
          <table:table-cell office:value-type="float" office:value="22.8479" calcext:value-type="float">
            <text:p>22.8479</text:p>
          </table:table-cell>
          <table:table-cell office:value-type="float" office:value="22.8604" calcext:value-type="float">
            <text:p>22.8604</text:p>
          </table:table-cell>
          <table:table-cell office:value-type="float" office:value="22.8351" calcext:value-type="float">
            <text:p>22.8351</text:p>
          </table:table-cell>
          <table:table-cell office:value-type="float" office:value="22.8434" calcext:value-type="float">
            <text:p>22.8434</text:p>
          </table:table-cell>
          <table:table-cell office:value-type="float" office:value="22.8594" calcext:value-type="float">
            <text:p>22.8594</text:p>
          </table:table-cell>
          <table:table-cell office:value-type="float" office:value="22.8522" calcext:value-type="float">
            <text:p>22.8522</text:p>
          </table:table-cell>
          <table:table-cell table:formula="of:=AVERAGE([.C13:.L13])" office:value-type="float" office:value="22.84093" calcext:value-type="float">
            <text:p>22.84093</text:p>
          </table:table-cell>
          <table:table-cell table:formula="of:=STDEV([.C13:.L13])" office:value-type="float" office:value="0.0245609016302106" calcext:value-type="float">
            <text:p>0.024560901630211</text:p>
          </table:table-cell>
          <table:table-cell office:value-type="float" office:value="8.79966" calcext:value-type="float">
            <text:p>8.79966</text:p>
          </table:table-cell>
          <table:table-cell office:value-type="float" office:value="8.79157" calcext:value-type="float">
            <text:p>8.79157</text:p>
          </table:table-cell>
          <table:table-cell office:value-type="float" office:value="8.8449" calcext:value-type="float">
            <text:p>8.8449</text:p>
          </table:table-cell>
          <table:table-cell office:value-type="float" office:value="8.78781" calcext:value-type="float">
            <text:p>8.78781</text:p>
          </table:table-cell>
          <table:table-cell office:value-type="float" office:value="8.78797" calcext:value-type="float">
            <text:p>8.78797</text:p>
          </table:table-cell>
          <table:table-cell office:value-type="float" office:value="8.79785" calcext:value-type="float">
            <text:p>8.79785</text:p>
          </table:table-cell>
          <table:table-cell office:value-type="float" office:value="8.85323" calcext:value-type="float">
            <text:p>8.85323</text:p>
          </table:table-cell>
          <table:table-cell office:value-type="float" office:value="8.79079" calcext:value-type="float">
            <text:p>8.79079</text:p>
          </table:table-cell>
          <table:table-cell office:value-type="float" office:value="8.78916" calcext:value-type="float">
            <text:p>8.78916</text:p>
          </table:table-cell>
          <table:table-cell office:value-type="float" office:value="8.82152" calcext:value-type="float">
            <text:p>8.82152</text:p>
          </table:table-cell>
          <table:table-cell table:formula="of:=AVERAGE([.O13:.X13])" office:value-type="float" office:value="8.806446" calcext:value-type="float">
            <text:p>8.806446</text:p>
          </table:table-cell>
          <table:table-cell table:formula="of:=STDEV([.O13:.X13])" office:value-type="float" office:value="0.0246497551035841" calcext:value-type="float">
            <text:p>0.024649755103584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576894" calcext:value-type="float">
            <text:p>0.001576894</text:p>
          </table:table-cell>
          <table:table-cell office:value-type="float" office:value="0.001150166" calcext:value-type="float">
            <text:p>0.001150166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043148" calcext:value-type="float">
            <text:p>0.03043148</text:p>
          </table:table-cell>
          <table:table-cell office:value-type="float" office:value="0.01416187" calcext:value-type="float">
            <text:p>0.01416187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897913" calcext:value-type="float">
            <text:p>0.2897913</text:p>
          </table:table-cell>
          <table:table-cell office:value-type="float" office:value="0.09647856" calcext:value-type="float">
            <text:p>0.09647856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638012" calcext:value-type="float">
            <text:p>2.638012</text:p>
          </table:table-cell>
          <table:table-cell office:value-type="float" office:value="1.281593" calcext:value-type="float">
            <text:p>1.281593</text:p>
          </table:table-cell>
          <table:table-cell table:number-columns-repeated="2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.84093" calcext:value-type="float">
            <text:p>22.84093</text:p>
          </table:table-cell>
          <table:table-cell office:value-type="float" office:value="8.806446" calcext:value-type="float">
            <text:p>8.806446</text:p>
          </table:table-cell>
          <table:table-cell table:number-columns-repeated="23"/>
        </table:table-row>
      </table:table>
      <table:table table:name="Powers2 - 1D 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/>
          <table:table-cell table:style-name="ce6" office:value-type="float" office:value="0.000009512" calcext:value-type="float">
            <text:p>9.512E-06</text:p>
          </table:table-cell>
          <table:table-cell table:style-name="ce6" office:value-type="float" office:value="0.000009281" calcext:value-type="float">
            <text:p>9.281E-06</text:p>
          </table:table-cell>
          <table:table-cell table:style-name="ce6" office:value-type="float" office:value="0.00000897" calcext:value-type="float">
            <text:p>8.97E-06</text:p>
          </table:table-cell>
          <table:table-cell table:style-name="ce6" office:value-type="float" office:value="0.000009551" calcext:value-type="float">
            <text:p>9.551E-06</text:p>
          </table:table-cell>
          <table:table-cell table:style-name="ce6" office:value-type="float" office:value="0.000010424" calcext:value-type="float">
            <text:p>1.0424E-05</text:p>
          </table:table-cell>
          <table:table-cell table:style-name="ce6" office:value-type="float" office:value="0.00000977" calcext:value-type="float">
            <text:p>9.77E-06</text:p>
          </table:table-cell>
          <table:table-cell table:style-name="ce6" office:value-type="float" office:value="0.000009237" calcext:value-type="float">
            <text:p>9.237E-06</text:p>
          </table:table-cell>
          <table:table-cell table:style-name="ce6" office:value-type="float" office:value="0.000009108" calcext:value-type="float">
            <text:p>9.108E-06</text:p>
          </table:table-cell>
          <table:table-cell table:style-name="ce6" office:value-type="float" office:value="0.000009205" calcext:value-type="float">
            <text:p>9.205E-06</text:p>
          </table:table-cell>
          <table:table-cell table:style-name="ce6" office:value-type="float" office:value="0.000009415" calcext:value-type="float">
            <text:p>9.415E-06</text:p>
          </table:table-cell>
          <table:table-cell table:style-name="ce7" table:formula="of:=AVERAGE([.C9:.L9])" office:value-type="float" office:value="0.0000094473" calcext:value-type="float">
            <text:p>9.4473E-06</text:p>
          </table:table-cell>
          <table:table-cell table:style-name="ce8" table:formula="of:=STDEV([.C9:.L9])" office:value-type="float" office:value="0.000000414674182675722" calcext:value-type="float">
            <text:p>4.14674182675722E-07</text:p>
          </table:table-cell>
          <table:table-cell table:style-name="ce6" office:value-type="float" office:value="0.000021585" calcext:value-type="float">
            <text:p>2.1585E-05</text:p>
          </table:table-cell>
          <table:table-cell table:style-name="ce6" office:value-type="float" office:value="0.000022467" calcext:value-type="float">
            <text:p>2.2467E-05</text:p>
          </table:table-cell>
          <table:table-cell table:style-name="ce6" office:value-type="float" office:value="0.000022069" calcext:value-type="float">
            <text:p>2.2069E-05</text:p>
          </table:table-cell>
          <table:table-cell table:style-name="ce6" office:value-type="float" office:value="0.000024665" calcext:value-type="float">
            <text:p>2.4665E-05</text:p>
          </table:table-cell>
          <table:table-cell table:style-name="ce6" office:value-type="float" office:value="0.000023779" calcext:value-type="float">
            <text:p>2.3779E-05</text:p>
          </table:table-cell>
          <table:table-cell table:style-name="ce6" office:value-type="float" office:value="0.000024202" calcext:value-type="float">
            <text:p>2.4202E-05</text:p>
          </table:table-cell>
          <table:table-cell table:style-name="ce6" office:value-type="float" office:value="0.00002292" calcext:value-type="float">
            <text:p>2.292E-05</text:p>
          </table:table-cell>
          <table:table-cell table:style-name="ce6" office:value-type="float" office:value="0.000023076" calcext:value-type="float">
            <text:p>2.3076E-05</text:p>
          </table:table-cell>
          <table:table-cell table:style-name="ce6" office:value-type="float" office:value="0.000022398" calcext:value-type="float">
            <text:p>2.2398E-05</text:p>
          </table:table-cell>
          <table:table-cell table:style-name="ce6" office:value-type="float" office:value="0.000022588" calcext:value-type="float">
            <text:p>2.2588E-05</text:p>
          </table:table-cell>
          <table:table-cell table:style-name="ce7" table:formula="of:=AVERAGE([.O9:.X9])" office:value-type="float" office:value="0.0000229749" calcext:value-type="float">
            <text:p>2.29749E-05</text:p>
          </table:table-cell>
          <table:table-cell table:style-name="ce8" table:formula="of:=STDEV([.O9:.X9])" office:value-type="float" office:value="0.000000972680654457338" calcext:value-type="float">
            <text:p>9.72680654457338E-07</text:p>
          </table:table-cell>
          <table:table-cell table:style-name="ce6" office:value-type="float" office:value="0.000015446" calcext:value-type="float">
            <text:p>1.5446E-05</text:p>
          </table:table-cell>
          <table:table-cell table:style-name="ce6" office:value-type="float" office:value="0.000014493" calcext:value-type="float">
            <text:p>1.4493E-05</text:p>
          </table:table-cell>
          <table:table-cell table:style-name="ce6" office:value-type="float" office:value="0.000014482" calcext:value-type="float">
            <text:p>1.4482E-05</text:p>
          </table:table-cell>
          <table:table-cell table:style-name="ce6" office:value-type="float" office:value="0.000015089" calcext:value-type="float">
            <text:p>1.5089E-05</text:p>
          </table:table-cell>
          <table:table-cell table:style-name="ce6" office:value-type="float" office:value="0.000013695" calcext:value-type="float">
            <text:p>1.3695E-05</text:p>
          </table:table-cell>
          <table:table-cell table:style-name="ce6" office:value-type="float" office:value="0.000014102" calcext:value-type="float">
            <text:p>1.4102E-05</text:p>
          </table:table-cell>
          <table:table-cell table:style-name="ce6" office:value-type="float" office:value="0.000015443" calcext:value-type="float">
            <text:p>1.5443E-05</text:p>
          </table:table-cell>
          <table:table-cell table:style-name="ce6" office:value-type="float" office:value="0.000014295" calcext:value-type="float">
            <text:p>1.4295E-05</text:p>
          </table:table-cell>
          <table:table-cell table:style-name="ce6" office:value-type="float" office:value="0.000014227" calcext:value-type="float">
            <text:p>1.4227E-05</text:p>
          </table:table-cell>
          <table:table-cell table:style-name="ce6" office:value-type="float" office:value="0.000014438" calcext:value-type="float">
            <text:p>1.4438E-05</text:p>
          </table:table-cell>
          <table:table-cell table:style-name="ce7" table:formula="of:=AVERAGE([.AA9:.AJ9])" office:value-type="float" office:value="0.000014571" calcext:value-type="float">
            <text:p>1.4571E-05</text:p>
          </table:table-cell>
          <table:table-cell table:style-name="ce8" table:formula="of:=STDEV([.AA9:.AJ9])" office:value-type="float" office:value="0.000000578107640880524" calcext:value-type="float">
            <text:p>5.78107640880524E-07</text:p>
          </table:table-cell>
          <table:table-cell table:style-name="ce6" office:value-type="float" office:value="0.000010811" calcext:value-type="float">
            <text:p>1.0811E-05</text:p>
          </table:table-cell>
          <table:table-cell table:style-name="ce6" office:value-type="float" office:value="0.000009733" calcext:value-type="float">
            <text:p>9.733E-06</text:p>
          </table:table-cell>
          <table:table-cell table:style-name="ce6" office:value-type="float" office:value="0.000010322" calcext:value-type="float">
            <text:p>1.0322E-05</text:p>
          </table:table-cell>
          <table:table-cell table:style-name="ce6" office:value-type="float" office:value="0.000009779" calcext:value-type="float">
            <text:p>9.779E-06</text:p>
          </table:table-cell>
          <table:table-cell table:style-name="ce6" office:value-type="float" office:value="0.00001074" calcext:value-type="float">
            <text:p>1.074E-05</text:p>
          </table:table-cell>
          <table:table-cell table:style-name="ce6" office:value-type="float" office:value="0.000009933" calcext:value-type="float">
            <text:p>9.933E-06</text:p>
          </table:table-cell>
          <table:table-cell table:style-name="ce6" office:value-type="float" office:value="0.000009988" calcext:value-type="float">
            <text:p>9.988E-06</text:p>
          </table:table-cell>
          <table:table-cell table:style-name="ce6" office:value-type="float" office:value="0.000010041" calcext:value-type="float">
            <text:p>1.0041E-05</text:p>
          </table:table-cell>
          <table:table-cell table:style-name="ce6" office:value-type="float" office:value="0.000012127" calcext:value-type="float">
            <text:p>1.2127E-05</text:p>
          </table:table-cell>
          <table:table-cell table:style-name="ce6" office:value-type="float" office:value="0.000010078" calcext:value-type="float">
            <text:p>1.0078E-05</text:p>
          </table:table-cell>
          <table:table-cell table:style-name="ce7" table:formula="of:=AVERAGE([.AM9:.AU9])" office:value-type="float" office:value="0.000010386" calcext:value-type="float">
            <text:p>1.0386E-05</text:p>
          </table:table-cell>
          <table:table-cell table:style-name="ce8" table:formula="of:=STDEV([.AM9:.AV9])" office:value-type="float" office:value="0.000000722956245794539" calcext:value-type="float">
            <text:p>7.22956245794539E-07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/>
          <table:table-cell table:style-name="ce6" office:value-type="float" office:value="0.00001838" calcext:value-type="float">
            <text:p>1.838E-05</text:p>
          </table:table-cell>
          <table:table-cell table:style-name="ce6" office:value-type="float" office:value="0.000019501" calcext:value-type="float">
            <text:p>1.9501E-05</text:p>
          </table:table-cell>
          <table:table-cell table:style-name="ce6" office:value-type="float" office:value="0.000018851" calcext:value-type="float">
            <text:p>1.8851E-05</text:p>
          </table:table-cell>
          <table:table-cell table:style-name="ce6" office:value-type="float" office:value="0.00001829" calcext:value-type="float">
            <text:p>1.829E-05</text:p>
          </table:table-cell>
          <table:table-cell table:style-name="ce6" office:value-type="float" office:value="0.000018763" calcext:value-type="float">
            <text:p>1.8763E-05</text:p>
          </table:table-cell>
          <table:table-cell table:style-name="ce6" office:value-type="float" office:value="0.000019339" calcext:value-type="float">
            <text:p>1.9339E-05</text:p>
          </table:table-cell>
          <table:table-cell table:style-name="ce6" office:value-type="float" office:value="0.00002142" calcext:value-type="float">
            <text:p>2.142E-05</text:p>
          </table:table-cell>
          <table:table-cell table:style-name="ce6" office:value-type="float" office:value="0.000019058" calcext:value-type="float">
            <text:p>1.9058E-05</text:p>
          </table:table-cell>
          <table:table-cell table:style-name="ce6" office:value-type="float" office:value="0.000019576" calcext:value-type="float">
            <text:p>1.9576E-05</text:p>
          </table:table-cell>
          <table:table-cell table:style-name="ce6" office:value-type="float" office:value="0.000019154" calcext:value-type="float">
            <text:p>1.9154E-05</text:p>
          </table:table-cell>
          <table:table-cell table:style-name="ce7" table:formula="of:=AVERAGE([.C10:.L10])" office:value-type="float" office:value="0.0000192332" calcext:value-type="float">
            <text:p>1.92332E-05</text:p>
          </table:table-cell>
          <table:table-cell table:style-name="ce8" table:formula="of:=STDEV([.C10:.L10])" office:value-type="float" office:value="0.000000882183251308303" calcext:value-type="float">
            <text:p>8.82183251308303E-07</text:p>
          </table:table-cell>
          <table:table-cell table:style-name="ce6" office:value-type="float" office:value="0.000033985" calcext:value-type="float">
            <text:p>3.3985E-05</text:p>
          </table:table-cell>
          <table:table-cell table:style-name="ce6" office:value-type="float" office:value="0.000034634" calcext:value-type="float">
            <text:p>3.4634E-05</text:p>
          </table:table-cell>
          <table:table-cell table:style-name="ce6" office:value-type="float" office:value="0.000033264" calcext:value-type="float">
            <text:p>3.3264E-05</text:p>
          </table:table-cell>
          <table:table-cell table:style-name="ce6" office:value-type="float" office:value="0.00003517" calcext:value-type="float">
            <text:p>3.517E-05</text:p>
          </table:table-cell>
          <table:table-cell table:style-name="ce6" office:value-type="float" office:value="0.000035398" calcext:value-type="float">
            <text:p>3.5398E-05</text:p>
          </table:table-cell>
          <table:table-cell table:style-name="ce6" office:value-type="float" office:value="0.000034873" calcext:value-type="float">
            <text:p>3.4873E-05</text:p>
          </table:table-cell>
          <table:table-cell table:style-name="ce6" office:value-type="float" office:value="0.000036609" calcext:value-type="float">
            <text:p>3.6609E-05</text:p>
          </table:table-cell>
          <table:table-cell table:style-name="ce6" office:value-type="float" office:value="0.000034088" calcext:value-type="float">
            <text:p>3.4088E-05</text:p>
          </table:table-cell>
          <table:table-cell table:style-name="ce6" office:value-type="float" office:value="0.000034034" calcext:value-type="float">
            <text:p>3.4034E-05</text:p>
          </table:table-cell>
          <table:table-cell table:style-name="ce6" office:value-type="float" office:value="0.000033931" calcext:value-type="float">
            <text:p>3.3931E-05</text:p>
          </table:table-cell>
          <table:table-cell table:style-name="ce7" table:formula="of:=AVERAGE([.O10:.X10])" office:value-type="float" office:value="0.0000345986" calcext:value-type="float">
            <text:p>3.45986E-05</text:p>
          </table:table-cell>
          <table:table-cell table:style-name="ce8" table:formula="of:=STDEV([.O10:.X10])" office:value-type="float" office:value="0.000000958391731554019" calcext:value-type="float">
            <text:p>9.58391731554019E-07</text:p>
          </table:table-cell>
          <table:table-cell table:style-name="ce6" office:value-type="float" office:value="0.000019797" calcext:value-type="float">
            <text:p>1.9797E-05</text:p>
          </table:table-cell>
          <table:table-cell table:style-name="ce6" office:value-type="float" office:value="0.000021867" calcext:value-type="float">
            <text:p>2.1867E-05</text:p>
          </table:table-cell>
          <table:table-cell table:style-name="ce6" office:value-type="float" office:value="0.000020522" calcext:value-type="float">
            <text:p>2.0522E-05</text:p>
          </table:table-cell>
          <table:table-cell table:style-name="ce6" office:value-type="float" office:value="0.000019967" calcext:value-type="float">
            <text:p>1.9967E-05</text:p>
          </table:table-cell>
          <table:table-cell table:style-name="ce6" office:value-type="float" office:value="0.000024668" calcext:value-type="float">
            <text:p>2.4668E-05</text:p>
          </table:table-cell>
          <table:table-cell table:style-name="ce6" office:value-type="float" office:value="0.000024356" calcext:value-type="float">
            <text:p>2.4356E-05</text:p>
          </table:table-cell>
          <table:table-cell table:style-name="ce6" office:value-type="float" office:value="0.000024946" calcext:value-type="float">
            <text:p>2.4946E-05</text:p>
          </table:table-cell>
          <table:table-cell table:style-name="ce6" office:value-type="float" office:value="0.000024755" calcext:value-type="float">
            <text:p>2.4755E-05</text:p>
          </table:table-cell>
          <table:table-cell table:style-name="ce6" office:value-type="float" office:value="0.000020374" calcext:value-type="float">
            <text:p>2.0374E-05</text:p>
          </table:table-cell>
          <table:table-cell table:style-name="ce6" office:value-type="float" office:value="0.000024997" calcext:value-type="float">
            <text:p>2.4997E-05</text:p>
          </table:table-cell>
          <table:table-cell table:style-name="ce7" table:formula="of:=AVERAGE([.AA10:.AJ10])" office:value-type="float" office:value="0.0000226249" calcext:value-type="float">
            <text:p>2.26249E-05</text:p>
          </table:table-cell>
          <table:table-cell table:style-name="ce8" table:formula="of:=STDEV([.AA10:.AJ10])" office:value-type="float" office:value="0.00000230572372104244" calcext:value-type="float">
            <text:p>2.30572372104244E-06</text:p>
          </table:table-cell>
          <table:table-cell table:style-name="ce6" office:value-type="float" office:value="0.000020603" calcext:value-type="float">
            <text:p>2.0603E-05</text:p>
          </table:table-cell>
          <table:table-cell table:style-name="ce6" office:value-type="float" office:value="0.000020532" calcext:value-type="float">
            <text:p>2.0532E-05</text:p>
          </table:table-cell>
          <table:table-cell table:style-name="ce6" office:value-type="float" office:value="0.000019854" calcext:value-type="float">
            <text:p>1.9854E-05</text:p>
          </table:table-cell>
          <table:table-cell table:style-name="ce6" office:value-type="float" office:value="0.000020106" calcext:value-type="float">
            <text:p>2.0106E-05</text:p>
          </table:table-cell>
          <table:table-cell table:style-name="ce6" office:value-type="float" office:value="0.000020751" calcext:value-type="float">
            <text:p>2.0751E-05</text:p>
          </table:table-cell>
          <table:table-cell table:style-name="ce6" office:value-type="float" office:value="0.000021314" calcext:value-type="float">
            <text:p>2.1314E-05</text:p>
          </table:table-cell>
          <table:table-cell table:style-name="ce6" office:value-type="float" office:value="0.00002128" calcext:value-type="float">
            <text:p>2.128E-05</text:p>
          </table:table-cell>
          <table:table-cell table:style-name="ce6" office:value-type="float" office:value="0.00002095" calcext:value-type="float">
            <text:p>2.095E-05</text:p>
          </table:table-cell>
          <table:table-cell table:style-name="ce6" office:value-type="float" office:value="0.000019769" calcext:value-type="float">
            <text:p>1.9769E-05</text:p>
          </table:table-cell>
          <table:table-cell table:style-name="ce6" office:value-type="float" office:value="0.000019877" calcext:value-type="float">
            <text:p>1.9877E-05</text:p>
          </table:table-cell>
          <table:table-cell table:style-name="ce7" table:formula="of:=AVERAGE([.AM10:.AU10])" office:value-type="float" office:value="0.0000205732222222222" calcext:value-type="float">
            <text:p>2.05732222222222E-05</text:p>
          </table:table-cell>
          <table:table-cell table:style-name="ce8" table:formula="of:=STDEV([.AM10:.AV10])" office:value-type="float" office:value="0.000000581477275757378" calcext:value-type="float">
            <text:p>5.81477275757378E-07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/>
          <table:table-cell table:style-name="ce6" office:value-type="float" office:value="0.000064725" calcext:value-type="float">
            <text:p>6.4725E-05</text:p>
          </table:table-cell>
          <table:table-cell table:style-name="ce6" office:value-type="float" office:value="0.000064772" calcext:value-type="float">
            <text:p>6.4772E-05</text:p>
          </table:table-cell>
          <table:table-cell table:style-name="ce6" office:value-type="float" office:value="0.000065774" calcext:value-type="float">
            <text:p>6.5774E-05</text:p>
          </table:table-cell>
          <table:table-cell table:style-name="ce6" office:value-type="float" office:value="0.000065203" calcext:value-type="float">
            <text:p>6.5203E-05</text:p>
          </table:table-cell>
          <table:table-cell table:style-name="ce6" office:value-type="float" office:value="0.000065535" calcext:value-type="float">
            <text:p>6.5535E-05</text:p>
          </table:table-cell>
          <table:table-cell table:style-name="ce6" office:value-type="float" office:value="0.000065844" calcext:value-type="float">
            <text:p>6.5844E-05</text:p>
          </table:table-cell>
          <table:table-cell table:style-name="ce6" office:value-type="float" office:value="0.00006806" calcext:value-type="float">
            <text:p>6.806E-05</text:p>
          </table:table-cell>
          <table:table-cell table:style-name="ce6" office:value-type="float" office:value="0.00007588" calcext:value-type="float">
            <text:p>7.588E-05</text:p>
          </table:table-cell>
          <table:table-cell table:style-name="ce6" office:value-type="float" office:value="0.000068535" calcext:value-type="float">
            <text:p>6.8535E-05</text:p>
          </table:table-cell>
          <table:table-cell table:style-name="ce6" office:value-type="float" office:value="0.000066876" calcext:value-type="float">
            <text:p>6.6876E-05</text:p>
          </table:table-cell>
          <table:table-cell table:style-name="ce7" table:formula="of:=AVERAGE([.C11:.L11])" office:value-type="float" office:value="0.0000671204" calcext:value-type="float">
            <text:p>6.71204E-05</text:p>
          </table:table-cell>
          <table:table-cell table:style-name="ce8" table:formula="of:=STDEV([.C11:.L11])" office:value-type="float" office:value="0.00000334263858517656" calcext:value-type="float">
            <text:p>3.34263858517656E-06</text:p>
          </table:table-cell>
          <table:table-cell table:style-name="ce6" office:value-type="float" office:value="0.00008304" calcext:value-type="float">
            <text:p>8.304E-05</text:p>
          </table:table-cell>
          <table:table-cell table:style-name="ce6" office:value-type="float" office:value="0.000078415" calcext:value-type="float">
            <text:p>7.8415E-05</text:p>
          </table:table-cell>
          <table:table-cell table:style-name="ce6" office:value-type="float" office:value="0.000079456" calcext:value-type="float">
            <text:p>7.9456E-05</text:p>
          </table:table-cell>
          <table:table-cell table:style-name="ce6" office:value-type="float" office:value="0.000094361" calcext:value-type="float">
            <text:p>9.4361E-05</text:p>
          </table:table-cell>
          <table:table-cell table:style-name="ce6" office:value-type="float" office:value="0.000083888" calcext:value-type="float">
            <text:p>8.3888E-05</text:p>
          </table:table-cell>
          <table:table-cell table:style-name="ce6" office:value-type="float" office:value="0.000083845" calcext:value-type="float">
            <text:p>8.3845E-05</text:p>
          </table:table-cell>
          <table:table-cell table:style-name="ce6" office:value-type="float" office:value="0.00008075" calcext:value-type="float">
            <text:p>8.075E-05</text:p>
          </table:table-cell>
          <table:table-cell table:style-name="ce6" office:value-type="float" office:value="0.000080546" calcext:value-type="float">
            <text:p>8.0546E-05</text:p>
          </table:table-cell>
          <table:table-cell table:style-name="ce6" office:value-type="float" office:value="0.000082972" calcext:value-type="float">
            <text:p>8.2972E-05</text:p>
          </table:table-cell>
          <table:table-cell table:style-name="ce6" office:value-type="float" office:value="0.000111743" calcext:value-type="float">
            <text:p>0.000111743</text:p>
          </table:table-cell>
          <table:table-cell table:style-name="ce7" table:formula="of:=AVERAGE([.O11:.X11])" office:value-type="float" office:value="0.0000859016" calcext:value-type="float">
            <text:p>8.59016E-05</text:p>
          </table:table-cell>
          <table:table-cell table:style-name="ce8" table:formula="of:=STDEV([.O11:.X11])" office:value-type="float" office:value="0.0000100951653687407" calcext:value-type="float">
            <text:p>1.00951653687407E-05</text:p>
          </table:table-cell>
          <table:table-cell table:style-name="ce6" office:value-type="float" office:value="0.000060932" calcext:value-type="float">
            <text:p>6.0932E-05</text:p>
          </table:table-cell>
          <table:table-cell table:style-name="ce6" office:value-type="float" office:value="0.000082421" calcext:value-type="float">
            <text:p>8.2421E-05</text:p>
          </table:table-cell>
          <table:table-cell table:style-name="ce6" office:value-type="float" office:value="0.000057793" calcext:value-type="float">
            <text:p>5.7793E-05</text:p>
          </table:table-cell>
          <table:table-cell table:style-name="ce6" office:value-type="float" office:value="0.000058767" calcext:value-type="float">
            <text:p>5.8767E-05</text:p>
          </table:table-cell>
          <table:table-cell table:style-name="ce6" office:value-type="float" office:value="0.000059029" calcext:value-type="float">
            <text:p>5.9029E-05</text:p>
          </table:table-cell>
          <table:table-cell table:style-name="ce6" office:value-type="float" office:value="0.000083214" calcext:value-type="float">
            <text:p>8.3214E-05</text:p>
          </table:table-cell>
          <table:table-cell table:style-name="ce6" office:value-type="float" office:value="0.000058054" calcext:value-type="float">
            <text:p>5.8054E-05</text:p>
          </table:table-cell>
          <table:table-cell table:style-name="ce6" office:value-type="float" office:value="0.000059755" calcext:value-type="float">
            <text:p>5.9755E-05</text:p>
          </table:table-cell>
          <table:table-cell table:style-name="ce6" office:value-type="float" office:value="0.000060981" calcext:value-type="float">
            <text:p>6.0981E-05</text:p>
          </table:table-cell>
          <table:table-cell table:style-name="ce6" office:value-type="float" office:value="0.000057948" calcext:value-type="float">
            <text:p>5.7948E-05</text:p>
          </table:table-cell>
          <table:table-cell table:style-name="ce7" table:formula="of:=AVERAGE([.AA11:.AJ11])" office:value-type="float" office:value="0.0000638894" calcext:value-type="float">
            <text:p>6.38894E-05</text:p>
          </table:table-cell>
          <table:table-cell table:style-name="ce8" table:formula="of:=STDEV([.AA11:.AJ11])" office:value-type="float" office:value="0.0000100417977717582" calcext:value-type="float">
            <text:p>1.00417977717582E-05</text:p>
          </table:table-cell>
          <table:table-cell table:style-name="ce6" office:value-type="float" office:value="0.000056403" calcext:value-type="float">
            <text:p>5.6403E-05</text:p>
          </table:table-cell>
          <table:table-cell table:style-name="ce6" office:value-type="float" office:value="0.000056179" calcext:value-type="float">
            <text:p>5.6179E-05</text:p>
          </table:table-cell>
          <table:table-cell table:style-name="ce6" office:value-type="float" office:value="0.00005634" calcext:value-type="float">
            <text:p>5.634E-05</text:p>
          </table:table-cell>
          <table:table-cell table:style-name="ce6" office:value-type="float" office:value="0.000070189" calcext:value-type="float">
            <text:p>7.0189E-05</text:p>
          </table:table-cell>
          <table:table-cell table:style-name="ce6" office:value-type="float" office:value="0.000059809" calcext:value-type="float">
            <text:p>5.9809E-05</text:p>
          </table:table-cell>
          <table:table-cell table:style-name="ce6" office:value-type="float" office:value="0.000057995" calcext:value-type="float">
            <text:p>5.7995E-05</text:p>
          </table:table-cell>
          <table:table-cell table:style-name="ce6" office:value-type="float" office:value="0.000061363" calcext:value-type="float">
            <text:p>6.1363E-05</text:p>
          </table:table-cell>
          <table:table-cell table:style-name="ce6" office:value-type="float" office:value="0.000081318" calcext:value-type="float">
            <text:p>8.1318E-05</text:p>
          </table:table-cell>
          <table:table-cell table:style-name="ce6" office:value-type="float" office:value="0.000056669" calcext:value-type="float">
            <text:p>5.6669E-05</text:p>
          </table:table-cell>
          <table:table-cell table:style-name="ce6" office:value-type="float" office:value="0.000060462" calcext:value-type="float">
            <text:p>6.0462E-05</text:p>
          </table:table-cell>
          <table:table-cell table:style-name="ce7" table:formula="of:=AVERAGE([.AM11:.AU11])" office:value-type="float" office:value="0.0000618072222222222" calcext:value-type="float">
            <text:p>6.18072222222222E-05</text:p>
          </table:table-cell>
          <table:table-cell table:style-name="ce8" table:formula="of:=STDEV([.AM11:.AV11])" office:value-type="float" office:value="0.00000808600246035635" calcext:value-type="float">
            <text:p>8.08600246035635E-0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/>
          <table:table-cell table:style-name="ce6" office:value-type="float" office:value="0.000279109" calcext:value-type="float">
            <text:p>0.000279109</text:p>
          </table:table-cell>
          <table:table-cell table:style-name="ce6" office:value-type="float" office:value="0.000271452" calcext:value-type="float">
            <text:p>0.000271452</text:p>
          </table:table-cell>
          <table:table-cell table:style-name="ce6" office:value-type="float" office:value="0.000272429" calcext:value-type="float">
            <text:p>0.000272429</text:p>
          </table:table-cell>
          <table:table-cell table:style-name="ce6" office:value-type="float" office:value="0.000283288" calcext:value-type="float">
            <text:p>0.000283288</text:p>
          </table:table-cell>
          <table:table-cell table:style-name="ce6" office:value-type="float" office:value="0.000272431" calcext:value-type="float">
            <text:p>0.000272431</text:p>
          </table:table-cell>
          <table:table-cell table:style-name="ce6" office:value-type="float" office:value="0.000270121" calcext:value-type="float">
            <text:p>0.000270121</text:p>
          </table:table-cell>
          <table:table-cell table:style-name="ce6" office:value-type="float" office:value="0.000270473" calcext:value-type="float">
            <text:p>0.000270473</text:p>
          </table:table-cell>
          <table:table-cell table:style-name="ce6" office:value-type="float" office:value="0.000273478" calcext:value-type="float">
            <text:p>0.000273478</text:p>
          </table:table-cell>
          <table:table-cell table:style-name="ce6" office:value-type="float" office:value="0.000286849" calcext:value-type="float">
            <text:p>0.000286849</text:p>
          </table:table-cell>
          <table:table-cell table:style-name="ce6" office:value-type="float" office:value="0.00026882" calcext:value-type="float">
            <text:p>0.00026882</text:p>
          </table:table-cell>
          <table:table-cell table:style-name="ce7" table:formula="of:=AVERAGE([.C12:.L12])" office:value-type="float" office:value="0.000274845" calcext:value-type="float">
            <text:p>0.000274845</text:p>
          </table:table-cell>
          <table:table-cell table:style-name="ce8" table:formula="of:=STDEV([.C12:.L12])" office:value-type="float" office:value="0.00000611318007804995" calcext:value-type="float">
            <text:p>6.11318007804995E-06</text:p>
          </table:table-cell>
          <table:table-cell table:style-name="ce6" office:value-type="float" office:value="0.000381532" calcext:value-type="float">
            <text:p>0.000381532</text:p>
          </table:table-cell>
          <table:table-cell table:style-name="ce6" office:value-type="float" office:value="0.000366261" calcext:value-type="float">
            <text:p>0.000366261</text:p>
          </table:table-cell>
          <table:table-cell table:style-name="ce6" office:value-type="float" office:value="0.000410436" calcext:value-type="float">
            <text:p>0.000410436</text:p>
          </table:table-cell>
          <table:table-cell table:style-name="ce6" office:value-type="float" office:value="0.000382622" calcext:value-type="float">
            <text:p>0.000382622</text:p>
          </table:table-cell>
          <table:table-cell table:style-name="ce6" office:value-type="float" office:value="0.00037307" calcext:value-type="float">
            <text:p>0.00037307</text:p>
          </table:table-cell>
          <table:table-cell table:style-name="ce6" office:value-type="float" office:value="0.000371622" calcext:value-type="float">
            <text:p>0.000371622</text:p>
          </table:table-cell>
          <table:table-cell table:style-name="ce6" office:value-type="float" office:value="0.000371982" calcext:value-type="float">
            <text:p>0.000371982</text:p>
          </table:table-cell>
          <table:table-cell table:style-name="ce6" office:value-type="float" office:value="0.000370807" calcext:value-type="float">
            <text:p>0.000370807</text:p>
          </table:table-cell>
          <table:table-cell table:style-name="ce6" office:value-type="float" office:value="0.000407624" calcext:value-type="float">
            <text:p>0.000407624</text:p>
          </table:table-cell>
          <table:table-cell table:style-name="ce6" office:value-type="float" office:value="0.000380382" calcext:value-type="float">
            <text:p>0.000380382</text:p>
          </table:table-cell>
          <table:table-cell table:style-name="ce7" table:formula="of:=AVERAGE([.O12:.X12])" office:value-type="float" office:value="0.0003816338" calcext:value-type="float">
            <text:p>0.0003816338</text:p>
          </table:table-cell>
          <table:table-cell table:style-name="ce8" table:formula="of:=STDEV([.O12:.X12])" office:value-type="float" office:value="0.0000153763373676713" calcext:value-type="float">
            <text:p>1.53763373676713E-05</text:p>
          </table:table-cell>
          <table:table-cell table:style-name="ce6" office:value-type="float" office:value="0.000213387" calcext:value-type="float">
            <text:p>0.000213387</text:p>
          </table:table-cell>
          <table:table-cell table:style-name="ce6" office:value-type="float" office:value="0.000218889" calcext:value-type="float">
            <text:p>0.000218889</text:p>
          </table:table-cell>
          <table:table-cell table:style-name="ce6" office:value-type="float" office:value="0.000212072" calcext:value-type="float">
            <text:p>0.000212072</text:p>
          </table:table-cell>
          <table:table-cell table:style-name="ce6" office:value-type="float" office:value="0.000211047" calcext:value-type="float">
            <text:p>0.000211047</text:p>
          </table:table-cell>
          <table:table-cell table:style-name="ce6" office:value-type="float" office:value="0.000231992" calcext:value-type="float">
            <text:p>0.000231992</text:p>
          </table:table-cell>
          <table:table-cell table:style-name="ce6" office:value-type="float" office:value="0.00021741" calcext:value-type="float">
            <text:p>0.00021741</text:p>
          </table:table-cell>
          <table:table-cell table:style-name="ce6" office:value-type="float" office:value="0.000221534" calcext:value-type="float">
            <text:p>0.000221534</text:p>
          </table:table-cell>
          <table:table-cell table:style-name="ce6" office:value-type="float" office:value="0.000220447" calcext:value-type="float">
            <text:p>0.000220447</text:p>
          </table:table-cell>
          <table:table-cell table:style-name="ce6" office:value-type="float" office:value="0.000215428" calcext:value-type="float">
            <text:p>0.000215428</text:p>
          </table:table-cell>
          <table:table-cell table:style-name="ce6" office:value-type="float" office:value="0.000264233" calcext:value-type="float">
            <text:p>0.000264233</text:p>
          </table:table-cell>
          <table:table-cell table:style-name="ce7" table:formula="of:=AVERAGE([.AA12:.AJ12])" office:value-type="float" office:value="0.0002226439" calcext:value-type="float">
            <text:p>0.0002226439</text:p>
          </table:table-cell>
          <table:table-cell table:style-name="ce8" table:formula="of:=STDEV([.AA12:.AJ12])" office:value-type="float" office:value="0.0000158064825411039" calcext:value-type="float">
            <text:p>1.58064825411039E-05</text:p>
          </table:table-cell>
          <table:table-cell table:style-name="ce6" office:value-type="float" office:value="0.00024677" calcext:value-type="float">
            <text:p>0.00024677</text:p>
          </table:table-cell>
          <table:table-cell table:style-name="ce6" office:value-type="float" office:value="0.000267744" calcext:value-type="float">
            <text:p>0.000267744</text:p>
          </table:table-cell>
          <table:table-cell table:style-name="ce6" office:value-type="float" office:value="0.000259402" calcext:value-type="float">
            <text:p>0.000259402</text:p>
          </table:table-cell>
          <table:table-cell table:style-name="ce6" office:value-type="float" office:value="0.00026108" calcext:value-type="float">
            <text:p>0.00026108</text:p>
          </table:table-cell>
          <table:table-cell table:style-name="ce6" office:value-type="float" office:value="0.000240746" calcext:value-type="float">
            <text:p>0.000240746</text:p>
          </table:table-cell>
          <table:table-cell table:style-name="ce6" office:value-type="float" office:value="0.00028529" calcext:value-type="float">
            <text:p>0.00028529</text:p>
          </table:table-cell>
          <table:table-cell table:style-name="ce6" office:value-type="float" office:value="0.000248172" calcext:value-type="float">
            <text:p>0.000248172</text:p>
          </table:table-cell>
          <table:table-cell table:style-name="ce6" office:value-type="float" office:value="0.000242721" calcext:value-type="float">
            <text:p>0.000242721</text:p>
          </table:table-cell>
          <table:table-cell table:style-name="ce6" office:value-type="float" office:value="0.000294441" calcext:value-type="float">
            <text:p>0.000294441</text:p>
          </table:table-cell>
          <table:table-cell table:style-name="ce6" office:value-type="float" office:value="0.000247207" calcext:value-type="float">
            <text:p>0.000247207</text:p>
          </table:table-cell>
          <table:table-cell table:style-name="ce7" table:formula="of:=AVERAGE([.AM12:.AU12])" office:value-type="float" office:value="0.000260707333333333" calcext:value-type="float">
            <text:p>0.000260707333333</text:p>
          </table:table-cell>
          <table:table-cell table:style-name="ce8" table:formula="of:=STDEV([.AM12:.AV12])" office:value-type="float" office:value="0.0000183515218203347" calcext:value-type="float">
            <text:p>1.83515218203347E-05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/>
          <table:table-cell table:style-name="ce6" office:value-type="float" office:value="0.0014779" calcext:value-type="float">
            <text:p>0.0014779</text:p>
          </table:table-cell>
          <table:table-cell table:style-name="ce6" office:value-type="float" office:value="0.00144374" calcext:value-type="float">
            <text:p>0.00144374</text:p>
          </table:table-cell>
          <table:table-cell table:style-name="ce6" office:value-type="float" office:value="0.00146993" calcext:value-type="float">
            <text:p>0.00146993</text:p>
          </table:table-cell>
          <table:table-cell table:style-name="ce6" office:value-type="float" office:value="0.00148253" calcext:value-type="float">
            <text:p>0.00148253</text:p>
          </table:table-cell>
          <table:table-cell table:style-name="ce6" office:value-type="float" office:value="0.00144584" calcext:value-type="float">
            <text:p>0.00144584</text:p>
          </table:table-cell>
          <table:table-cell table:style-name="ce6" office:value-type="float" office:value="0.00154383" calcext:value-type="float">
            <text:p>0.00154383</text:p>
          </table:table-cell>
          <table:table-cell table:style-name="ce6" office:value-type="float" office:value="0.00148183" calcext:value-type="float">
            <text:p>0.00148183</text:p>
          </table:table-cell>
          <table:table-cell table:style-name="ce6" office:value-type="float" office:value="0.00150858" calcext:value-type="float">
            <text:p>0.00150858</text:p>
          </table:table-cell>
          <table:table-cell table:style-name="ce6" office:value-type="float" office:value="0.00143781" calcext:value-type="float">
            <text:p>0.00143781</text:p>
          </table:table-cell>
          <table:table-cell table:style-name="ce6" office:value-type="float" office:value="0.00145941" calcext:value-type="float">
            <text:p>0.00145941</text:p>
          </table:table-cell>
          <table:table-cell table:style-name="ce7" table:formula="of:=AVERAGE([.C13:.L13])" office:value-type="float" office:value="0.00147514" calcext:value-type="float">
            <text:p>0.00147514</text:p>
          </table:table-cell>
          <table:table-cell table:style-name="ce8" table:formula="of:=STDEV([.C13:.L13])" office:value-type="float" office:value="0.0000324141454032375" calcext:value-type="float">
            <text:p>3.24141454032375E-05</text:p>
          </table:table-cell>
          <table:table-cell table:style-name="ce6" office:value-type="float" office:value="0.00180917" calcext:value-type="float">
            <text:p>0.00180917</text:p>
          </table:table-cell>
          <table:table-cell table:style-name="ce6" office:value-type="float" office:value="0.00176912" calcext:value-type="float">
            <text:p>0.00176912</text:p>
          </table:table-cell>
          <table:table-cell table:style-name="ce6" office:value-type="float" office:value="0.0017688" calcext:value-type="float">
            <text:p>0.0017688</text:p>
          </table:table-cell>
          <table:table-cell table:style-name="ce6" office:value-type="float" office:value="0.00180153" calcext:value-type="float">
            <text:p>0.00180153</text:p>
          </table:table-cell>
          <table:table-cell table:style-name="ce6" office:value-type="float" office:value="0.00176817" calcext:value-type="float">
            <text:p>0.00176817</text:p>
          </table:table-cell>
          <table:table-cell table:style-name="ce6" office:value-type="float" office:value="0.00186816" calcext:value-type="float">
            <text:p>0.00186816</text:p>
          </table:table-cell>
          <table:table-cell table:style-name="ce6" office:value-type="float" office:value="0.00180882" calcext:value-type="float">
            <text:p>0.00180882</text:p>
          </table:table-cell>
          <table:table-cell table:style-name="ce6" office:value-type="float" office:value="0.00180365" calcext:value-type="float">
            <text:p>0.00180365</text:p>
          </table:table-cell>
          <table:table-cell table:style-name="ce6" office:value-type="float" office:value="0.00175892" calcext:value-type="float">
            <text:p>0.00175892</text:p>
          </table:table-cell>
          <table:table-cell table:style-name="ce6" office:value-type="float" office:value="0.00179992" calcext:value-type="float">
            <text:p>0.00179992</text:p>
          </table:table-cell>
          <table:table-cell table:style-name="ce7" table:formula="of:=AVERAGE([.O13:.X13])" office:value-type="float" office:value="0.001795626" calcext:value-type="float">
            <text:p>0.001795626</text:p>
          </table:table-cell>
          <table:table-cell table:style-name="ce8" table:formula="of:=STDEV([.O13:.X13])" office:value-type="float" office:value="0.0000320758608440816" calcext:value-type="float">
            <text:p>3.20758608440816E-05</text:p>
          </table:table-cell>
          <table:table-cell table:style-name="ce6" office:value-type="float" office:value="0.00063676" calcext:value-type="float">
            <text:p>0.00063676</text:p>
          </table:table-cell>
          <table:table-cell table:style-name="ce6" office:value-type="float" office:value="0.000638409" calcext:value-type="float">
            <text:p>0.000638409</text:p>
          </table:table-cell>
          <table:table-cell table:style-name="ce6" office:value-type="float" office:value="0.000643015" calcext:value-type="float">
            <text:p>0.000643015</text:p>
          </table:table-cell>
          <table:table-cell table:style-name="ce6" office:value-type="float" office:value="0.000643459" calcext:value-type="float">
            <text:p>0.000643459</text:p>
          </table:table-cell>
          <table:table-cell table:style-name="ce6" office:value-type="float" office:value="0.000677879" calcext:value-type="float">
            <text:p>0.000677879</text:p>
          </table:table-cell>
          <table:table-cell table:style-name="ce6" office:value-type="float" office:value="0.000717705" calcext:value-type="float">
            <text:p>0.000717705</text:p>
          </table:table-cell>
          <table:table-cell table:style-name="ce6" office:value-type="float" office:value="0.000677335" calcext:value-type="float">
            <text:p>0.000677335</text:p>
          </table:table-cell>
          <table:table-cell table:style-name="ce6" office:value-type="float" office:value="0.000678303" calcext:value-type="float">
            <text:p>0.000678303</text:p>
          </table:table-cell>
          <table:table-cell table:style-name="ce6" office:value-type="float" office:value="0.000641553" calcext:value-type="float">
            <text:p>0.000641553</text:p>
          </table:table-cell>
          <table:table-cell table:style-name="ce6" office:value-type="float" office:value="0.00069368" calcext:value-type="float">
            <text:p>0.00069368</text:p>
          </table:table-cell>
          <table:table-cell table:style-name="ce7" table:formula="of:=AVERAGE([.AA13:.AJ13])" office:value-type="float" office:value="0.0006648098" calcext:value-type="float">
            <text:p>0.0006648098</text:p>
          </table:table-cell>
          <table:table-cell table:style-name="ce8" table:formula="of:=STDEV([.AA13:.AJ13])" office:value-type="float" office:value="0.0000280806060705407" calcext:value-type="float">
            <text:p>2.80806060705407E-05</text:p>
          </table:table-cell>
          <table:table-cell table:style-name="ce6" office:value-type="float" office:value="0.00111601" calcext:value-type="float">
            <text:p>0.00111601</text:p>
          </table:table-cell>
          <table:table-cell table:style-name="ce6" office:value-type="float" office:value="0.00107204" calcext:value-type="float">
            <text:p>0.00107204</text:p>
          </table:table-cell>
          <table:table-cell table:style-name="ce6" office:value-type="float" office:value="0.00108135" calcext:value-type="float">
            <text:p>0.00108135</text:p>
          </table:table-cell>
          <table:table-cell table:style-name="ce6" office:value-type="float" office:value="0.00107356" calcext:value-type="float">
            <text:p>0.00107356</text:p>
          </table:table-cell>
          <table:table-cell table:style-name="ce6" office:value-type="float" office:value="0.00115384" calcext:value-type="float">
            <text:p>0.00115384</text:p>
          </table:table-cell>
          <table:table-cell table:style-name="ce6" office:value-type="float" office:value="0.00107484" calcext:value-type="float">
            <text:p>0.00107484</text:p>
          </table:table-cell>
          <table:table-cell table:style-name="ce6" office:value-type="float" office:value="0.00113937" calcext:value-type="float">
            <text:p>0.00113937</text:p>
          </table:table-cell>
          <table:table-cell table:style-name="ce6" office:value-type="float" office:value="0.00112767" calcext:value-type="float">
            <text:p>0.00112767</text:p>
          </table:table-cell>
          <table:table-cell table:style-name="ce6" office:value-type="float" office:value="0.0010936" calcext:value-type="float">
            <text:p>0.0010936</text:p>
          </table:table-cell>
          <table:table-cell table:style-name="ce6" office:value-type="float" office:value="0.00112772" calcext:value-type="float">
            <text:p>0.00112772</text:p>
          </table:table-cell>
          <table:table-cell table:style-name="ce7" table:formula="of:=AVERAGE([.AM13:.AU13])" office:value-type="float" office:value="0.00110358666666667" calcext:value-type="float">
            <text:p>0.001103586666667</text:p>
          </table:table-cell>
          <table:table-cell table:style-name="ce8" table:formula="of:=STDEV([.AM13:.AV13])" office:value-type="float" office:value="0.0000305172686996869" calcext:value-type="float">
            <text:p>3.05172686996869E-0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/>
          <table:table-cell table:style-name="ce6" office:value-type="float" office:value="0.00691416" calcext:value-type="float">
            <text:p>0.00691416</text:p>
          </table:table-cell>
          <table:table-cell table:style-name="ce6" office:value-type="float" office:value="0.00683644" calcext:value-type="float">
            <text:p>0.00683644</text:p>
          </table:table-cell>
          <table:table-cell table:style-name="ce6" office:value-type="float" office:value="0.00694837" calcext:value-type="float">
            <text:p>0.00694837</text:p>
          </table:table-cell>
          <table:table-cell table:style-name="ce6" office:value-type="float" office:value="0.0068467" calcext:value-type="float">
            <text:p>0.0068467</text:p>
          </table:table-cell>
          <table:table-cell table:style-name="ce6" office:value-type="float" office:value="0.00686253" calcext:value-type="float">
            <text:p>0.00686253</text:p>
          </table:table-cell>
          <table:table-cell table:style-name="ce6" office:value-type="float" office:value="0.00687487" calcext:value-type="float">
            <text:p>0.00687487</text:p>
          </table:table-cell>
          <table:table-cell table:style-name="ce6" office:value-type="float" office:value="0.00691238" calcext:value-type="float">
            <text:p>0.00691238</text:p>
          </table:table-cell>
          <table:table-cell table:style-name="ce6" office:value-type="float" office:value="0.00683531" calcext:value-type="float">
            <text:p>0.00683531</text:p>
          </table:table-cell>
          <table:table-cell table:style-name="ce6" office:value-type="float" office:value="0.00687231" calcext:value-type="float">
            <text:p>0.00687231</text:p>
          </table:table-cell>
          <table:table-cell table:style-name="ce6" office:value-type="float" office:value="0.00692416" calcext:value-type="float">
            <text:p>0.00692416</text:p>
          </table:table-cell>
          <table:table-cell table:style-name="ce7" table:formula="of:=AVERAGE([.C14:.L14])" office:value-type="float" office:value="0.006882723" calcext:value-type="float">
            <text:p>0.006882723</text:p>
          </table:table-cell>
          <table:table-cell table:style-name="ce8" table:formula="of:=STDEV([.C14:.L14])" office:value-type="float" office:value="0.0000396652644149905" calcext:value-type="float">
            <text:p>3.96652644149905E-05</text:p>
          </table:table-cell>
          <table:table-cell table:style-name="ce6" office:value-type="float" office:value="0.00873642" calcext:value-type="float">
            <text:p>0.00873642</text:p>
          </table:table-cell>
          <table:table-cell table:style-name="ce6" office:value-type="float" office:value="0.00869131" calcext:value-type="float">
            <text:p>0.00869131</text:p>
          </table:table-cell>
          <table:table-cell table:style-name="ce6" office:value-type="float" office:value="0.00885281" calcext:value-type="float">
            <text:p>0.00885281</text:p>
          </table:table-cell>
          <table:table-cell table:style-name="ce6" office:value-type="float" office:value="0.00863021" calcext:value-type="float">
            <text:p>0.00863021</text:p>
          </table:table-cell>
          <table:table-cell table:style-name="ce6" office:value-type="float" office:value="0.00862885" calcext:value-type="float">
            <text:p>0.00862885</text:p>
          </table:table-cell>
          <table:table-cell table:style-name="ce6" office:value-type="float" office:value="0.00862121" calcext:value-type="float">
            <text:p>0.00862121</text:p>
          </table:table-cell>
          <table:table-cell table:style-name="ce6" office:value-type="float" office:value="0.00871839" calcext:value-type="float">
            <text:p>0.00871839</text:p>
          </table:table-cell>
          <table:table-cell table:style-name="ce6" office:value-type="float" office:value="0.00863062" calcext:value-type="float">
            <text:p>0.00863062</text:p>
          </table:table-cell>
          <table:table-cell table:style-name="ce6" office:value-type="float" office:value="0.0086831" calcext:value-type="float">
            <text:p>0.0086831</text:p>
          </table:table-cell>
          <table:table-cell table:style-name="ce6" office:value-type="float" office:value="0.00872808" calcext:value-type="float">
            <text:p>0.00872808</text:p>
          </table:table-cell>
          <table:table-cell table:style-name="ce7" table:formula="of:=AVERAGE([.O14:.X14])" office:value-type="float" office:value="0.0086921" calcext:value-type="float">
            <text:p>0.0086921</text:p>
          </table:table-cell>
          <table:table-cell table:style-name="ce8" table:formula="of:=STDEV([.O14:.X14])" office:value-type="float" office:value="0.0000718759983119075" calcext:value-type="float">
            <text:p>7.18759983119075E-05</text:p>
          </table:table-cell>
          <table:table-cell table:style-name="ce6" office:value-type="float" office:value="0.002736" calcext:value-type="float">
            <text:p>0.002736</text:p>
          </table:table-cell>
          <table:table-cell table:style-name="ce6" office:value-type="float" office:value="0.00274669" calcext:value-type="float">
            <text:p>0.00274669</text:p>
          </table:table-cell>
          <table:table-cell table:style-name="ce6" office:value-type="float" office:value="0.00267731" calcext:value-type="float">
            <text:p>0.00267731</text:p>
          </table:table-cell>
          <table:table-cell table:style-name="ce6" office:value-type="float" office:value="0.00278938" calcext:value-type="float">
            <text:p>0.00278938</text:p>
          </table:table-cell>
          <table:table-cell table:style-name="ce6" office:value-type="float" office:value="0.00277031" calcext:value-type="float">
            <text:p>0.00277031</text:p>
          </table:table-cell>
          <table:table-cell table:style-name="ce6" office:value-type="float" office:value="0.00267745" calcext:value-type="float">
            <text:p>0.00267745</text:p>
          </table:table-cell>
          <table:table-cell table:style-name="ce6" office:value-type="float" office:value="0.00266131" calcext:value-type="float">
            <text:p>0.00266131</text:p>
          </table:table-cell>
          <table:table-cell table:style-name="ce6" office:value-type="float" office:value="0.00273544" calcext:value-type="float">
            <text:p>0.00273544</text:p>
          </table:table-cell>
          <table:table-cell table:style-name="ce6" office:value-type="float" office:value="0.00277096" calcext:value-type="float">
            <text:p>0.00277096</text:p>
          </table:table-cell>
          <table:table-cell table:style-name="ce6" office:value-type="float" office:value="0.00271842" calcext:value-type="float">
            <text:p>0.00271842</text:p>
          </table:table-cell>
          <table:table-cell table:style-name="ce7" table:formula="of:=AVERAGE([.AA14:.AJ14])" office:value-type="float" office:value="0.002728327" calcext:value-type="float">
            <text:p>0.002728327</text:p>
          </table:table-cell>
          <table:table-cell table:style-name="ce8" table:formula="of:=STDEV([.AA14:.AJ14])" office:value-type="float" office:value="0.000044139820281062" calcext:value-type="float">
            <text:p>4.4139820281062E-05</text:p>
          </table:table-cell>
          <table:table-cell table:style-name="ce6" office:value-type="float" office:value="0.00524009" calcext:value-type="float">
            <text:p>0.00524009</text:p>
          </table:table-cell>
          <table:table-cell table:style-name="ce6" office:value-type="float" office:value="0.00522598" calcext:value-type="float">
            <text:p>0.00522598</text:p>
          </table:table-cell>
          <table:table-cell table:style-name="ce6" office:value-type="float" office:value="0.00534269" calcext:value-type="float">
            <text:p>0.00534269</text:p>
          </table:table-cell>
          <table:table-cell table:style-name="ce6" office:value-type="float" office:value="0.00523188" calcext:value-type="float">
            <text:p>0.00523188</text:p>
          </table:table-cell>
          <table:table-cell table:style-name="ce6" office:value-type="float" office:value="0.00522525" calcext:value-type="float">
            <text:p>0.00522525</text:p>
          </table:table-cell>
          <table:table-cell table:style-name="ce6" office:value-type="float" office:value="0.00532316" calcext:value-type="float">
            <text:p>0.00532316</text:p>
          </table:table-cell>
          <table:table-cell table:style-name="ce6" office:value-type="float" office:value="0.00529812" calcext:value-type="float">
            <text:p>0.00529812</text:p>
          </table:table-cell>
          <table:table-cell table:style-name="ce6" office:value-type="float" office:value="0.00524319" calcext:value-type="float">
            <text:p>0.00524319</text:p>
          </table:table-cell>
          <table:table-cell table:style-name="ce6" office:value-type="float" office:value="0.00526855" calcext:value-type="float">
            <text:p>0.00526855</text:p>
          </table:table-cell>
          <table:table-cell table:style-name="ce6" office:value-type="float" office:value="0.00526418" calcext:value-type="float">
            <text:p>0.00526418</text:p>
          </table:table-cell>
          <table:table-cell table:style-name="ce7" table:formula="of:=AVERAGE([.AM14:.AU14])" office:value-type="float" office:value="0.00526654555555556" calcext:value-type="float">
            <text:p>0.005266545555556</text:p>
          </table:table-cell>
          <table:table-cell table:style-name="ce8" table:formula="of:=STDEV([.AM14:.AV14])" office:value-type="float" office:value="0.000041908813300095" calcext:value-type="float">
            <text:p>4.1908813300095E-05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/>
          <table:table-cell table:style-name="ce6" office:value-type="float" office:value="0.0286997" calcext:value-type="float">
            <text:p>0.0286997</text:p>
          </table:table-cell>
          <table:table-cell table:style-name="ce6" office:value-type="float" office:value="0.0285098" calcext:value-type="float">
            <text:p>0.0285098</text:p>
          </table:table-cell>
          <table:table-cell table:style-name="ce6" office:value-type="float" office:value="0.0287558" calcext:value-type="float">
            <text:p>0.0287558</text:p>
          </table:table-cell>
          <table:table-cell table:style-name="ce6" office:value-type="float" office:value="0.0288084" calcext:value-type="float">
            <text:p>0.0288084</text:p>
          </table:table-cell>
          <table:table-cell table:style-name="ce6" office:value-type="float" office:value="0.0290973" calcext:value-type="float">
            <text:p>0.0290973</text:p>
          </table:table-cell>
          <table:table-cell table:style-name="ce6" office:value-type="float" office:value="0.0289368" calcext:value-type="float">
            <text:p>0.0289368</text:p>
          </table:table-cell>
          <table:table-cell table:style-name="ce6" office:value-type="float" office:value="0.0291657" calcext:value-type="float">
            <text:p>0.0291657</text:p>
          </table:table-cell>
          <table:table-cell table:style-name="ce6" office:value-type="float" office:value="0.028841" calcext:value-type="float">
            <text:p>0.028841</text:p>
          </table:table-cell>
          <table:table-cell table:style-name="ce6" office:value-type="float" office:value="0.0295016" calcext:value-type="float">
            <text:p>0.0295016</text:p>
          </table:table-cell>
          <table:table-cell table:style-name="ce6" office:value-type="float" office:value="0.0291679" calcext:value-type="float">
            <text:p>0.0291679</text:p>
          </table:table-cell>
          <table:table-cell table:style-name="ce7" table:formula="of:=AVERAGE([.C15:.L15])" office:value-type="float" office:value="0.0289484" calcext:value-type="float">
            <text:p>0.0289484</text:p>
          </table:table-cell>
          <table:table-cell table:style-name="ce8" table:formula="of:=STDEV([.C15:.L15])" office:value-type="float" office:value="0.000287940333325423" calcext:value-type="float">
            <text:p>0.000287940333325</text:p>
          </table:table-cell>
          <table:table-cell table:style-name="ce6" office:value-type="float" office:value="0.0563369" calcext:value-type="float">
            <text:p>0.0563369</text:p>
          </table:table-cell>
          <table:table-cell table:style-name="ce6" office:value-type="float" office:value="0.0559893" calcext:value-type="float">
            <text:p>0.0559893</text:p>
          </table:table-cell>
          <table:table-cell table:style-name="ce6" office:value-type="float" office:value="0.0568139" calcext:value-type="float">
            <text:p>0.0568139</text:p>
          </table:table-cell>
          <table:table-cell table:style-name="ce6" office:value-type="float" office:value="0.0564277" calcext:value-type="float">
            <text:p>0.0564277</text:p>
          </table:table-cell>
          <table:table-cell table:style-name="ce6" office:value-type="float" office:value="0.0566831" calcext:value-type="float">
            <text:p>0.0566831</text:p>
          </table:table-cell>
          <table:table-cell table:style-name="ce6" office:value-type="float" office:value="0.0567866" calcext:value-type="float">
            <text:p>0.0567866</text:p>
          </table:table-cell>
          <table:table-cell table:style-name="ce6" office:value-type="float" office:value="0.0572757" calcext:value-type="float">
            <text:p>0.0572757</text:p>
          </table:table-cell>
          <table:table-cell table:style-name="ce6" office:value-type="float" office:value="0.0562933" calcext:value-type="float">
            <text:p>0.0562933</text:p>
          </table:table-cell>
          <table:table-cell table:style-name="ce6" office:value-type="float" office:value="0.0570114" calcext:value-type="float">
            <text:p>0.0570114</text:p>
          </table:table-cell>
          <table:table-cell table:style-name="ce6" office:value-type="float" office:value="0.0573324" calcext:value-type="float">
            <text:p>0.0573324</text:p>
          </table:table-cell>
          <table:table-cell table:style-name="ce7" table:formula="of:=AVERAGE([.O15:.X15])" office:value-type="float" office:value="0.05669503" calcext:value-type="float">
            <text:p>0.05669503</text:p>
          </table:table-cell>
          <table:table-cell table:style-name="ce8" table:formula="of:=STDEV([.O15:.X15])" office:value-type="float" office:value="0.000437839374530077" calcext:value-type="float">
            <text:p>0.00043783937453</text:p>
          </table:table-cell>
          <table:table-cell table:style-name="ce6" office:value-type="float" office:value="0.0120988" calcext:value-type="float">
            <text:p>0.0120988</text:p>
          </table:table-cell>
          <table:table-cell table:style-name="ce6" office:value-type="float" office:value="0.0121449" calcext:value-type="float">
            <text:p>0.0121449</text:p>
          </table:table-cell>
          <table:table-cell table:style-name="ce6" office:value-type="float" office:value="0.0122123" calcext:value-type="float">
            <text:p>0.0122123</text:p>
          </table:table-cell>
          <table:table-cell table:style-name="ce6" office:value-type="float" office:value="0.0121482" calcext:value-type="float">
            <text:p>0.0121482</text:p>
          </table:table-cell>
          <table:table-cell table:style-name="ce6" office:value-type="float" office:value="0.0121569" calcext:value-type="float">
            <text:p>0.0121569</text:p>
          </table:table-cell>
          <table:table-cell table:style-name="ce6" office:value-type="float" office:value="0.0122544" calcext:value-type="float">
            <text:p>0.0122544</text:p>
          </table:table-cell>
          <table:table-cell table:style-name="ce6" office:value-type="float" office:value="0.0122195" calcext:value-type="float">
            <text:p>0.0122195</text:p>
          </table:table-cell>
          <table:table-cell table:style-name="ce6" office:value-type="float" office:value="0.0122023" calcext:value-type="float">
            <text:p>0.0122023</text:p>
          </table:table-cell>
          <table:table-cell table:style-name="ce6" office:value-type="float" office:value="0.0121461" calcext:value-type="float">
            <text:p>0.0121461</text:p>
          </table:table-cell>
          <table:table-cell table:style-name="ce6" office:value-type="float" office:value="0.0121918" calcext:value-type="float">
            <text:p>0.0121918</text:p>
          </table:table-cell>
          <table:table-cell table:style-name="ce7" table:formula="of:=AVERAGE([.AA15:.AJ15])" office:value-type="float" office:value="0.01217752" calcext:value-type="float">
            <text:p>0.01217752</text:p>
          </table:table-cell>
          <table:table-cell table:style-name="ce8" table:formula="of:=STDEV([.AA15:.AJ15])" office:value-type="float" office:value="0.0000462282212987306" calcext:value-type="float">
            <text:p>4.62282212987306E-05</text:p>
          </table:table-cell>
          <table:table-cell table:style-name="ce6" office:value-type="float" office:value="0.0213641" calcext:value-type="float">
            <text:p>0.0213641</text:p>
          </table:table-cell>
          <table:table-cell table:style-name="ce6" office:value-type="float" office:value="0.0213414" calcext:value-type="float">
            <text:p>0.0213414</text:p>
          </table:table-cell>
          <table:table-cell table:style-name="ce6" office:value-type="float" office:value="0.021381" calcext:value-type="float">
            <text:p>0.021381</text:p>
          </table:table-cell>
          <table:table-cell table:style-name="ce6" office:value-type="float" office:value="0.0214091" calcext:value-type="float">
            <text:p>0.0214091</text:p>
          </table:table-cell>
          <table:table-cell table:style-name="ce6" office:value-type="float" office:value="0.0217218" calcext:value-type="float">
            <text:p>0.0217218</text:p>
          </table:table-cell>
          <table:table-cell table:style-name="ce6" office:value-type="float" office:value="0.0216315" calcext:value-type="float">
            <text:p>0.0216315</text:p>
          </table:table-cell>
          <table:table-cell table:style-name="ce6" office:value-type="float" office:value="0.0217922" calcext:value-type="float">
            <text:p>0.0217922</text:p>
          </table:table-cell>
          <table:table-cell table:style-name="ce6" office:value-type="float" office:value="0.0214646" calcext:value-type="float">
            <text:p>0.0214646</text:p>
          </table:table-cell>
          <table:table-cell table:style-name="ce6" office:value-type="float" office:value="0.0214637" calcext:value-type="float">
            <text:p>0.0214637</text:p>
          </table:table-cell>
          <table:table-cell table:style-name="ce6" office:value-type="float" office:value="0.0212924" calcext:value-type="float">
            <text:p>0.0212924</text:p>
          </table:table-cell>
          <table:table-cell table:style-name="ce7" table:formula="of:=AVERAGE([.AM15:.AU15])" office:value-type="float" office:value="0.0215077111111111" calcext:value-type="float">
            <text:p>0.021507711111111</text:p>
          </table:table-cell>
          <table:table-cell table:style-name="ce8" table:formula="of:=STDEV([.AM15:.AV15])" office:value-type="float" office:value="0.00017051347160855" calcext:value-type="float">
            <text:p>0.000170513471609</text:p>
          </table:table-cell>
        </table:table-row>
        <table:table-row table:style-name="ro1">
          <table:table-cell table:style-name="ce5" office:value-type="float" office:value="4194304" calcext:value-type="float">
            <text:p>4194304</text:p>
          </table:table-cell>
          <table:table-cell/>
          <table:table-cell table:style-name="ce6" office:value-type="float" office:value="0.167583" calcext:value-type="float">
            <text:p>0.167583</text:p>
          </table:table-cell>
          <table:table-cell table:style-name="ce6" office:value-type="float" office:value="0.171172" calcext:value-type="float">
            <text:p>0.171172</text:p>
          </table:table-cell>
          <table:table-cell table:style-name="ce6" office:value-type="float" office:value="0.169633" calcext:value-type="float">
            <text:p>0.169633</text:p>
          </table:table-cell>
          <table:table-cell table:style-name="ce6" office:value-type="float" office:value="0.170653" calcext:value-type="float">
            <text:p>0.170653</text:p>
          </table:table-cell>
          <table:table-cell table:style-name="ce6" office:value-type="float" office:value="0.170111" calcext:value-type="float">
            <text:p>0.170111</text:p>
          </table:table-cell>
          <table:table-cell table:style-name="ce6" office:value-type="float" office:value="0.170263" calcext:value-type="float">
            <text:p>0.170263</text:p>
          </table:table-cell>
          <table:table-cell table:style-name="ce6" office:value-type="float" office:value="0.172113" calcext:value-type="float">
            <text:p>0.172113</text:p>
          </table:table-cell>
          <table:table-cell table:style-name="ce6" office:value-type="float" office:value="0.165284" calcext:value-type="float">
            <text:p>0.165284</text:p>
          </table:table-cell>
          <table:table-cell table:style-name="ce6" office:value-type="float" office:value="0.168174" calcext:value-type="float">
            <text:p>0.168174</text:p>
          </table:table-cell>
          <table:table-cell table:style-name="ce6" office:value-type="float" office:value="0.165751" calcext:value-type="float">
            <text:p>0.165751</text:p>
          </table:table-cell>
          <table:table-cell table:style-name="ce7" table:formula="of:=AVERAGE([.C16:.L16])" office:value-type="float" office:value="0.1690737" calcext:value-type="float">
            <text:p>0.1690737</text:p>
          </table:table-cell>
          <table:table-cell table:style-name="ce8" table:formula="of:=STDEV([.C16:.L16])" office:value-type="float" office:value="0.00229423059240154" calcext:value-type="float">
            <text:p>0.002294230592402</text:p>
          </table:table-cell>
          <table:table-cell table:style-name="ce6" office:value-type="float" office:value="0.662805" calcext:value-type="float">
            <text:p>0.662805</text:p>
          </table:table-cell>
          <table:table-cell table:style-name="ce6" office:value-type="float" office:value="0.663567" calcext:value-type="float">
            <text:p>0.663567</text:p>
          </table:table-cell>
          <table:table-cell table:style-name="ce6" office:value-type="float" office:value="0.664163" calcext:value-type="float">
            <text:p>0.664163</text:p>
          </table:table-cell>
          <table:table-cell table:style-name="ce6" office:value-type="float" office:value="0.662191" calcext:value-type="float">
            <text:p>0.662191</text:p>
          </table:table-cell>
          <table:table-cell table:style-name="ce6" office:value-type="float" office:value="0.6832" calcext:value-type="float">
            <text:p>0.6832</text:p>
          </table:table-cell>
          <table:table-cell table:style-name="ce6" office:value-type="float" office:value="0.661468" calcext:value-type="float">
            <text:p>0.661468</text:p>
          </table:table-cell>
          <table:table-cell table:style-name="ce6" office:value-type="float" office:value="0.663231" calcext:value-type="float">
            <text:p>0.663231</text:p>
          </table:table-cell>
          <table:table-cell table:style-name="ce6" office:value-type="float" office:value="0.663581" calcext:value-type="float">
            <text:p>0.663581</text:p>
          </table:table-cell>
          <table:table-cell table:style-name="ce6" office:value-type="float" office:value="0.662258" calcext:value-type="float">
            <text:p>0.662258</text:p>
          </table:table-cell>
          <table:table-cell table:style-name="ce6" office:value-type="float" office:value="0.663743" calcext:value-type="float">
            <text:p>0.663743</text:p>
          </table:table-cell>
          <table:table-cell table:style-name="ce7" table:formula="of:=AVERAGE([.O16:.X16])" office:value-type="float" office:value="0.6650207" calcext:value-type="float">
            <text:p>0.6650207</text:p>
          </table:table-cell>
          <table:table-cell table:style-name="ce8" table:formula="of:=STDEV([.O16:.X16])" office:value-type="float" office:value="0.00644131489423292" calcext:value-type="float">
            <text:p>0.006441314894233</text:p>
          </table:table-cell>
          <table:table-cell table:style-name="ce6" office:value-type="float" office:value="0.071315" calcext:value-type="float">
            <text:p>0.071315</text:p>
          </table:table-cell>
          <table:table-cell table:style-name="ce6" office:value-type="float" office:value="0.0717223" calcext:value-type="float">
            <text:p>0.0717223</text:p>
          </table:table-cell>
          <table:table-cell table:style-name="ce6" office:value-type="float" office:value="0.071592" calcext:value-type="float">
            <text:p>0.071592</text:p>
          </table:table-cell>
          <table:table-cell table:style-name="ce6" office:value-type="float" office:value="0.0719962" calcext:value-type="float">
            <text:p>0.0719962</text:p>
          </table:table-cell>
          <table:table-cell table:style-name="ce6" office:value-type="float" office:value="0.0703105" calcext:value-type="float">
            <text:p>0.0703105</text:p>
          </table:table-cell>
          <table:table-cell table:style-name="ce6" office:value-type="float" office:value="0.0708249" calcext:value-type="float">
            <text:p>0.0708249</text:p>
          </table:table-cell>
          <table:table-cell table:style-name="ce6" office:value-type="float" office:value="0.0714229" calcext:value-type="float">
            <text:p>0.0714229</text:p>
          </table:table-cell>
          <table:table-cell table:style-name="ce6" office:value-type="float" office:value="0.0711469" calcext:value-type="float">
            <text:p>0.0711469</text:p>
          </table:table-cell>
          <table:table-cell table:style-name="ce6" office:value-type="float" office:value="0.0680924" calcext:value-type="float">
            <text:p>0.0680924</text:p>
          </table:table-cell>
          <table:table-cell table:style-name="ce6" office:value-type="float" office:value="0.0708333" calcext:value-type="float">
            <text:p>0.0708333</text:p>
          </table:table-cell>
          <table:table-cell table:style-name="ce7" table:formula="of:=AVERAGE([.AA16:.AJ16])" office:value-type="float" office:value="0.07092564" calcext:value-type="float">
            <text:p>0.07092564</text:p>
          </table:table-cell>
          <table:table-cell table:style-name="ce8" table:formula="of:=STDEV([.AA16:.AJ16])" office:value-type="float" office:value="0.00111040270792978" calcext:value-type="float">
            <text:p>0.00111040270793</text:p>
          </table:table-cell>
          <table:table-cell table:style-name="ce6" office:value-type="float" office:value="0.177503" calcext:value-type="float">
            <text:p>0.177503</text:p>
          </table:table-cell>
          <table:table-cell table:style-name="ce6" office:value-type="float" office:value="0.178452" calcext:value-type="float">
            <text:p>0.178452</text:p>
          </table:table-cell>
          <table:table-cell table:style-name="ce6" office:value-type="float" office:value="0.177647" calcext:value-type="float">
            <text:p>0.177647</text:p>
          </table:table-cell>
          <table:table-cell table:style-name="ce6" office:value-type="float" office:value="0.177764" calcext:value-type="float">
            <text:p>0.177764</text:p>
          </table:table-cell>
          <table:table-cell table:style-name="ce6" office:value-type="float" office:value="0.177372" calcext:value-type="float">
            <text:p>0.177372</text:p>
          </table:table-cell>
          <table:table-cell table:style-name="ce6" office:value-type="float" office:value="0.17774" calcext:value-type="float">
            <text:p>0.17774</text:p>
          </table:table-cell>
          <table:table-cell table:style-name="ce6" office:value-type="float" office:value="0.178157" calcext:value-type="float">
            <text:p>0.178157</text:p>
          </table:table-cell>
          <table:table-cell table:style-name="ce6" office:value-type="float" office:value="0.177717" calcext:value-type="float">
            <text:p>0.177717</text:p>
          </table:table-cell>
          <table:table-cell table:style-name="ce6" office:value-type="float" office:value="0.177748" calcext:value-type="float">
            <text:p>0.177748</text:p>
          </table:table-cell>
          <table:table-cell table:style-name="ce6" office:value-type="float" office:value="0.177461" calcext:value-type="float">
            <text:p>0.177461</text:p>
          </table:table-cell>
          <table:table-cell table:style-name="ce7" table:formula="of:=AVERAGE([.AM16:.AU16])" office:value-type="float" office:value="0.177788888888889" calcext:value-type="float">
            <text:p>0.177788888888889</text:p>
          </table:table-cell>
          <table:table-cell table:style-name="ce8" table:formula="of:=STDEV([.AM16:.AV16])" office:value-type="float" office:value="0.000326171887200598" calcext:value-type="float">
            <text:p>0.000326171887201</text:p>
          </table:table-cell>
        </table:table-row>
        <table:table-row table:style-name="ro1">
          <table:table-cell table:style-name="ce5" office:value-type="float" office:value="16777216" calcext:value-type="float">
            <text:p>16777216</text:p>
          </table:table-cell>
          <table:table-cell/>
          <table:table-cell table:style-name="ce6" office:value-type="float" office:value="1.01278" calcext:value-type="float">
            <text:p>1.01278</text:p>
          </table:table-cell>
          <table:table-cell table:style-name="ce6" office:value-type="float" office:value="1.01491" calcext:value-type="float">
            <text:p>1.01491</text:p>
          </table:table-cell>
          <table:table-cell table:style-name="ce6" office:value-type="float" office:value="1.01264" calcext:value-type="float">
            <text:p>1.01264</text:p>
          </table:table-cell>
          <table:table-cell table:style-name="ce6" office:value-type="float" office:value="1.01926" calcext:value-type="float">
            <text:p>1.01926</text:p>
          </table:table-cell>
          <table:table-cell table:style-name="ce6" office:value-type="float" office:value="1.01092" calcext:value-type="float">
            <text:p>1.01092</text:p>
          </table:table-cell>
          <table:table-cell table:style-name="ce6" office:value-type="float" office:value="1.01549" calcext:value-type="float">
            <text:p>1.01549</text:p>
          </table:table-cell>
          <table:table-cell table:style-name="ce6" office:value-type="float" office:value="1.01383" calcext:value-type="float">
            <text:p>1.01383</text:p>
          </table:table-cell>
          <table:table-cell table:style-name="ce6" office:value-type="float" office:value="1.01386" calcext:value-type="float">
            <text:p>1.01386</text:p>
          </table:table-cell>
          <table:table-cell table:style-name="ce6" office:value-type="float" office:value="1.01137" calcext:value-type="float">
            <text:p>1.01137</text:p>
          </table:table-cell>
          <table:table-cell table:style-name="ce6" office:value-type="float" office:value="1.01248" calcext:value-type="float">
            <text:p>1.01248</text:p>
          </table:table-cell>
          <table:table-cell table:style-name="ce7" table:formula="of:=AVERAGE([.C17:.L17])" office:value-type="float" office:value="1.013754" calcext:value-type="float">
            <text:p>1.013754</text:p>
          </table:table-cell>
          <table:table-cell table:style-name="ce8" table:formula="of:=STDEV([.C17:.L17])" office:value-type="float" office:value="0.00240856896194492" calcext:value-type="float">
            <text:p>0.002408568961945</text:p>
          </table:table-cell>
          <table:table-cell table:style-name="ce6" office:value-type="float" office:value="3.34838" calcext:value-type="float">
            <text:p>3.34838</text:p>
          </table:table-cell>
          <table:table-cell table:style-name="ce6" office:value-type="float" office:value="3.36136" calcext:value-type="float">
            <text:p>3.36136</text:p>
          </table:table-cell>
          <table:table-cell table:style-name="ce6" office:value-type="float" office:value="3.36083" calcext:value-type="float">
            <text:p>3.36083</text:p>
          </table:table-cell>
          <table:table-cell table:style-name="ce6" office:value-type="float" office:value="3.3552" calcext:value-type="float">
            <text:p>3.3552</text:p>
          </table:table-cell>
          <table:table-cell table:style-name="ce6" office:value-type="float" office:value="3.36081" calcext:value-type="float">
            <text:p>3.36081</text:p>
          </table:table-cell>
          <table:table-cell table:style-name="ce6" office:value-type="float" office:value="3.34408" calcext:value-type="float">
            <text:p>3.34408</text:p>
          </table:table-cell>
          <table:table-cell table:style-name="ce6" office:value-type="float" office:value="3.35127" calcext:value-type="float">
            <text:p>3.35127</text:p>
          </table:table-cell>
          <table:table-cell table:style-name="ce6" office:value-type="float" office:value="3.38613" calcext:value-type="float">
            <text:p>3.38613</text:p>
          </table:table-cell>
          <table:table-cell table:style-name="ce6" office:value-type="float" office:value="3.36117" calcext:value-type="float">
            <text:p>3.36117</text:p>
          </table:table-cell>
          <table:table-cell table:style-name="ce6" office:value-type="float" office:value="3.35963" calcext:value-type="float">
            <text:p>3.35963</text:p>
          </table:table-cell>
          <table:table-cell table:style-name="ce7" table:formula="of:=AVERAGE([.O17:.X17])" office:value-type="float" office:value="3.358886" calcext:value-type="float">
            <text:p>3.358886</text:p>
          </table:table-cell>
          <table:table-cell table:style-name="ce8" table:formula="of:=STDEV([.O17:.X17])" office:value-type="float" office:value="0.0113665739976672" calcext:value-type="float">
            <text:p>0.011366573997667</text:p>
          </table:table-cell>
          <table:table-cell table:style-name="ce6" office:value-type="float" office:value="0.328872" calcext:value-type="float">
            <text:p>0.328872</text:p>
          </table:table-cell>
          <table:table-cell table:style-name="ce6" office:value-type="float" office:value="0.329649" calcext:value-type="float">
            <text:p>0.329649</text:p>
          </table:table-cell>
          <table:table-cell table:style-name="ce6" office:value-type="float" office:value="0.328859" calcext:value-type="float">
            <text:p>0.328859</text:p>
          </table:table-cell>
          <table:table-cell table:style-name="ce6" office:value-type="float" office:value="0.327938" calcext:value-type="float">
            <text:p>0.327938</text:p>
          </table:table-cell>
          <table:table-cell table:style-name="ce6" office:value-type="float" office:value="0.328868" calcext:value-type="float">
            <text:p>0.328868</text:p>
          </table:table-cell>
          <table:table-cell table:style-name="ce6" office:value-type="float" office:value="0.328628" calcext:value-type="float">
            <text:p>0.328628</text:p>
          </table:table-cell>
          <table:table-cell table:style-name="ce6" office:value-type="float" office:value="0.327231" calcext:value-type="float">
            <text:p>0.327231</text:p>
          </table:table-cell>
          <table:table-cell table:style-name="ce6" office:value-type="float" office:value="0.329149" calcext:value-type="float">
            <text:p>0.329149</text:p>
          </table:table-cell>
          <table:table-cell table:style-name="ce6" office:value-type="float" office:value="0.326677" calcext:value-type="float">
            <text:p>0.326677</text:p>
          </table:table-cell>
          <table:table-cell table:style-name="ce6" office:value-type="float" office:value="0.328864" calcext:value-type="float">
            <text:p>0.328864</text:p>
          </table:table-cell>
          <table:table-cell table:style-name="ce7" table:formula="of:=AVERAGE([.AA17:.AJ17])" office:value-type="float" office:value="0.3284735" calcext:value-type="float">
            <text:p>0.3284735</text:p>
          </table:table-cell>
          <table:table-cell table:style-name="ce8" table:formula="of:=STDEV([.AA17:.AJ17])" office:value-type="float" office:value="0.000915027777356142" calcext:value-type="float">
            <text:p>0.000915027777356</text:p>
          </table:table-cell>
          <table:table-cell table:style-name="ce6" office:value-type="float" office:value="0.73472" calcext:value-type="float">
            <text:p>0.73472</text:p>
          </table:table-cell>
          <table:table-cell table:style-name="ce6" office:value-type="float" office:value="0.739405" calcext:value-type="float">
            <text:p>0.739405</text:p>
          </table:table-cell>
          <table:table-cell table:style-name="ce6" office:value-type="float" office:value="0.735144" calcext:value-type="float">
            <text:p>0.735144</text:p>
          </table:table-cell>
          <table:table-cell table:style-name="ce6" office:value-type="float" office:value="0.735262" calcext:value-type="float">
            <text:p>0.735262</text:p>
          </table:table-cell>
          <table:table-cell table:style-name="ce6" office:value-type="float" office:value="0.735179" calcext:value-type="float">
            <text:p>0.735179</text:p>
          </table:table-cell>
          <table:table-cell table:style-name="ce6" office:value-type="float" office:value="0.736228" calcext:value-type="float">
            <text:p>0.736228</text:p>
          </table:table-cell>
          <table:table-cell table:style-name="ce6" office:value-type="float" office:value="0.736327" calcext:value-type="float">
            <text:p>0.736327</text:p>
          </table:table-cell>
          <table:table-cell table:style-name="ce6" office:value-type="float" office:value="0.736237" calcext:value-type="float">
            <text:p>0.736237</text:p>
          </table:table-cell>
          <table:table-cell table:style-name="ce6" office:value-type="float" office:value="0.736518" calcext:value-type="float">
            <text:p>0.736518</text:p>
          </table:table-cell>
          <table:table-cell table:style-name="ce6" office:value-type="float" office:value="0.736001" calcext:value-type="float">
            <text:p>0.736001</text:p>
          </table:table-cell>
          <table:table-cell table:style-name="ce7" table:formula="of:=AVERAGE([.AM17:.AU17])" office:value-type="float" office:value="0.736113333333333" calcext:value-type="float">
            <text:p>0.736113333333333</text:p>
          </table:table-cell>
          <table:table-cell table:style-name="ce8" table:formula="of:=STDEV([.AM17:.AV17])" office:value-type="float" office:value="0.00131499931981393" calcext:value-type="float">
            <text:p>0.001314999319814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/>
          <table:table-cell table:style-name="ce6" office:value-type="float" office:value="4.35586" calcext:value-type="float">
            <text:p>4.35586</text:p>
          </table:table-cell>
          <table:table-cell table:style-name="ce6" office:value-type="float" office:value="4.42331" calcext:value-type="float">
            <text:p>4.42331</text:p>
          </table:table-cell>
          <table:table-cell table:style-name="ce6" office:value-type="float" office:value="3.75867" calcext:value-type="float">
            <text:p>3.75867</text:p>
          </table:table-cell>
          <table:table-cell table:style-name="ce6" office:value-type="float" office:value="4.39587" calcext:value-type="float">
            <text:p>4.39587</text:p>
          </table:table-cell>
          <table:table-cell table:style-name="ce6" office:value-type="float" office:value="4.30179" calcext:value-type="float">
            <text:p>4.30179</text:p>
          </table:table-cell>
          <table:table-cell table:style-name="ce6" office:value-type="float" office:value="4.36395" calcext:value-type="float">
            <text:p>4.36395</text:p>
          </table:table-cell>
          <table:table-cell table:style-name="ce6" office:value-type="float" office:value="4.3959" calcext:value-type="float">
            <text:p>4.3959</text:p>
          </table:table-cell>
          <table:table-cell table:style-name="ce6" office:value-type="float" office:value="4.36604" calcext:value-type="float">
            <text:p>4.36604</text:p>
          </table:table-cell>
          <table:table-cell table:style-name="ce6" office:value-type="float" office:value="4.37694" calcext:value-type="float">
            <text:p>4.37694</text:p>
          </table:table-cell>
          <table:table-cell table:style-name="ce6" office:value-type="float" office:value="4.39826" calcext:value-type="float">
            <text:p>4.39826</text:p>
          </table:table-cell>
          <table:table-cell table:style-name="ce7" table:formula="of:=AVERAGE([.C18:.L18])" office:value-type="float" office:value="4.313659" calcext:value-type="float">
            <text:p>4.313659</text:p>
          </table:table-cell>
          <table:table-cell table:style-name="ce8" table:formula="of:=STDEV([.C18:.L18])" office:value-type="float" office:value="0.197741393432601" calcext:value-type="float">
            <text:p>0.197741393432601</text:p>
          </table:table-cell>
          <table:table-cell table:style-name="ce6" office:value-type="float" office:value="16.6964" calcext:value-type="float">
            <text:p>16.6964</text:p>
          </table:table-cell>
          <table:table-cell table:style-name="ce6" office:value-type="float" office:value="16.7128" calcext:value-type="float">
            <text:p>16.7128</text:p>
          </table:table-cell>
          <table:table-cell table:style-name="ce6" office:value-type="float" office:value="16.6901" calcext:value-type="float">
            <text:p>16.6901</text:p>
          </table:table-cell>
          <table:table-cell table:style-name="ce6" office:value-type="float" office:value="16.6678" calcext:value-type="float">
            <text:p>16.6678</text:p>
          </table:table-cell>
          <table:table-cell table:style-name="ce6" office:value-type="float" office:value="16.6449" calcext:value-type="float">
            <text:p>16.6449</text:p>
          </table:table-cell>
          <table:table-cell table:style-name="ce6" office:value-type="float" office:value="16.6371" calcext:value-type="float">
            <text:p>16.6371</text:p>
          </table:table-cell>
          <table:table-cell table:style-name="ce6" office:value-type="float" office:value="16.8487" calcext:value-type="float">
            <text:p>16.8487</text:p>
          </table:table-cell>
          <table:table-cell table:style-name="ce6" office:value-type="float" office:value="16.8014" calcext:value-type="float">
            <text:p>16.8014</text:p>
          </table:table-cell>
          <table:table-cell table:style-name="ce6" office:value-type="float" office:value="16.7181" calcext:value-type="float">
            <text:p>16.7181</text:p>
          </table:table-cell>
          <table:table-cell table:style-name="ce6" office:value-type="float" office:value="16.6463" calcext:value-type="float">
            <text:p>16.6463</text:p>
          </table:table-cell>
          <table:table-cell table:style-name="ce7" table:formula="of:=AVERAGE([.O18:.X18])" office:value-type="float" office:value="16.70636" calcext:value-type="float">
            <text:p>16.70636</text:p>
          </table:table-cell>
          <table:table-cell table:style-name="ce8" table:formula="of:=STDEV([.O18:.X18])" office:value-type="float" office:value="0.0695257937746851" calcext:value-type="float">
            <text:p>0.069525793774685</text:p>
          </table:table-cell>
          <table:table-cell table:style-name="ce6" office:value-type="float" office:value="1.37696" calcext:value-type="float">
            <text:p>1.37696</text:p>
          </table:table-cell>
          <table:table-cell table:style-name="ce6" office:value-type="float" office:value="1.37992" calcext:value-type="float">
            <text:p>1.37992</text:p>
          </table:table-cell>
          <table:table-cell table:style-name="ce6" office:value-type="float" office:value="1.37757" calcext:value-type="float">
            <text:p>1.37757</text:p>
          </table:table-cell>
          <table:table-cell table:style-name="ce6" office:value-type="float" office:value="1.37495" calcext:value-type="float">
            <text:p>1.37495</text:p>
          </table:table-cell>
          <table:table-cell table:style-name="ce6" office:value-type="float" office:value="1.37839" calcext:value-type="float">
            <text:p>1.37839</text:p>
          </table:table-cell>
          <table:table-cell table:style-name="ce6" office:value-type="float" office:value="1.38094" calcext:value-type="float">
            <text:p>1.38094</text:p>
          </table:table-cell>
          <table:table-cell table:style-name="ce6" office:value-type="float" office:value="1.38292" calcext:value-type="float">
            <text:p>1.38292</text:p>
          </table:table-cell>
          <table:table-cell table:style-name="ce6" office:value-type="float" office:value="1.39417" calcext:value-type="float">
            <text:p>1.39417</text:p>
          </table:table-cell>
          <table:table-cell table:style-name="ce6" office:value-type="float" office:value="1.37955" calcext:value-type="float">
            <text:p>1.37955</text:p>
          </table:table-cell>
          <table:table-cell table:style-name="ce6" office:value-type="float" office:value="1.37704" calcext:value-type="float">
            <text:p>1.37704</text:p>
          </table:table-cell>
          <table:table-cell table:style-name="ce7" table:formula="of:=AVERAGE([.AA18:.AJ18])" office:value-type="float" office:value="1.380241" calcext:value-type="float">
            <text:p>1.380241</text:p>
          </table:table-cell>
          <table:table-cell table:style-name="ce8" table:formula="of:=STDEV([.AA18:.AJ18])" office:value-type="float" office:value="0.00539371743584861" calcext:value-type="float">
            <text:p>0.005393717435849</text:p>
          </table:table-cell>
          <table:table-cell table:style-name="ce6" office:value-type="float" office:value="3.26896" calcext:value-type="float">
            <text:p>3.26896</text:p>
          </table:table-cell>
          <table:table-cell table:style-name="ce6" office:value-type="float" office:value="3.31053" calcext:value-type="float">
            <text:p>3.31053</text:p>
          </table:table-cell>
          <table:table-cell table:style-name="ce6" office:value-type="float" office:value="3.27148" calcext:value-type="float">
            <text:p>3.27148</text:p>
          </table:table-cell>
          <table:table-cell table:style-name="ce6" office:value-type="float" office:value="3.2651" calcext:value-type="float">
            <text:p>3.2651</text:p>
          </table:table-cell>
          <table:table-cell table:style-name="ce6" office:value-type="float" office:value="3.26347" calcext:value-type="float">
            <text:p>3.26347</text:p>
          </table:table-cell>
          <table:table-cell table:style-name="ce6" office:value-type="float" office:value="3.25984" calcext:value-type="float">
            <text:p>3.25984</text:p>
          </table:table-cell>
          <table:table-cell table:style-name="ce6" office:value-type="float" office:value="3.28906" calcext:value-type="float">
            <text:p>3.28906</text:p>
          </table:table-cell>
          <table:table-cell table:style-name="ce6" office:value-type="float" office:value="3.26486" calcext:value-type="float">
            <text:p>3.26486</text:p>
          </table:table-cell>
          <table:table-cell table:style-name="ce6" office:value-type="float" office:value="3.27302" calcext:value-type="float">
            <text:p>3.27302</text:p>
          </table:table-cell>
          <table:table-cell table:style-name="ce6" office:value-type="float" office:value="3.27013" calcext:value-type="float">
            <text:p>3.27013</text:p>
          </table:table-cell>
          <table:table-cell table:style-name="ce7" table:formula="of:=AVERAGE([.AM18:.AU18])" office:value-type="float" office:value="3.27403555555555" calcext:value-type="float">
            <text:p>3.27403555555555</text:p>
          </table:table-cell>
          <table:table-cell table:style-name="ce8" table:formula="of:=STDEV([.AM18:.AV18])" office:value-type="float" office:value="0.0152089507637225" calcext:value-type="float">
            <text:p>0.015208950763723</text:p>
          </table:table-cell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FFTPACK</text:p>
          </table:table-cell>
          <table:table-cell table:number-columns-repeated="45"/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94473" calcext:value-type="float">
            <text:p>9.4473E-06</text:p>
          </table:table-cell>
          <table:table-cell office:value-type="float" office:value="0.000014571" calcext:value-type="float">
            <text:p>1.4571E-05</text:p>
          </table:table-cell>
          <table:table-cell office:value-type="float" office:value="0.0000229749" calcext:value-type="float">
            <text:p>2.29749E-05</text:p>
          </table:table-cell>
          <table:table-cell office:value-type="float" office:value="0.000010386" calcext:value-type="float">
            <text:p>1.0386E-05</text:p>
          </table:table-cell>
          <table:table-cell table:number-columns-repeated="4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92332" calcext:value-type="float">
            <text:p>1.92332E-05</text:p>
          </table:table-cell>
          <table:table-cell office:value-type="float" office:value="0.0000226249" calcext:value-type="float">
            <text:p>2.26249E-05</text:p>
          </table:table-cell>
          <table:table-cell office:value-type="float" office:value="0.0000345986" calcext:value-type="float">
            <text:p>3.45986E-05</text:p>
          </table:table-cell>
          <table:table-cell office:value-type="float" office:value="0.0000205732222222222" calcext:value-type="float">
            <text:p>2.05732222222222E-05</text:p>
          </table:table-cell>
          <table:table-cell table:number-columns-repeated="4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671204" calcext:value-type="float">
            <text:p>6.71204E-05</text:p>
          </table:table-cell>
          <table:table-cell office:value-type="float" office:value="0.0000638894" calcext:value-type="float">
            <text:p>6.38894E-05</text:p>
          </table:table-cell>
          <table:table-cell office:value-type="float" office:value="0.0000859016" calcext:value-type="float">
            <text:p>8.59016E-05</text:p>
          </table:table-cell>
          <table:table-cell office:value-type="float" office:value="0.0000618072222222222" calcext:value-type="float">
            <text:p>6.18072222222222E-05</text:p>
          </table:table-cell>
          <table:table-cell table:number-columns-repeated="4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74845" calcext:value-type="float">
            <text:p>0.000274845</text:p>
          </table:table-cell>
          <table:table-cell office:value-type="float" office:value="0.0002226439" calcext:value-type="float">
            <text:p>0.0002226439</text:p>
          </table:table-cell>
          <table:table-cell office:value-type="float" office:value="0.0003816338" calcext:value-type="float">
            <text:p>0.0003816338</text:p>
          </table:table-cell>
          <table:table-cell office:value-type="float" office:value="0.000260707333333333" calcext:value-type="float">
            <text:p>0.000260707333333</text:p>
          </table:table-cell>
          <table:table-cell table:number-columns-repeated="4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47514" calcext:value-type="float">
            <text:p>0.00147514</text:p>
          </table:table-cell>
          <table:table-cell office:value-type="float" office:value="0.0006648098" calcext:value-type="float">
            <text:p>0.0006648098</text:p>
          </table:table-cell>
          <table:table-cell office:value-type="float" office:value="0.001795626" calcext:value-type="float">
            <text:p>0.001795626</text:p>
          </table:table-cell>
          <table:table-cell office:value-type="float" office:value="0.00110358666666667" calcext:value-type="float">
            <text:p>0.001103586666667</text:p>
          </table:table-cell>
          <table:table-cell table:number-columns-repeated="4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6882723" calcext:value-type="float">
            <text:p>0.006882723</text:p>
          </table:table-cell>
          <table:table-cell office:value-type="float" office:value="0.002728327" calcext:value-type="float">
            <text:p>0.002728327</text:p>
          </table:table-cell>
          <table:table-cell office:value-type="float" office:value="0.0086921" calcext:value-type="float">
            <text:p>0.0086921</text:p>
          </table:table-cell>
          <table:table-cell office:value-type="float" office:value="0.00526654555555556" calcext:value-type="float">
            <text:p>0.005266545555556</text:p>
          </table:table-cell>
          <table:table-cell table:number-columns-repeated="4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89484" calcext:value-type="float">
            <text:p>0.0289484</text:p>
          </table:table-cell>
          <table:table-cell office:value-type="float" office:value="0.01217752" calcext:value-type="float">
            <text:p>0.01217752</text:p>
          </table:table-cell>
          <table:table-cell office:value-type="float" office:value="0.05669503" calcext:value-type="float">
            <text:p>0.05669503</text:p>
          </table:table-cell>
          <table:table-cell office:value-type="float" office:value="0.0215077111111111" calcext:value-type="float">
            <text:p>0.021507711111111</text:p>
          </table:table-cell>
          <table:table-cell table:number-columns-repeated="4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690737" calcext:value-type="float">
            <text:p>0.1690737</text:p>
          </table:table-cell>
          <table:table-cell office:value-type="float" office:value="0.07092564" calcext:value-type="float">
            <text:p>0.07092564</text:p>
          </table:table-cell>
          <table:table-cell office:value-type="float" office:value="0.6650207" calcext:value-type="float">
            <text:p>0.6650207</text:p>
          </table:table-cell>
          <table:table-cell office:value-type="float" office:value="0.177788888888889" calcext:value-type="float">
            <text:p>0.177788888888889</text:p>
          </table:table-cell>
          <table:table-cell table:number-columns-repeated="45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13754" calcext:value-type="float">
            <text:p>1.013754</text:p>
          </table:table-cell>
          <table:table-cell office:value-type="float" office:value="0.3284735" calcext:value-type="float">
            <text:p>0.3284735</text:p>
          </table:table-cell>
          <table:table-cell office:value-type="float" office:value="3.358886" calcext:value-type="float">
            <text:p>3.358886</text:p>
          </table:table-cell>
          <table:table-cell office:value-type="float" office:value="0.736113333333333" calcext:value-type="float">
            <text:p>0.736113333333333</text:p>
          </table:table-cell>
          <table:table-cell table:number-columns-repeated="4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4.313659" calcext:value-type="float">
            <text:p>4.313659</text:p>
          </table:table-cell>
          <table:table-cell office:value-type="float" office:value="1.380241" calcext:value-type="float">
            <text:p>1.380241</text:p>
          </table:table-cell>
          <table:table-cell office:value-type="float" office:value="16.70636" calcext:value-type="float">
            <text:p>16.70636</text:p>
          </table:table-cell>
          <table:table-cell office:value-type="float" office:value="3.27403555555555" calcext:value-type="float">
            <text:p>3.27403555555555</text:p>
          </table:table-cell>
          <table:table-cell table:number-columns-repeated="45"/>
        </table:table-row>
      </table:table>
      <table:table table:name="Product integers - 1D R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/>
          <table:table-cell table:style-name="ce12" office:value-type="float" office:value="0.000006993" calcext:value-type="float">
            <text:p>6.99E-06</text:p>
          </table:table-cell>
          <table:table-cell table:style-name="ce12" office:value-type="float" office:value="0.00000708" calcext:value-type="float">
            <text:p>7.08E-06</text:p>
          </table:table-cell>
          <table:table-cell table:style-name="ce12" office:value-type="float" office:value="0.000006908" calcext:value-type="float">
            <text:p>6.91E-06</text:p>
          </table:table-cell>
          <table:table-cell table:style-name="ce12" office:value-type="float" office:value="0.000007443" calcext:value-type="float">
            <text:p>7.44E-06</text:p>
          </table:table-cell>
          <table:table-cell table:style-name="ce12" office:value-type="float" office:value="0.000007578" calcext:value-type="float">
            <text:p>7.58E-06</text:p>
          </table:table-cell>
          <table:table-cell table:style-name="ce12" office:value-type="float" office:value="0.000007189" calcext:value-type="float">
            <text:p>7.19E-06</text:p>
          </table:table-cell>
          <table:table-cell table:style-name="ce12" office:value-type="float" office:value="0.000007193" calcext:value-type="float">
            <text:p>7.19E-06</text:p>
          </table:table-cell>
          <table:table-cell table:style-name="ce12" office:value-type="float" office:value="0.000007047" calcext:value-type="float">
            <text:p>7.05E-06</text:p>
          </table:table-cell>
          <table:table-cell table:style-name="ce12" office:value-type="float" office:value="0.000006906" calcext:value-type="float">
            <text:p>6.91E-06</text:p>
          </table:table-cell>
          <table:table-cell table:style-name="ce12" office:value-type="float" office:value="0.000007103" calcext:value-type="float">
            <text:p>7.10E-06</text:p>
          </table:table-cell>
          <table:table-cell table:style-name="ce13" table:formula="of:=AVERAGE([.C9:.L9])" office:value-type="float" office:value="0.000007144" calcext:value-type="float">
            <text:p>7.14E-06</text:p>
          </table:table-cell>
          <table:table-cell table:style-name="ce14" table:formula="of:=STDEV([.C9:.L9])" office:value-type="float" office:value="0.000000219218308237854" calcext:value-type="float">
            <text:p>2.19218308237854E-07</text:p>
          </table:table-cell>
          <table:table-cell table:style-name="ce12" office:value-type="float" office:value="0.000027069" calcext:value-type="float">
            <text:p>2.71E-05</text:p>
          </table:table-cell>
          <table:table-cell table:style-name="ce12" office:value-type="float" office:value="0.00002805" calcext:value-type="float">
            <text:p>2.81E-05</text:p>
          </table:table-cell>
          <table:table-cell table:style-name="ce12" office:value-type="float" office:value="0.000027224" calcext:value-type="float">
            <text:p>2.72E-05</text:p>
          </table:table-cell>
          <table:table-cell table:style-name="ce12" office:value-type="float" office:value="0.000026944" calcext:value-type="float">
            <text:p>2.69E-05</text:p>
          </table:table-cell>
          <table:table-cell table:style-name="ce12" office:value-type="float" office:value="0.00002748" calcext:value-type="float">
            <text:p>2.75E-05</text:p>
          </table:table-cell>
          <table:table-cell table:style-name="ce12" office:value-type="float" office:value="0.000026796" calcext:value-type="float">
            <text:p>2.68E-05</text:p>
          </table:table-cell>
          <table:table-cell table:style-name="ce12" office:value-type="float" office:value="0.000027234" calcext:value-type="float">
            <text:p>2.72E-05</text:p>
          </table:table-cell>
          <table:table-cell table:style-name="ce12" office:value-type="float" office:value="0.000025803" calcext:value-type="float">
            <text:p>2.58E-05</text:p>
          </table:table-cell>
          <table:table-cell table:style-name="ce12" office:value-type="float" office:value="0.000027255" calcext:value-type="float">
            <text:p>2.73E-05</text:p>
          </table:table-cell>
          <table:table-cell table:style-name="ce12" office:value-type="float" office:value="0.000027154" calcext:value-type="float">
            <text:p>2.72E-05</text:p>
          </table:table-cell>
          <table:table-cell table:style-name="ce13" table:formula="of:=AVERAGE([.O9:.X9])" office:value-type="float" office:value="0.0000271009" calcext:value-type="float">
            <text:p>2.71E-05</text:p>
          </table:table-cell>
          <table:table-cell table:style-name="ce14" table:formula="of:=STDEV([.O9:.X9])" office:value-type="float" office:value="0.000000568339384132013" calcext:value-type="float">
            <text:p>5.68339384132013E-07</text:p>
          </table:table-cell>
          <table:table-cell table:style-name="ce12" office:value-type="float" office:value="0.000024456" calcext:value-type="float">
            <text:p>2.45E-05</text:p>
          </table:table-cell>
          <table:table-cell table:style-name="ce12" office:value-type="float" office:value="0.000025009" calcext:value-type="float">
            <text:p>2.50E-05</text:p>
          </table:table-cell>
          <table:table-cell table:style-name="ce12" office:value-type="float" office:value="0.00003324" calcext:value-type="float">
            <text:p>3.32E-05</text:p>
          </table:table-cell>
          <table:table-cell table:style-name="ce12" office:value-type="float" office:value="0.000025597" calcext:value-type="float">
            <text:p>2.56E-05</text:p>
          </table:table-cell>
          <table:table-cell table:style-name="ce12" office:value-type="float" office:value="0.000021692" calcext:value-type="float">
            <text:p>2.17E-05</text:p>
          </table:table-cell>
          <table:table-cell table:style-name="ce12" office:value-type="float" office:value="0.000023273" calcext:value-type="float">
            <text:p>2.33E-05</text:p>
          </table:table-cell>
          <table:table-cell table:style-name="ce12" office:value-type="float" office:value="0.000024014" calcext:value-type="float">
            <text:p>2.40E-05</text:p>
          </table:table-cell>
          <table:table-cell table:style-name="ce12" office:value-type="float" office:value="0.000021377" calcext:value-type="float">
            <text:p>2.14E-05</text:p>
          </table:table-cell>
          <table:table-cell table:style-name="ce12" office:value-type="float" office:value="0.00002139" calcext:value-type="float">
            <text:p>2.14E-05</text:p>
          </table:table-cell>
          <table:table-cell table:style-name="ce12" office:value-type="float" office:value="0.000021559" calcext:value-type="float">
            <text:p>2.16E-05</text:p>
          </table:table-cell>
          <table:table-cell table:style-name="ce13" table:formula="of:=AVERAGE([.AA9:.AJ9])" office:value-type="float" office:value="0.0000241607" calcext:value-type="float">
            <text:p>2.42E-05</text:p>
          </table:table-cell>
          <table:table-cell table:style-name="ce14" table:formula="of:=STDEV([.AA9:.AJ9])" office:value-type="float" office:value="0.00000356529693480548" calcext:value-type="float">
            <text:p>3.56529693480548E-06</text:p>
          </table:table-cell>
          <table:table-cell table:style-name="ce12" office:value-type="float" office:value="0.000042274" calcext:value-type="float">
            <text:p>4.23E-05</text:p>
          </table:table-cell>
          <table:table-cell table:style-name="ce12" office:value-type="float" office:value="0.000042474" calcext:value-type="float">
            <text:p>4.25E-05</text:p>
          </table:table-cell>
          <table:table-cell table:style-name="ce12" office:value-type="float" office:value="0.00004408" calcext:value-type="float">
            <text:p>4.41E-05</text:p>
          </table:table-cell>
          <table:table-cell table:style-name="ce12" office:value-type="float" office:value="0.000043048" calcext:value-type="float">
            <text:p>4.30E-05</text:p>
          </table:table-cell>
          <table:table-cell table:style-name="ce12" office:value-type="float" office:value="0.000044407" calcext:value-type="float">
            <text:p>4.44E-05</text:p>
          </table:table-cell>
          <table:table-cell table:style-name="ce12" office:value-type="float" office:value="0.000051744" calcext:value-type="float">
            <text:p>5.17E-05</text:p>
          </table:table-cell>
          <table:table-cell table:style-name="ce12" office:value-type="float" office:value="0.000049368" calcext:value-type="float">
            <text:p>4.94E-05</text:p>
          </table:table-cell>
          <table:table-cell table:style-name="ce12" office:value-type="float" office:value="0.000058818" calcext:value-type="float">
            <text:p>5.88E-05</text:p>
          </table:table-cell>
          <table:table-cell table:style-name="ce12" office:value-type="float" office:value="0.000042225" calcext:value-type="float">
            <text:p>4.22E-05</text:p>
          </table:table-cell>
          <table:table-cell table:style-name="ce12" office:value-type="float" office:value="0.000049582" calcext:value-type="float">
            <text:p>4.96E-05</text:p>
          </table:table-cell>
          <table:table-cell table:style-name="ce13" table:formula="of:=AVERAGE([.AM9:.AV9])" office:value-type="float" office:value="0.000046802" calcext:value-type="float">
            <text:p>4.68E-05</text:p>
          </table:table-cell>
          <table:table-cell table:style-name="ce14" table:formula="of:=STDEV([.AM9:.AV9])" office:value-type="float" office:value="0.0000054827152437861" calcext:value-type="float">
            <text:p>5.4827152437861E-06</text:p>
          </table:table-cell>
        </table:table-row>
        <table:table-row table:style-name="ro1">
          <table:table-cell table:style-name="ce11" office:value-type="float" office:value="1260" calcext:value-type="float">
            <text:p>1260</text:p>
          </table:table-cell>
          <table:table-cell/>
          <table:table-cell table:style-name="ce12" office:value-type="float" office:value="0.000023261" calcext:value-type="float">
            <text:p>2.33E-05</text:p>
          </table:table-cell>
          <table:table-cell table:style-name="ce12" office:value-type="float" office:value="0.00002342" calcext:value-type="float">
            <text:p>2.34E-05</text:p>
          </table:table-cell>
          <table:table-cell table:style-name="ce12" office:value-type="float" office:value="0.000023343" calcext:value-type="float">
            <text:p>2.33E-05</text:p>
          </table:table-cell>
          <table:table-cell table:style-name="ce12" office:value-type="float" office:value="0.000022661" calcext:value-type="float">
            <text:p>2.27E-05</text:p>
          </table:table-cell>
          <table:table-cell table:style-name="ce12" office:value-type="float" office:value="0.000022994" calcext:value-type="float">
            <text:p>2.30E-05</text:p>
          </table:table-cell>
          <table:table-cell table:style-name="ce12" office:value-type="float" office:value="0.000022246" calcext:value-type="float">
            <text:p>2.22E-05</text:p>
          </table:table-cell>
          <table:table-cell table:style-name="ce12" office:value-type="float" office:value="0.000022654" calcext:value-type="float">
            <text:p>2.27E-05</text:p>
          </table:table-cell>
          <table:table-cell table:style-name="ce12" office:value-type="float" office:value="0.000023218" calcext:value-type="float">
            <text:p>2.32E-05</text:p>
          </table:table-cell>
          <table:table-cell table:style-name="ce12" office:value-type="float" office:value="0.000022543" calcext:value-type="float">
            <text:p>2.25E-05</text:p>
          </table:table-cell>
          <table:table-cell table:style-name="ce12" office:value-type="float" office:value="0.000022358" calcext:value-type="float">
            <text:p>2.24E-05</text:p>
          </table:table-cell>
          <table:table-cell table:style-name="ce13" table:formula="of:=AVERAGE([.C10:.L10])" office:value-type="float" office:value="0.0000228698" calcext:value-type="float">
            <text:p>2.29E-05</text:p>
          </table:table-cell>
          <table:table-cell table:style-name="ce14" table:formula="of:=STDEV([.C10:.L10])" office:value-type="float" office:value="0.00000043003560576099" calcext:value-type="float">
            <text:p>4.3003560576099E-07</text:p>
          </table:table-cell>
          <table:table-cell table:style-name="ce12" office:value-type="float" office:value="0.000058832" calcext:value-type="float">
            <text:p>5.88E-05</text:p>
          </table:table-cell>
          <table:table-cell table:style-name="ce12" office:value-type="float" office:value="0.0000573" calcext:value-type="float">
            <text:p>5.73E-05</text:p>
          </table:table-cell>
          <table:table-cell table:style-name="ce12" office:value-type="float" office:value="0.000054396" calcext:value-type="float">
            <text:p>5.44E-05</text:p>
          </table:table-cell>
          <table:table-cell table:style-name="ce12" office:value-type="float" office:value="0.000075118" calcext:value-type="float">
            <text:p>7.51E-05</text:p>
          </table:table-cell>
          <table:table-cell table:style-name="ce12" office:value-type="float" office:value="0.000072011" calcext:value-type="float">
            <text:p>7.20E-05</text:p>
          </table:table-cell>
          <table:table-cell table:style-name="ce12" office:value-type="float" office:value="0.000056275" calcext:value-type="float">
            <text:p>5.63E-05</text:p>
          </table:table-cell>
          <table:table-cell table:style-name="ce12" office:value-type="float" office:value="0.000053863" calcext:value-type="float">
            <text:p>5.39E-05</text:p>
          </table:table-cell>
          <table:table-cell table:style-name="ce12" office:value-type="float" office:value="0.000053308" calcext:value-type="float">
            <text:p>5.33E-05</text:p>
          </table:table-cell>
          <table:table-cell table:style-name="ce12" office:value-type="float" office:value="0.00007576" calcext:value-type="float">
            <text:p>7.58E-05</text:p>
          </table:table-cell>
          <table:table-cell table:style-name="ce12" office:value-type="float" office:value="0.000054628" calcext:value-type="float">
            <text:p>5.46E-05</text:p>
          </table:table-cell>
          <table:table-cell table:style-name="ce13" table:formula="of:=AVERAGE([.O10:.X10])" office:value-type="float" office:value="0.0000611491" calcext:value-type="float">
            <text:p>6.11E-05</text:p>
          </table:table-cell>
          <table:table-cell table:style-name="ce14" table:formula="of:=STDEV([.O10:.X10])" office:value-type="float" office:value="0.00000926900461454435" calcext:value-type="float">
            <text:p>9.26900461454435E-06</text:p>
          </table:table-cell>
          <table:table-cell table:style-name="ce12" office:value-type="float" office:value="0.000039836" calcext:value-type="float">
            <text:p>3.98E-05</text:p>
          </table:table-cell>
          <table:table-cell table:style-name="ce12" office:value-type="float" office:value="0.000033851" calcext:value-type="float">
            <text:p>3.39E-05</text:p>
          </table:table-cell>
          <table:table-cell table:style-name="ce12" office:value-type="float" office:value="0.000035616" calcext:value-type="float">
            <text:p>3.56E-05</text:p>
          </table:table-cell>
          <table:table-cell table:style-name="ce12" office:value-type="float" office:value="0.000032416" calcext:value-type="float">
            <text:p>3.24E-05</text:p>
          </table:table-cell>
          <table:table-cell table:style-name="ce12" office:value-type="float" office:value="0.000043453" calcext:value-type="float">
            <text:p>4.35E-05</text:p>
          </table:table-cell>
          <table:table-cell table:style-name="ce12" office:value-type="float" office:value="0.000042908" calcext:value-type="float">
            <text:p>4.29E-05</text:p>
          </table:table-cell>
          <table:table-cell table:style-name="ce12" office:value-type="float" office:value="0.000036153" calcext:value-type="float">
            <text:p>3.62E-05</text:p>
          </table:table-cell>
          <table:table-cell table:style-name="ce12" office:value-type="float" office:value="0.000050145" calcext:value-type="float">
            <text:p>5.01E-05</text:p>
          </table:table-cell>
          <table:table-cell table:style-name="ce12" office:value-type="float" office:value="0.000033146" calcext:value-type="float">
            <text:p>3.31E-05</text:p>
          </table:table-cell>
          <table:table-cell table:style-name="ce12" office:value-type="float" office:value="0.00003254" calcext:value-type="float">
            <text:p>3.25E-05</text:p>
          </table:table-cell>
          <table:table-cell table:style-name="ce13" table:formula="of:=AVERAGE([.AA10:.AJ10])" office:value-type="float" office:value="0.0000380064" calcext:value-type="float">
            <text:p>3.80E-05</text:p>
          </table:table-cell>
          <table:table-cell table:style-name="ce14" table:formula="of:=STDEV([.AA10:.AJ10])" office:value-type="float" office:value="0.00000592131950760226" calcext:value-type="float">
            <text:p>5.92131950760226E-06</text:p>
          </table:table-cell>
          <table:table-cell table:style-name="ce12" office:value-type="float" office:value="0.000058461" calcext:value-type="float">
            <text:p>5.85E-05</text:p>
          </table:table-cell>
          <table:table-cell table:style-name="ce12" office:value-type="float" office:value="0.000061928" calcext:value-type="float">
            <text:p>6.19E-05</text:p>
          </table:table-cell>
          <table:table-cell table:style-name="ce12" office:value-type="float" office:value="0.000088537" calcext:value-type="float">
            <text:p>8.85E-05</text:p>
          </table:table-cell>
          <table:table-cell table:style-name="ce12" office:value-type="float" office:value="0.000061404" calcext:value-type="float">
            <text:p>6.14E-05</text:p>
          </table:table-cell>
          <table:table-cell table:style-name="ce12" office:value-type="float" office:value="0.000066855" calcext:value-type="float">
            <text:p>6.69E-05</text:p>
          </table:table-cell>
          <table:table-cell table:style-name="ce12" office:value-type="float" office:value="0.000058487" calcext:value-type="float">
            <text:p>5.85E-05</text:p>
          </table:table-cell>
          <table:table-cell table:style-name="ce12" office:value-type="float" office:value="0.000056839" calcext:value-type="float">
            <text:p>5.68E-05</text:p>
          </table:table-cell>
          <table:table-cell table:style-name="ce12" office:value-type="float" office:value="0.000077177" calcext:value-type="float">
            <text:p>7.72E-05</text:p>
          </table:table-cell>
          <table:table-cell table:style-name="ce12" office:value-type="float" office:value="0.000069538" calcext:value-type="float">
            <text:p>6.95E-05</text:p>
          </table:table-cell>
          <table:table-cell table:style-name="ce12" office:value-type="float" office:value="0.000058168" calcext:value-type="float">
            <text:p>5.82E-05</text:p>
          </table:table-cell>
          <table:table-cell table:style-name="ce13" table:formula="of:=AVERAGE([.AM10:.AV10])" office:value-type="float" office:value="0.0000657394" calcext:value-type="float">
            <text:p>6.57E-05</text:p>
          </table:table-cell>
          <table:table-cell table:style-name="ce14" table:formula="of:=STDEV([.AM10:.AV10])" office:value-type="float" office:value="0.0000102288333124229" calcext:value-type="float">
            <text:p>1.02288333124229E-05</text:p>
          </table:table-cell>
        </table:table-row>
        <table:table-row table:style-name="ro1">
          <table:table-cell table:style-name="ce11" office:value-type="float" office:value="4410" calcext:value-type="float">
            <text:p>4410</text:p>
          </table:table-cell>
          <table:table-cell/>
          <table:table-cell table:style-name="ce12" office:value-type="float" office:value="0.000072927" calcext:value-type="float">
            <text:p>7.29E-05</text:p>
          </table:table-cell>
          <table:table-cell table:style-name="ce12" office:value-type="float" office:value="0.000075147" calcext:value-type="float">
            <text:p>7.51E-05</text:p>
          </table:table-cell>
          <table:table-cell table:style-name="ce12" office:value-type="float" office:value="0.00007253" calcext:value-type="float">
            <text:p>7.25E-05</text:p>
          </table:table-cell>
          <table:table-cell table:style-name="ce12" office:value-type="float" office:value="0.000074794" calcext:value-type="float">
            <text:p>7.48E-05</text:p>
          </table:table-cell>
          <table:table-cell table:style-name="ce12" office:value-type="float" office:value="0.000072318" calcext:value-type="float">
            <text:p>7.23E-05</text:p>
          </table:table-cell>
          <table:table-cell table:style-name="ce12" office:value-type="float" office:value="0.00007319" calcext:value-type="float">
            <text:p>7.32E-05</text:p>
          </table:table-cell>
          <table:table-cell table:style-name="ce12" office:value-type="float" office:value="0.000075396" calcext:value-type="float">
            <text:p>7.54E-05</text:p>
          </table:table-cell>
          <table:table-cell table:style-name="ce12" office:value-type="float" office:value="0.000076126" calcext:value-type="float">
            <text:p>7.61E-05</text:p>
          </table:table-cell>
          <table:table-cell table:style-name="ce12" office:value-type="float" office:value="0.000073277" calcext:value-type="float">
            <text:p>7.33E-05</text:p>
          </table:table-cell>
          <table:table-cell table:style-name="ce12" office:value-type="float" office:value="0.000089195" calcext:value-type="float">
            <text:p>8.92E-05</text:p>
          </table:table-cell>
          <table:table-cell table:style-name="ce13" table:formula="of:=AVERAGE([.C11:.L11])" office:value-type="float" office:value="0.00007549" calcext:value-type="float">
            <text:p>7.55E-05</text:p>
          </table:table-cell>
          <table:table-cell table:style-name="ce14" table:formula="of:=STDEV([.C11:.L11])" office:value-type="float" office:value="0.00000499357302495473" calcext:value-type="float">
            <text:p>4.99357302495473E-06</text:p>
          </table:table-cell>
          <table:table-cell office:value-type="float" office:value="0.000195059" calcext:value-type="float">
            <text:p>0.000195059</text:p>
          </table:table-cell>
          <table:table-cell office:value-type="float" office:value="0.000215719" calcext:value-type="float">
            <text:p>0.000215719</text:p>
          </table:table-cell>
          <table:table-cell office:value-type="float" office:value="0.000197821" calcext:value-type="float">
            <text:p>0.000197821</text:p>
          </table:table-cell>
          <table:table-cell office:value-type="float" office:value="0.000205727" calcext:value-type="float">
            <text:p>0.000205727</text:p>
          </table:table-cell>
          <table:table-cell office:value-type="float" office:value="0.000198598" calcext:value-type="float">
            <text:p>0.000198598</text:p>
          </table:table-cell>
          <table:table-cell office:value-type="float" office:value="0.000190902" calcext:value-type="float">
            <text:p>0.000190902</text:p>
          </table:table-cell>
          <table:table-cell office:value-type="float" office:value="0.000223433" calcext:value-type="float">
            <text:p>0.000223433</text:p>
          </table:table-cell>
          <table:table-cell office:value-type="float" office:value="0.000210057" calcext:value-type="float">
            <text:p>0.000210057</text:p>
          </table:table-cell>
          <table:table-cell office:value-type="float" office:value="0.000227883" calcext:value-type="float">
            <text:p>0.000227883</text:p>
          </table:table-cell>
          <table:table-cell office:value-type="float" office:value="0.000207559" calcext:value-type="float">
            <text:p>0.000207559</text:p>
          </table:table-cell>
          <table:table-cell table:style-name="ce13" table:formula="of:=AVERAGE([.O11:.X11])" office:value-type="float" office:value="0.0002072758" calcext:value-type="float">
            <text:p>2.07E-04</text:p>
          </table:table-cell>
          <table:table-cell table:style-name="ce14" table:formula="of:=STDEV([.O11:.X11])" office:value-type="float" office:value="0.0000122441027601046" calcext:value-type="float">
            <text:p>1.22441027601046E-05</text:p>
          </table:table-cell>
          <table:table-cell table:style-name="ce12" office:value-type="float" office:value="0.000082861" calcext:value-type="float">
            <text:p>8.29E-05</text:p>
          </table:table-cell>
          <table:table-cell table:style-name="ce12" office:value-type="float" office:value="0.000073824" calcext:value-type="float">
            <text:p>7.38E-05</text:p>
          </table:table-cell>
          <table:table-cell table:style-name="ce12" office:value-type="float" office:value="0.000075064" calcext:value-type="float">
            <text:p>7.51E-05</text:p>
          </table:table-cell>
          <table:table-cell table:style-name="ce12" office:value-type="float" office:value="0.000073178" calcext:value-type="float">
            <text:p>7.32E-05</text:p>
          </table:table-cell>
          <table:table-cell table:style-name="ce12" office:value-type="float" office:value="0.00007116" calcext:value-type="float">
            <text:p>7.12E-05</text:p>
          </table:table-cell>
          <table:table-cell table:style-name="ce12" office:value-type="float" office:value="0.000073668" calcext:value-type="float">
            <text:p>7.37E-05</text:p>
          </table:table-cell>
          <table:table-cell table:style-name="ce12" office:value-type="float" office:value="0.000076326" calcext:value-type="float">
            <text:p>7.63E-05</text:p>
          </table:table-cell>
          <table:table-cell table:style-name="ce12" office:value-type="float" office:value="0.000074492" calcext:value-type="float">
            <text:p>7.45E-05</text:p>
          </table:table-cell>
          <table:table-cell table:style-name="ce12" office:value-type="float" office:value="0.00007792" calcext:value-type="float">
            <text:p>7.79E-05</text:p>
          </table:table-cell>
          <table:table-cell table:style-name="ce12" office:value-type="float" office:value="0.000076175" calcext:value-type="float">
            <text:p>7.62E-05</text:p>
          </table:table-cell>
          <table:table-cell table:style-name="ce13" table:formula="of:=AVERAGE([.AA11:.AJ11])" office:value-type="float" office:value="0.0000754668" calcext:value-type="float">
            <text:p>7.55E-05</text:p>
          </table:table-cell>
          <table:table-cell table:style-name="ce14" table:formula="of:=STDEV([.AA11:.AJ11])" office:value-type="float" office:value="0.00000321050781030042" calcext:value-type="float">
            <text:p>3.21050781030042E-06</text:p>
          </table:table-cell>
          <table:table-cell office:value-type="float" office:value="0.000123061" calcext:value-type="float">
            <text:p>0.000123061</text:p>
          </table:table-cell>
          <table:table-cell office:value-type="float" office:value="0.000133398" calcext:value-type="float">
            <text:p>0.000133398</text:p>
          </table:table-cell>
          <table:table-cell office:value-type="float" office:value="0.000128404" calcext:value-type="float">
            <text:p>0.000128404</text:p>
          </table:table-cell>
          <table:table-cell office:value-type="float" office:value="0.000136243" calcext:value-type="float">
            <text:p>0.000136243</text:p>
          </table:table-cell>
          <table:table-cell office:value-type="float" office:value="0.000132332" calcext:value-type="float">
            <text:p>0.000132332</text:p>
          </table:table-cell>
          <table:table-cell office:value-type="float" office:value="0.000165114" calcext:value-type="float">
            <text:p>0.000165114</text:p>
          </table:table-cell>
          <table:table-cell office:value-type="float" office:value="0.000138137" calcext:value-type="float">
            <text:p>0.000138137</text:p>
          </table:table-cell>
          <table:table-cell office:value-type="float" office:value="0.000138663" calcext:value-type="float">
            <text:p>0.000138663</text:p>
          </table:table-cell>
          <table:table-cell office:value-type="float" office:value="0.000142441" calcext:value-type="float">
            <text:p>0.000142441</text:p>
          </table:table-cell>
          <table:table-cell office:value-type="float" office:value="0.000154312" calcext:value-type="float">
            <text:p>0.000154312</text:p>
          </table:table-cell>
          <table:table-cell table:style-name="ce13" table:formula="of:=AVERAGE([.AM11:.AV11])" office:value-type="float" office:value="0.0001392105" calcext:value-type="float">
            <text:p>1.39E-04</text:p>
          </table:table-cell>
          <table:table-cell table:style-name="ce14" table:formula="of:=STDEV([.AM11:.AV11])" office:value-type="float" office:value="0.0000123757229665359" calcext:value-type="float">
            <text:p>1.23757229665359E-05</text:p>
          </table:table-cell>
        </table:table-row>
        <table:table-row table:style-name="ro1">
          <table:table-cell table:style-name="ce11" office:value-type="float" office:value="15750" calcext:value-type="float">
            <text:p>15750</text:p>
          </table:table-cell>
          <table:table-cell/>
          <table:table-cell office:value-type="float" office:value="0.000342745" calcext:value-type="float">
            <text:p>0.000342745</text:p>
          </table:table-cell>
          <table:table-cell office:value-type="float" office:value="0.000286332" calcext:value-type="float">
            <text:p>0.000286332</text:p>
          </table:table-cell>
          <table:table-cell office:value-type="float" office:value="0.000302283" calcext:value-type="float">
            <text:p>0.000302283</text:p>
          </table:table-cell>
          <table:table-cell office:value-type="float" office:value="0.00029493" calcext:value-type="float">
            <text:p>0.00029493</text:p>
          </table:table-cell>
          <table:table-cell office:value-type="float" office:value="0.000294176" calcext:value-type="float">
            <text:p>0.000294176</text:p>
          </table:table-cell>
          <table:table-cell office:value-type="float" office:value="0.000302435" calcext:value-type="float">
            <text:p>0.000302435</text:p>
          </table:table-cell>
          <table:table-cell office:value-type="float" office:value="0.000285986" calcext:value-type="float">
            <text:p>0.000285986</text:p>
          </table:table-cell>
          <table:table-cell office:value-type="float" office:value="0.000295366" calcext:value-type="float">
            <text:p>0.000295366</text:p>
          </table:table-cell>
          <table:table-cell office:value-type="float" office:value="0.000326295" calcext:value-type="float">
            <text:p>0.000326295</text:p>
          </table:table-cell>
          <table:table-cell office:value-type="float" office:value="0.000320573" calcext:value-type="float">
            <text:p>0.000320573</text:p>
          </table:table-cell>
          <table:table-cell table:style-name="ce13" table:formula="of:=AVERAGE([.C12:.L12])" office:value-type="float" office:value="0.0003051121" calcext:value-type="float">
            <text:p>3.05E-04</text:p>
          </table:table-cell>
          <table:table-cell table:style-name="ce14" table:formula="of:=STDEV([.C12:.L12])" office:value-type="float" office:value="0.0000187258593658312" calcext:value-type="float">
            <text:p>1.87258593658312E-05</text:p>
          </table:table-cell>
          <table:table-cell office:value-type="float" office:value="0.000509759" calcext:value-type="float">
            <text:p>0.000509759</text:p>
          </table:table-cell>
          <table:table-cell office:value-type="float" office:value="0.000527575" calcext:value-type="float">
            <text:p>0.000527575</text:p>
          </table:table-cell>
          <table:table-cell office:value-type="float" office:value="0.000508582" calcext:value-type="float">
            <text:p>0.000508582</text:p>
          </table:table-cell>
          <table:table-cell office:value-type="float" office:value="0.000525648" calcext:value-type="float">
            <text:p>0.000525648</text:p>
          </table:table-cell>
          <table:table-cell office:value-type="float" office:value="0.00052343" calcext:value-type="float">
            <text:p>0.00052343</text:p>
          </table:table-cell>
          <table:table-cell office:value-type="float" office:value="0.000519064" calcext:value-type="float">
            <text:p>0.000519064</text:p>
          </table:table-cell>
          <table:table-cell office:value-type="float" office:value="0.000541434" calcext:value-type="float">
            <text:p>0.000541434</text:p>
          </table:table-cell>
          <table:table-cell office:value-type="float" office:value="0.000525767" calcext:value-type="float">
            <text:p>0.000525767</text:p>
          </table:table-cell>
          <table:table-cell office:value-type="float" office:value="0.00051111" calcext:value-type="float">
            <text:p>0.00051111</text:p>
          </table:table-cell>
          <table:table-cell office:value-type="float" office:value="0.000525156" calcext:value-type="float">
            <text:p>0.000525156</text:p>
          </table:table-cell>
          <table:table-cell table:style-name="ce13" table:formula="of:=AVERAGE([.O12:.X12])" office:value-type="float" office:value="0.0005217525" calcext:value-type="float">
            <text:p>5.22E-04</text:p>
          </table:table-cell>
          <table:table-cell table:style-name="ce14" table:formula="of:=STDEV([.O12:.X12])" office:value-type="float" office:value="0.0000100263477813875" calcext:value-type="float">
            <text:p>1.00263477813875E-05</text:p>
          </table:table-cell>
          <table:table-cell office:value-type="float" office:value="0.000173278" calcext:value-type="float">
            <text:p>0.000173278</text:p>
          </table:table-cell>
          <table:table-cell office:value-type="float" office:value="0.000173879" calcext:value-type="float">
            <text:p>0.000173879</text:p>
          </table:table-cell>
          <table:table-cell office:value-type="float" office:value="0.000279018" calcext:value-type="float">
            <text:p>0.000279018</text:p>
          </table:table-cell>
          <table:table-cell office:value-type="float" office:value="0.000172599" calcext:value-type="float">
            <text:p>0.000172599</text:p>
          </table:table-cell>
          <table:table-cell office:value-type="float" office:value="0.000174347" calcext:value-type="float">
            <text:p>0.000174347</text:p>
          </table:table-cell>
          <table:table-cell office:value-type="float" office:value="0.000172042" calcext:value-type="float">
            <text:p>0.000172042</text:p>
          </table:table-cell>
          <table:table-cell office:value-type="float" office:value="0.000172633" calcext:value-type="float">
            <text:p>0.000172633</text:p>
          </table:table-cell>
          <table:table-cell office:value-type="float" office:value="0.000173398" calcext:value-type="float">
            <text:p>0.000173398</text:p>
          </table:table-cell>
          <table:table-cell office:value-type="float" office:value="0.000181333" calcext:value-type="float">
            <text:p>0.000181333</text:p>
          </table:table-cell>
          <table:table-cell office:value-type="float" office:value="0.000187222" calcext:value-type="float">
            <text:p>0.000187222</text:p>
          </table:table-cell>
          <table:table-cell table:style-name="ce13" table:formula="of:=AVERAGE([.AA12:.AJ12])" office:value-type="float" office:value="0.0001859749" calcext:value-type="float">
            <text:p>1.86E-04</text:p>
          </table:table-cell>
          <table:table-cell table:style-name="ce14" table:formula="of:=STDEV([.AA12:.AJ12])" office:value-type="float" office:value="0.000033052275411502" calcext:value-type="float">
            <text:p>3.3052275411502E-05</text:p>
          </table:table-cell>
          <table:table-cell office:value-type="float" office:value="0.000346898" calcext:value-type="float">
            <text:p>0.000346898</text:p>
          </table:table-cell>
          <table:table-cell office:value-type="float" office:value="0.000380408" calcext:value-type="float">
            <text:p>0.000380408</text:p>
          </table:table-cell>
          <table:table-cell office:value-type="float" office:value="0.000326547" calcext:value-type="float">
            <text:p>0.000326547</text:p>
          </table:table-cell>
          <table:table-cell office:value-type="float" office:value="0.000377376" calcext:value-type="float">
            <text:p>0.000377376</text:p>
          </table:table-cell>
          <table:table-cell office:value-type="float" office:value="0.000332328" calcext:value-type="float">
            <text:p>0.000332328</text:p>
          </table:table-cell>
          <table:table-cell office:value-type="float" office:value="0.000331162" calcext:value-type="float">
            <text:p>0.000331162</text:p>
          </table:table-cell>
          <table:table-cell office:value-type="float" office:value="0.000326295" calcext:value-type="float">
            <text:p>0.000326295</text:p>
          </table:table-cell>
          <table:table-cell office:value-type="float" office:value="0.000372022" calcext:value-type="float">
            <text:p>0.000372022</text:p>
          </table:table-cell>
          <table:table-cell office:value-type="float" office:value="0.000326309" calcext:value-type="float">
            <text:p>0.000326309</text:p>
          </table:table-cell>
          <table:table-cell office:value-type="float" office:value="0.0004224" calcext:value-type="float">
            <text:p>0.0004224</text:p>
          </table:table-cell>
          <table:table-cell table:style-name="ce13" table:formula="of:=AVERAGE([.AM12:.AV12])" office:value-type="float" office:value="0.0003541745" calcext:value-type="float">
            <text:p>3.54E-04</text:p>
          </table:table-cell>
          <table:table-cell table:style-name="ce14" table:formula="of:=STDEV([.AM12:.AV12])" office:value-type="float" office:value="0.0000326200036932009" calcext:value-type="float">
            <text:p>3.26200036932009E-05</text:p>
          </table:table-cell>
        </table:table-row>
        <table:table-row table:style-name="ro1">
          <table:table-cell table:style-name="ce11" office:value-type="float" office:value="66150" calcext:value-type="float">
            <text:p>66150</text:p>
          </table:table-cell>
          <table:table-cell/>
          <table:table-cell office:value-type="float" office:value="0.00148642" calcext:value-type="float">
            <text:p>0.00148642</text:p>
          </table:table-cell>
          <table:table-cell office:value-type="float" office:value="0.00149168" calcext:value-type="float">
            <text:p>0.00149168</text:p>
          </table:table-cell>
          <table:table-cell office:value-type="float" office:value="0.00145664" calcext:value-type="float">
            <text:p>0.00145664</text:p>
          </table:table-cell>
          <table:table-cell office:value-type="float" office:value="0.00137204" calcext:value-type="float">
            <text:p>0.00137204</text:p>
          </table:table-cell>
          <table:table-cell office:value-type="float" office:value="0.00145726" calcext:value-type="float">
            <text:p>0.00145726</text:p>
          </table:table-cell>
          <table:table-cell office:value-type="float" office:value="0.00142077" calcext:value-type="float">
            <text:p>0.00142077</text:p>
          </table:table-cell>
          <table:table-cell office:value-type="float" office:value="0.00145662" calcext:value-type="float">
            <text:p>0.00145662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14541" calcext:value-type="float">
            <text:p>0.0014541</text:p>
          </table:table-cell>
          <table:table-cell office:value-type="float" office:value="0.00150359" calcext:value-type="float">
            <text:p>0.00150359</text:p>
          </table:table-cell>
          <table:table-cell table:style-name="ce13" table:formula="of:=AVERAGE([.C13:.L13])" office:value-type="float" office:value="0.001447412" calcext:value-type="float">
            <text:p>1.45E-03</text:p>
          </table:table-cell>
          <table:table-cell table:style-name="ce14" table:formula="of:=STDEV([.C13:.L13])" office:value-type="float" office:value="0.0000454399916373232" calcext:value-type="float">
            <text:p>4.54399916373232E-05</text:p>
          </table:table-cell>
          <table:table-cell office:value-type="float" office:value="0.00327857" calcext:value-type="float">
            <text:p>0.00327857</text:p>
          </table:table-cell>
          <table:table-cell office:value-type="float" office:value="0.00334356" calcext:value-type="float">
            <text:p>0.00334356</text:p>
          </table:table-cell>
          <table:table-cell office:value-type="float" office:value="0.00331291" calcext:value-type="float">
            <text:p>0.00331291</text:p>
          </table:table-cell>
          <table:table-cell office:value-type="float" office:value="0.00321641" calcext:value-type="float">
            <text:p>0.00321641</text:p>
          </table:table-cell>
          <table:table-cell office:value-type="float" office:value="0.00332444" calcext:value-type="float">
            <text:p>0.00332444</text:p>
          </table:table-cell>
          <table:table-cell office:value-type="float" office:value="0.00333167" calcext:value-type="float">
            <text:p>0.00333167</text:p>
          </table:table-cell>
          <table:table-cell office:value-type="float" office:value="0.00330532" calcext:value-type="float">
            <text:p>0.00330532</text:p>
          </table:table-cell>
          <table:table-cell office:value-type="float" office:value="0.00328226" calcext:value-type="float">
            <text:p>0.00328226</text:p>
          </table:table-cell>
          <table:table-cell office:value-type="float" office:value="0.0032915" calcext:value-type="float">
            <text:p>0.0032915</text:p>
          </table:table-cell>
          <table:table-cell office:value-type="float" office:value="0.00330608" calcext:value-type="float">
            <text:p>0.00330608</text:p>
          </table:table-cell>
          <table:table-cell table:style-name="ce13" table:formula="of:=AVERAGE([.O13:.X13])" office:value-type="float" office:value="0.003299272" calcext:value-type="float">
            <text:p>3.30E-03</text:p>
          </table:table-cell>
          <table:table-cell table:style-name="ce14" table:formula="of:=STDEV([.O13:.X13])" office:value-type="float" office:value="0.0000358358972106028" calcext:value-type="float">
            <text:p>3.58358972106028E-05</text:p>
          </table:table-cell>
          <table:table-cell office:value-type="float" office:value="0.000790976" calcext:value-type="float">
            <text:p>0.000790976</text:p>
          </table:table-cell>
          <table:table-cell office:value-type="float" office:value="0.000812914" calcext:value-type="float">
            <text:p>0.000812914</text:p>
          </table:table-cell>
          <table:table-cell office:value-type="float" office:value="0.000721902" calcext:value-type="float">
            <text:p>0.000721902</text:p>
          </table:table-cell>
          <table:table-cell office:value-type="float" office:value="0.000886292" calcext:value-type="float">
            <text:p>0.000886292</text:p>
          </table:table-cell>
          <table:table-cell office:value-type="float" office:value="0.000781937" calcext:value-type="float">
            <text:p>0.000781937</text:p>
          </table:table-cell>
          <table:table-cell office:value-type="float" office:value="0.000806862" calcext:value-type="float">
            <text:p>0.000806862</text:p>
          </table:table-cell>
          <table:table-cell office:value-type="float" office:value="0.000797634" calcext:value-type="float">
            <text:p>0.000797634</text:p>
          </table:table-cell>
          <table:table-cell office:value-type="float" office:value="0.000712872" calcext:value-type="float">
            <text:p>0.000712872</text:p>
          </table:table-cell>
          <table:table-cell office:value-type="float" office:value="0.00085177" calcext:value-type="float">
            <text:p>0.00085177</text:p>
          </table:table-cell>
          <table:table-cell office:value-type="float" office:value="0.000722876" calcext:value-type="float">
            <text:p>0.000722876</text:p>
          </table:table-cell>
          <table:table-cell table:style-name="ce13" table:formula="of:=AVERAGE([.AA13:.AJ13])" office:value-type="float" office:value="0.0007886035" calcext:value-type="float">
            <text:p>7.89E-04</text:p>
          </table:table-cell>
          <table:table-cell table:style-name="ce14" table:formula="of:=STDEV([.AA13:.AJ13])" office:value-type="float" office:value="0.0000568560544479556" calcext:value-type="float">
            <text:p>5.68560544479556E-05</text:p>
          </table:table-cell>
          <table:table-cell office:value-type="float" office:value="0.00187074" calcext:value-type="float">
            <text:p>0.00187074</text:p>
          </table:table-cell>
          <table:table-cell office:value-type="float" office:value="0.00191186" calcext:value-type="float">
            <text:p>0.00191186</text:p>
          </table:table-cell>
          <table:table-cell office:value-type="float" office:value="0.00209397" calcext:value-type="float">
            <text:p>0.00209397</text:p>
          </table:table-cell>
          <table:table-cell office:value-type="float" office:value="0.00194002" calcext:value-type="float">
            <text:p>0.00194002</text:p>
          </table:table-cell>
          <table:table-cell office:value-type="float" office:value="0.0019582" calcext:value-type="float">
            <text:p>0.0019582</text:p>
          </table:table-cell>
          <table:table-cell office:value-type="float" office:value="0.00186195" calcext:value-type="float">
            <text:p>0.00186195</text:p>
          </table:table-cell>
          <table:table-cell office:value-type="float" office:value="0.00187732" calcext:value-type="float">
            <text:p>0.00187732</text:p>
          </table:table-cell>
          <table:table-cell office:value-type="float" office:value="0.00203636" calcext:value-type="float">
            <text:p>0.00203636</text:p>
          </table:table-cell>
          <table:table-cell office:value-type="float" office:value="0.00186258" calcext:value-type="float">
            <text:p>0.00186258</text:p>
          </table:table-cell>
          <table:table-cell office:value-type="float" office:value="0.0019104" calcext:value-type="float">
            <text:p>0.0019104</text:p>
          </table:table-cell>
          <table:table-cell table:style-name="ce13" table:formula="of:=AVERAGE([.AM13:.AV13])" office:value-type="float" office:value="0.00193234" calcext:value-type="float">
            <text:p>1.93E-03</text:p>
          </table:table-cell>
          <table:table-cell table:style-name="ce14" table:formula="of:=STDEV([.AM13:.AV13])" office:value-type="float" office:value="0.0000783268815782792" calcext:value-type="float">
            <text:p>7.83268815782792E-05</text:p>
          </table:table-cell>
        </table:table-row>
        <table:table-row table:style-name="ro1">
          <table:table-cell table:style-name="ce11" office:value-type="float" office:value="257250" calcext:value-type="float">
            <text:p>257250</text:p>
          </table:table-cell>
          <table:table-cell/>
          <table:table-cell office:value-type="float" office:value="0.00614715" calcext:value-type="float">
            <text:p>0.00614715</text:p>
          </table:table-cell>
          <table:table-cell office:value-type="float" office:value="0.00618794" calcext:value-type="float">
            <text:p>0.00618794</text:p>
          </table:table-cell>
          <table:table-cell office:value-type="float" office:value="0.00613989" calcext:value-type="float">
            <text:p>0.00613989</text:p>
          </table:table-cell>
          <table:table-cell office:value-type="float" office:value="0.00628961" calcext:value-type="float">
            <text:p>0.00628961</text:p>
          </table:table-cell>
          <table:table-cell office:value-type="float" office:value="0.00611447" calcext:value-type="float">
            <text:p>0.00611447</text:p>
          </table:table-cell>
          <table:table-cell office:value-type="float" office:value="0.00612182" calcext:value-type="float">
            <text:p>0.00612182</text:p>
          </table:table-cell>
          <table:table-cell office:value-type="float" office:value="0.00627593" calcext:value-type="float">
            <text:p>0.00627593</text:p>
          </table:table-cell>
          <table:table-cell office:value-type="float" office:value="0.0061553" calcext:value-type="float">
            <text:p>0.0061553</text:p>
          </table:table-cell>
          <table:table-cell office:value-type="float" office:value="0.00616295" calcext:value-type="float">
            <text:p>0.00616295</text:p>
          </table:table-cell>
          <table:table-cell office:value-type="float" office:value="0.00617591" calcext:value-type="float">
            <text:p>0.00617591</text:p>
          </table:table-cell>
          <table:table-cell table:style-name="ce13" table:formula="of:=AVERAGE([.C14:.L14])" office:value-type="float" office:value="0.006177097" calcext:value-type="float">
            <text:p>6.18E-03</text:p>
          </table:table-cell>
          <table:table-cell table:style-name="ce14" table:formula="of:=STDEV([.C14:.L14])" office:value-type="float" office:value="0.0000600742457390112" calcext:value-type="float">
            <text:p>6.00742457390112E-05</text:p>
          </table:table-cell>
          <table:table-cell office:value-type="float" office:value="0.0175812" calcext:value-type="float">
            <text:p>0.0175812</text:p>
          </table:table-cell>
          <table:table-cell office:value-type="float" office:value="0.0177235" calcext:value-type="float">
            <text:p>0.0177235</text:p>
          </table:table-cell>
          <table:table-cell office:value-type="float" office:value="0.0173929" calcext:value-type="float">
            <text:p>0.0173929</text:p>
          </table:table-cell>
          <table:table-cell office:value-type="float" office:value="0.0179737" calcext:value-type="float">
            <text:p>0.0179737</text:p>
          </table:table-cell>
          <table:table-cell office:value-type="float" office:value="0.0173056" calcext:value-type="float">
            <text:p>0.0173056</text:p>
          </table:table-cell>
          <table:table-cell office:value-type="float" office:value="0.0173402" calcext:value-type="float">
            <text:p>0.0173402</text:p>
          </table:table-cell>
          <table:table-cell office:value-type="float" office:value="0.017987" calcext:value-type="float">
            <text:p>0.017987</text:p>
          </table:table-cell>
          <table:table-cell office:value-type="float" office:value="0.0178002" calcext:value-type="float">
            <text:p>0.0178002</text:p>
          </table:table-cell>
          <table:table-cell office:value-type="float" office:value="0.0177982" calcext:value-type="float">
            <text:p>0.0177982</text:p>
          </table:table-cell>
          <table:table-cell office:value-type="float" office:value="0.0177842" calcext:value-type="float">
            <text:p>0.0177842</text:p>
          </table:table-cell>
          <table:table-cell table:style-name="ce13" table:formula="of:=AVERAGE([.O14:.X14])" office:value-type="float" office:value="0.01766867" calcext:value-type="float">
            <text:p>1.77E-02</text:p>
          </table:table-cell>
          <table:table-cell table:style-name="ce14" table:formula="of:=STDEV([.O14:.X14])" office:value-type="float" office:value="0.000251268210174794" calcext:value-type="float">
            <text:p>0.000251268210175</text:p>
          </table:table-cell>
          <table:table-cell office:value-type="float" office:value="0.00298788" calcext:value-type="float">
            <text:p>0.00298788</text:p>
          </table:table-cell>
          <table:table-cell office:value-type="float" office:value="0.00298115" calcext:value-type="float">
            <text:p>0.00298115</text:p>
          </table:table-cell>
          <table:table-cell office:value-type="float" office:value="0.00317321" calcext:value-type="float">
            <text:p>0.00317321</text:p>
          </table:table-cell>
          <table:table-cell office:value-type="float" office:value="0.00315053" calcext:value-type="float">
            <text:p>0.00315053</text:p>
          </table:table-cell>
          <table:table-cell office:value-type="float" office:value="0.00298019" calcext:value-type="float">
            <text:p>0.00298019</text:p>
          </table:table-cell>
          <table:table-cell office:value-type="float" office:value="0.00307421" calcext:value-type="float">
            <text:p>0.00307421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12617" calcext:value-type="float">
            <text:p>0.00312617</text:p>
          </table:table-cell>
          <table:table-cell office:value-type="float" office:value="0.00313778" calcext:value-type="float">
            <text:p>0.00313778</text:p>
          </table:table-cell>
          <table:table-cell office:value-type="float" office:value="0.00298665" calcext:value-type="float">
            <text:p>0.00298665</text:p>
          </table:table-cell>
          <table:table-cell table:style-name="ce13" table:formula="of:=AVERAGE([.AA14:.AJ14])" office:value-type="float" office:value="0.003059077" calcext:value-type="float">
            <text:p>3.06E-03</text:p>
          </table:table-cell>
          <table:table-cell table:style-name="ce14" table:formula="of:=STDEV([.AA14:.AJ14])" office:value-type="float" office:value="0.0000811659908322308" calcext:value-type="float">
            <text:p>8.11659908322308E-05</text:p>
          </table:table-cell>
          <table:table-cell office:value-type="float" office:value="0.0101846" calcext:value-type="float">
            <text:p>0.0101846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2678" calcext:value-type="float">
            <text:p>0.0102678</text:p>
          </table:table-cell>
          <table:table-cell office:value-type="float" office:value="0.0101849" calcext:value-type="float">
            <text:p>0.0101849</text:p>
          </table:table-cell>
          <table:table-cell office:value-type="float" office:value="0.0100106" calcext:value-type="float">
            <text:p>0.0100106</text:p>
          </table:table-cell>
          <table:table-cell office:value-type="float" office:value="0.0103311" calcext:value-type="float">
            <text:p>0.0103311</text:p>
          </table:table-cell>
          <table:table-cell office:value-type="float" office:value="0.0102264" calcext:value-type="float">
            <text:p>0.0102264</text:p>
          </table:table-cell>
          <table:table-cell office:value-type="float" office:value="0.0102039" calcext:value-type="float">
            <text:p>0.0102039</text:p>
          </table:table-cell>
          <table:table-cell office:value-type="float" office:value="0.0101743" calcext:value-type="float">
            <text:p>0.0101743</text:p>
          </table:table-cell>
          <table:table-cell table:style-name="ce13" table:formula="of:=AVERAGE([.AM14:.AV14])" office:value-type="float" office:value="0.01019799" calcext:value-type="float">
            <text:p>1.02E-02</text:p>
          </table:table-cell>
          <table:table-cell table:style-name="ce14" table:formula="of:=STDEV([.AM14:.AV14])" office:value-type="float" office:value="0.0000868905627147671" calcext:value-type="float">
            <text:p>8.68905627147671E-05</text:p>
          </table:table-cell>
        </table:table-row>
        <table:table-row table:style-name="ro1">
          <table:table-cell table:style-name="ce11" office:value-type="float" office:value="1080450" calcext:value-type="float">
            <text:p>1080450</text:p>
          </table:table-cell>
          <table:table-cell/>
          <table:table-cell office:value-type="float" office:value="0.030416" calcext:value-type="float">
            <text:p>0.030416</text:p>
          </table:table-cell>
          <table:table-cell office:value-type="float" office:value="0.0302589" calcext:value-type="float">
            <text:p>0.0302589</text:p>
          </table:table-cell>
          <table:table-cell office:value-type="float" office:value="0.030574" calcext:value-type="float">
            <text:p>0.030574</text:p>
          </table:table-cell>
          <table:table-cell office:value-type="float" office:value="0.0302779" calcext:value-type="float">
            <text:p>0.0302779</text:p>
          </table:table-cell>
          <table:table-cell office:value-type="float" office:value="0.0302655" calcext:value-type="float">
            <text:p>0.0302655</text:p>
          </table:table-cell>
          <table:table-cell office:value-type="float" office:value="0.0301617" calcext:value-type="float">
            <text:p>0.0301617</text:p>
          </table:table-cell>
          <table:table-cell office:value-type="float" office:value="0.030583" calcext:value-type="float">
            <text:p>0.030583</text:p>
          </table:table-cell>
          <table:table-cell office:value-type="float" office:value="0.0304954" calcext:value-type="float">
            <text:p>0.0304954</text:p>
          </table:table-cell>
          <table:table-cell office:value-type="float" office:value="0.0304065" calcext:value-type="float">
            <text:p>0.0304065</text:p>
          </table:table-cell>
          <table:table-cell office:value-type="float" office:value="0.0302602" calcext:value-type="float">
            <text:p>0.0302602</text:p>
          </table:table-cell>
          <table:table-cell table:style-name="ce13" table:formula="of:=AVERAGE([.C15:.L15])" office:value-type="float" office:value="0.03036991" calcext:value-type="float">
            <text:p>3.04E-02</text:p>
          </table:table-cell>
          <table:table-cell table:style-name="ce14" table:formula="of:=STDEV([.C15:.L15])" office:value-type="float" office:value="0.000146571608968298" calcext:value-type="float">
            <text:p>0.000146571608968</text:p>
          </table:table-cell>
          <table:table-cell office:value-type="float" office:value="0.0914018" calcext:value-type="float">
            <text:p>0.0914018</text:p>
          </table:table-cell>
          <table:table-cell office:value-type="float" office:value="0.0920365" calcext:value-type="float">
            <text:p>0.0920365</text:p>
          </table:table-cell>
          <table:table-cell office:value-type="float" office:value="0.0947606" calcext:value-type="float">
            <text:p>0.0947606</text:p>
          </table:table-cell>
          <table:table-cell office:value-type="float" office:value="0.093755" calcext:value-type="float">
            <text:p>0.093755</text:p>
          </table:table-cell>
          <table:table-cell office:value-type="float" office:value="0.0911752" calcext:value-type="float">
            <text:p>0.0911752</text:p>
          </table:table-cell>
          <table:table-cell office:value-type="float" office:value="0.093172" calcext:value-type="float">
            <text:p>0.093172</text:p>
          </table:table-cell>
          <table:table-cell office:value-type="float" office:value="0.092045" calcext:value-type="float">
            <text:p>0.092045</text:p>
          </table:table-cell>
          <table:table-cell office:value-type="float" office:value="0.0944492" calcext:value-type="float">
            <text:p>0.0944492</text:p>
          </table:table-cell>
          <table:table-cell office:value-type="float" office:value="0.0937051" calcext:value-type="float">
            <text:p>0.0937051</text:p>
          </table:table-cell>
          <table:table-cell office:value-type="float" office:value="0.0934252" calcext:value-type="float">
            <text:p>0.0934252</text:p>
          </table:table-cell>
          <table:table-cell table:style-name="ce13" table:formula="of:=AVERAGE([.O15:.X15])" office:value-type="float" office:value="0.09299256" calcext:value-type="float">
            <text:p>9.30E-02</text:p>
          </table:table-cell>
          <table:table-cell table:style-name="ce14" table:formula="of:=STDEV([.O15:.X15])" office:value-type="float" office:value="0.00125615838721786" calcext:value-type="float">
            <text:p>0.001256158387218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178347" calcext:value-type="float">
            <text:p>0.0178347</text:p>
          </table:table-cell>
          <table:table-cell office:value-type="float" office:value="0.0175648" calcext:value-type="float">
            <text:p>0.0175648</text:p>
          </table:table-cell>
          <table:table-cell office:value-type="float" office:value="0.017748" calcext:value-type="float">
            <text:p>0.017748</text:p>
          </table:table-cell>
          <table:table-cell office:value-type="float" office:value="0.0175628" calcext:value-type="float">
            <text:p>0.0175628</text:p>
          </table:table-cell>
          <table:table-cell office:value-type="float" office:value="0.0177383" calcext:value-type="float">
            <text:p>0.0177383</text:p>
          </table:table-cell>
          <table:table-cell office:value-type="float" office:value="0.0177257" calcext:value-type="float">
            <text:p>0.0177257</text:p>
          </table:table-cell>
          <table:table-cell office:value-type="float" office:value="0.0177743" calcext:value-type="float">
            <text:p>0.0177743</text:p>
          </table:table-cell>
          <table:table-cell office:value-type="float" office:value="0.0177269" calcext:value-type="float">
            <text:p>0.0177269</text:p>
          </table:table-cell>
          <table:table-cell office:value-type="float" office:value="0.0175581" calcext:value-type="float">
            <text:p>0.0175581</text:p>
          </table:table-cell>
          <table:table-cell table:style-name="ce13" table:formula="of:=AVERAGE([.AA15:.AJ15])" office:value-type="float" office:value="0.01768996" calcext:value-type="float">
            <text:p>1.77E-02</text:p>
          </table:table-cell>
          <table:table-cell table:style-name="ce14" table:formula="of:=STDEV([.AA15:.AJ15])" office:value-type="float" office:value="0.0000978695526368304" calcext:value-type="float">
            <text:p>9.78695526368304E-05</text:p>
          </table:table-cell>
          <table:table-cell office:value-type="float" office:value="0.0622619" calcext:value-type="float">
            <text:p>0.0622619</text:p>
          </table:table-cell>
          <table:table-cell office:value-type="float" office:value="0.0622559" calcext:value-type="float">
            <text:p>0.0622559</text:p>
          </table:table-cell>
          <table:table-cell office:value-type="float" office:value="0.0619912" calcext:value-type="float">
            <text:p>0.0619912</text:p>
          </table:table-cell>
          <table:table-cell office:value-type="float" office:value="0.0624707" calcext:value-type="float">
            <text:p>0.0624707</text:p>
          </table:table-cell>
          <table:table-cell office:value-type="float" office:value="0.0622894" calcext:value-type="float">
            <text:p>0.0622894</text:p>
          </table:table-cell>
          <table:table-cell office:value-type="float" office:value="0.0625525" calcext:value-type="float">
            <text:p>0.0625525</text:p>
          </table:table-cell>
          <table:table-cell office:value-type="float" office:value="0.062383" calcext:value-type="float">
            <text:p>0.062383</text:p>
          </table:table-cell>
          <table:table-cell office:value-type="float" office:value="0.0620754" calcext:value-type="float">
            <text:p>0.0620754</text:p>
          </table:table-cell>
          <table:table-cell office:value-type="float" office:value="0.0626013" calcext:value-type="float">
            <text:p>0.0626013</text:p>
          </table:table-cell>
          <table:table-cell office:value-type="float" office:value="0.0621961" calcext:value-type="float">
            <text:p>0.0621961</text:p>
          </table:table-cell>
          <table:table-cell table:style-name="ce13" table:formula="of:=AVERAGE([.AM15:.AV15])" office:value-type="float" office:value="0.06230774" calcext:value-type="float">
            <text:p>6.23E-02</text:p>
          </table:table-cell>
          <table:table-cell table:style-name="ce14" table:formula="of:=STDEV([.AM15:.AV15])" office:value-type="float" office:value="0.000197223208010056" calcext:value-type="float">
            <text:p>0.00019722320801</text:p>
          </table:table-cell>
        </table:table-row>
        <table:table-row table:style-name="ro1">
          <table:table-cell table:style-name="ce11" office:value-type="float" office:value="4321800" calcext:value-type="float">
            <text:p>4321800</text:p>
          </table:table-cell>
          <table:table-cell/>
          <table:table-cell office:value-type="float" office:value="0.159977" calcext:value-type="float">
            <text:p>0.159977</text:p>
          </table:table-cell>
          <table:table-cell office:value-type="float" office:value="0.161667" calcext:value-type="float">
            <text:p>0.161667</text:p>
          </table:table-cell>
          <table:table-cell office:value-type="float" office:value="0.15843" calcext:value-type="float">
            <text:p>0.15843</text:p>
          </table:table-cell>
          <table:table-cell office:value-type="float" office:value="0.158286" calcext:value-type="float">
            <text:p>0.158286</text:p>
          </table:table-cell>
          <table:table-cell office:value-type="float" office:value="0.160677" calcext:value-type="float">
            <text:p>0.160677</text:p>
          </table:table-cell>
          <table:table-cell office:value-type="float" office:value="0.161275" calcext:value-type="float">
            <text:p>0.161275</text:p>
          </table:table-cell>
          <table:table-cell office:value-type="float" office:value="0.160172" calcext:value-type="float">
            <text:p>0.160172</text:p>
          </table:table-cell>
          <table:table-cell office:value-type="float" office:value="0.159447" calcext:value-type="float">
            <text:p>0.159447</text:p>
          </table:table-cell>
          <table:table-cell office:value-type="float" office:value="0.158869" calcext:value-type="float">
            <text:p>0.158869</text:p>
          </table:table-cell>
          <table:table-cell office:value-type="float" office:value="0.159191" calcext:value-type="float">
            <text:p>0.159191</text:p>
          </table:table-cell>
          <table:table-cell table:style-name="ce13" table:formula="of:=AVERAGE([.C16:.L16])" office:value-type="float" office:value="0.1597991" calcext:value-type="float">
            <text:p>1.60E-01</text:p>
          </table:table-cell>
          <table:table-cell table:style-name="ce14" table:formula="of:=STDEV([.C16:.L16])" office:value-type="float" office:value="0.00116100985257567" calcext:value-type="float">
            <text:p>0.001161009852576</text:p>
          </table:table-cell>
          <table:table-cell office:value-type="float" office:value="0.538555" calcext:value-type="float">
            <text:p>0.538555</text:p>
          </table:table-cell>
          <table:table-cell office:value-type="float" office:value="0.537589" calcext:value-type="float">
            <text:p>0.537589</text:p>
          </table:table-cell>
          <table:table-cell office:value-type="float" office:value="0.538569" calcext:value-type="float">
            <text:p>0.538569</text:p>
          </table:table-cell>
          <table:table-cell office:value-type="float" office:value="0.528677" calcext:value-type="float">
            <text:p>0.528677</text:p>
          </table:table-cell>
          <table:table-cell office:value-type="float" office:value="0.539298" calcext:value-type="float">
            <text:p>0.539298</text:p>
          </table:table-cell>
          <table:table-cell office:value-type="float" office:value="0.539101" calcext:value-type="float">
            <text:p>0.539101</text:p>
          </table:table-cell>
          <table:table-cell office:value-type="float" office:value="0.538977" calcext:value-type="float">
            <text:p>0.538977</text:p>
          </table:table-cell>
          <table:table-cell office:value-type="float" office:value="0.538489" calcext:value-type="float">
            <text:p>0.538489</text:p>
          </table:table-cell>
          <table:table-cell office:value-type="float" office:value="0.539191" calcext:value-type="float">
            <text:p>0.539191</text:p>
          </table:table-cell>
          <table:table-cell office:value-type="float" office:value="0.53905" calcext:value-type="float">
            <text:p>0.53905</text:p>
          </table:table-cell>
          <table:table-cell table:style-name="ce13" table:formula="of:=AVERAGE([.O16:.X16])" office:value-type="float" office:value="0.5377496" calcext:value-type="float">
            <text:p>5.38E-01</text:p>
          </table:table-cell>
          <table:table-cell table:style-name="ce14" table:formula="of:=STDEV([.O16:.X16])" office:value-type="float" office:value="0.00322668853987077" calcext:value-type="float">
            <text:p>0.003226688539871</text:p>
          </table:table-cell>
          <table:table-cell office:value-type="float" office:value="0.0943949" calcext:value-type="float">
            <text:p>0.0943949</text:p>
          </table:table-cell>
          <table:table-cell office:value-type="float" office:value="0.0961218" calcext:value-type="float">
            <text:p>0.0961218</text:p>
          </table:table-cell>
          <table:table-cell office:value-type="float" office:value="0.0956115" calcext:value-type="float">
            <text:p>0.0956115</text:p>
          </table:table-cell>
          <table:table-cell office:value-type="float" office:value="0.0952936" calcext:value-type="float">
            <text:p>0.0952936</text:p>
          </table:table-cell>
          <table:table-cell office:value-type="float" office:value="0.0965515" calcext:value-type="float">
            <text:p>0.0965515</text:p>
          </table:table-cell>
          <table:table-cell office:value-type="float" office:value="0.0940526" calcext:value-type="float">
            <text:p>0.0940526</text:p>
          </table:table-cell>
          <table:table-cell office:value-type="float" office:value="0.0955573" calcext:value-type="float">
            <text:p>0.0955573</text:p>
          </table:table-cell>
          <table:table-cell office:value-type="float" office:value="0.0934145" calcext:value-type="float">
            <text:p>0.0934145</text:p>
          </table:table-cell>
          <table:table-cell office:value-type="float" office:value="0.0946126" calcext:value-type="float">
            <text:p>0.0946126</text:p>
          </table:table-cell>
          <table:table-cell office:value-type="float" office:value="0.0940825" calcext:value-type="float">
            <text:p>0.0940825</text:p>
          </table:table-cell>
          <table:table-cell table:style-name="ce13" table:formula="of:=AVERAGE([.AA16:.AJ16])" office:value-type="float" office:value="0.09496928" calcext:value-type="float">
            <text:p>9.50E-02</text:p>
          </table:table-cell>
          <table:table-cell table:style-name="ce14" table:formula="of:=STDEV([.AA16:.AJ16])" office:value-type="float" office:value="0.00101084534678214" calcext:value-type="float">
            <text:p>0.001010845346782</text:p>
          </table:table-cell>
          <table:table-cell office:value-type="float" office:value="0.446974" calcext:value-type="float">
            <text:p>0.446974</text:p>
          </table:table-cell>
          <table:table-cell office:value-type="float" office:value="0.447035" calcext:value-type="float">
            <text:p>0.447035</text:p>
          </table:table-cell>
          <table:table-cell office:value-type="float" office:value="0.446791" calcext:value-type="float">
            <text:p>0.446791</text:p>
          </table:table-cell>
          <table:table-cell office:value-type="float" office:value="0.446808" calcext:value-type="float">
            <text:p>0.446808</text:p>
          </table:table-cell>
          <table:table-cell office:value-type="float" office:value="0.446749" calcext:value-type="float">
            <text:p>0.446749</text:p>
          </table:table-cell>
          <table:table-cell office:value-type="float" office:value="0.446386" calcext:value-type="float">
            <text:p>0.446386</text:p>
          </table:table-cell>
          <table:table-cell office:value-type="float" office:value="0.446894" calcext:value-type="float">
            <text:p>0.446894</text:p>
          </table:table-cell>
          <table:table-cell office:value-type="float" office:value="0.447404" calcext:value-type="float">
            <text:p>0.447404</text:p>
          </table:table-cell>
          <table:table-cell office:value-type="float" office:value="0.446968" calcext:value-type="float">
            <text:p>0.446968</text:p>
          </table:table-cell>
          <table:table-cell office:value-type="float" office:value="0.446492" calcext:value-type="float">
            <text:p>0.446492</text:p>
          </table:table-cell>
          <table:table-cell table:style-name="ce13" table:formula="of:=AVERAGE([.AM16:.AV16])" office:value-type="float" office:value="0.4468501" calcext:value-type="float">
            <text:p>4.47E-01</text:p>
          </table:table-cell>
          <table:table-cell table:style-name="ce14" table:formula="of:=STDEV([.AM16:.AV16])" office:value-type="float" office:value="0.000285050268471279" calcext:value-type="float">
            <text:p>0.000285050268471</text:p>
          </table:table-cell>
        </table:table-row>
        <table:table-row table:style-name="ro1">
          <table:table-cell table:style-name="ce11" office:value-type="float" office:value="15435000" calcext:value-type="float">
            <text:p>15435000</text:p>
          </table:table-cell>
          <table:table-cell/>
          <table:table-cell office:value-type="float" office:value="0.814413" calcext:value-type="float">
            <text:p>0.814413</text:p>
          </table:table-cell>
          <table:table-cell office:value-type="float" office:value="0.788406" calcext:value-type="float">
            <text:p>0.788406</text:p>
          </table:table-cell>
          <table:table-cell office:value-type="float" office:value="0.786059" calcext:value-type="float">
            <text:p>0.786059</text:p>
          </table:table-cell>
          <table:table-cell office:value-type="float" office:value="0.783933" calcext:value-type="float">
            <text:p>0.783933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0.785381" calcext:value-type="float">
            <text:p>0.785381</text:p>
          </table:table-cell>
          <table:table-cell office:value-type="float" office:value="0.786446" calcext:value-type="float">
            <text:p>0.786446</text:p>
          </table:table-cell>
          <table:table-cell office:value-type="float" office:value="0.787651" calcext:value-type="float">
            <text:p>0.787651</text:p>
          </table:table-cell>
          <table:table-cell office:value-type="float" office:value="0.815172" calcext:value-type="float">
            <text:p>0.815172</text:p>
          </table:table-cell>
          <table:table-cell office:value-type="float" office:value="0.783839" calcext:value-type="float">
            <text:p>0.783839</text:p>
          </table:table-cell>
          <table:table-cell table:style-name="ce13" table:formula="of:=AVERAGE([.C17:.L17])" office:value-type="float" office:value="0.791604" calcext:value-type="float">
            <text:p>7.92E-01</text:p>
          </table:table-cell>
          <table:table-cell table:style-name="ce14" table:formula="of:=STDEV([.C17:.L17])" office:value-type="float" office:value="0.0123102766373826" calcext:value-type="float">
            <text:p>0.012310276637383</text:p>
          </table:table-cell>
          <table:table-cell office:value-type="float" office:value="2.15375" calcext:value-type="float">
            <text:p>2.15375</text:p>
          </table:table-cell>
          <table:table-cell office:value-type="float" office:value="2.16219" calcext:value-type="float">
            <text:p>2.16219</text:p>
          </table:table-cell>
          <table:table-cell office:value-type="float" office:value="2.15796" calcext:value-type="float">
            <text:p>2.15796</text:p>
          </table:table-cell>
          <table:table-cell office:value-type="float" office:value="2.15346" calcext:value-type="float">
            <text:p>2.15346</text:p>
          </table:table-cell>
          <table:table-cell office:value-type="float" office:value="2.15641" calcext:value-type="float">
            <text:p>2.15641</text:p>
          </table:table-cell>
          <table:table-cell office:value-type="float" office:value="2.15871" calcext:value-type="float">
            <text:p>2.15871</text:p>
          </table:table-cell>
          <table:table-cell office:value-type="float" office:value="2.1541" calcext:value-type="float">
            <text:p>2.1541</text:p>
          </table:table-cell>
          <table:table-cell office:value-type="float" office:value="2.15499" calcext:value-type="float">
            <text:p>2.15499</text:p>
          </table:table-cell>
          <table:table-cell office:value-type="float" office:value="2.14942" calcext:value-type="float">
            <text:p>2.14942</text:p>
          </table:table-cell>
          <table:table-cell office:value-type="float" office:value="2.15195" calcext:value-type="float">
            <text:p>2.15195</text:p>
          </table:table-cell>
          <table:table-cell table:style-name="ce13" table:formula="of:=AVERAGE([.O17:.X17])" office:value-type="float" office:value="2.155294" calcext:value-type="float">
            <text:p>2.16E+00</text:p>
          </table:table-cell>
          <table:table-cell table:style-name="ce14" table:formula="of:=STDEV([.O17:.X17])" office:value-type="float" office:value="0.00365951787959985" calcext:value-type="float">
            <text:p>0.0036595178796</text:p>
          </table:table-cell>
          <table:table-cell office:value-type="float" office:value="0.402252" calcext:value-type="float">
            <text:p>0.402252</text:p>
          </table:table-cell>
          <table:table-cell office:value-type="float" office:value="0.408466" calcext:value-type="float">
            <text:p>0.408466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40219" calcext:value-type="float">
            <text:p>0.40219</text:p>
          </table:table-cell>
          <table:table-cell office:value-type="float" office:value="0.405723" calcext:value-type="float">
            <text:p>0.405723</text:p>
          </table:table-cell>
          <table:table-cell office:value-type="float" office:value="0.406649" calcext:value-type="float">
            <text:p>0.406649</text:p>
          </table:table-cell>
          <table:table-cell office:value-type="float" office:value="0.403669" calcext:value-type="float">
            <text:p>0.403669</text:p>
          </table:table-cell>
          <table:table-cell office:value-type="float" office:value="0.405775" calcext:value-type="float">
            <text:p>0.405775</text:p>
          </table:table-cell>
          <table:table-cell office:value-type="float" office:value="0.408908" calcext:value-type="float">
            <text:p>0.408908</text:p>
          </table:table-cell>
          <table:table-cell office:value-type="float" office:value="0.401347" calcext:value-type="float">
            <text:p>0.401347</text:p>
          </table:table-cell>
          <table:table-cell table:style-name="ce13" table:formula="of:=AVERAGE([.AA17:.AJ17])" office:value-type="float" office:value="0.4049409" calcext:value-type="float">
            <text:p>4.05E-01</text:p>
          </table:table-cell>
          <table:table-cell table:style-name="ce14" table:formula="of:=STDEV([.AA17:.AJ17])" office:value-type="float" office:value="0.00262428235481202" calcext:value-type="float">
            <text:p>0.002624282354812</text:p>
          </table:table-cell>
          <table:table-cell office:value-type="float" office:value="1.40922" calcext:value-type="float">
            <text:p>1.40922</text:p>
          </table:table-cell>
          <table:table-cell office:value-type="float" office:value="1.41077" calcext:value-type="float">
            <text:p>1.41077</text:p>
          </table:table-cell>
          <table:table-cell office:value-type="float" office:value="1.40986" calcext:value-type="float">
            <text:p>1.40986</text:p>
          </table:table-cell>
          <table:table-cell office:value-type="float" office:value="1.40959" calcext:value-type="float">
            <text:p>1.40959</text:p>
          </table:table-cell>
          <table:table-cell office:value-type="float" office:value="1.41009" calcext:value-type="float">
            <text:p>1.41009</text:p>
          </table:table-cell>
          <table:table-cell office:value-type="float" office:value="1.41122" calcext:value-type="float">
            <text:p>1.41122</text:p>
          </table:table-cell>
          <table:table-cell office:value-type="float" office:value="1.41038" calcext:value-type="float">
            <text:p>1.41038</text:p>
          </table:table-cell>
          <table:table-cell office:value-type="float" office:value="1.40905" calcext:value-type="float">
            <text:p>1.40905</text:p>
          </table:table-cell>
          <table:table-cell office:value-type="float" office:value="1.40887" calcext:value-type="float">
            <text:p>1.40887</text:p>
          </table:table-cell>
          <table:table-cell office:value-type="float" office:value="1.4096" calcext:value-type="float">
            <text:p>1.4096</text:p>
          </table:table-cell>
          <table:table-cell table:style-name="ce13" table:formula="of:=AVERAGE([.AM17:.AV17])" office:value-type="float" office:value="1.409865" calcext:value-type="float">
            <text:p>1.41E+00</text:p>
          </table:table-cell>
          <table:table-cell table:style-name="ce14" table:formula="of:=STDEV([.AM17:.AV17])" office:value-type="float" office:value="0.000759169868269885" calcext:value-type="float">
            <text:p>0.00075916986827</text:p>
          </table:table-cell>
        </table:table-row>
        <table:table-row table:style-name="ro1">
          <table:table-cell table:style-name="ce11" office:value-type="float" office:value="64827000" calcext:value-type="float">
            <text:p>64827000</text:p>
          </table:table-cell>
          <table:table-cell/>
          <table:table-cell office:value-type="float" office:value="3.6637" calcext:value-type="float">
            <text:p>3.6637</text:p>
          </table:table-cell>
          <table:table-cell office:value-type="float" office:value="3.66603" calcext:value-type="float">
            <text:p>3.66603</text:p>
          </table:table-cell>
          <table:table-cell office:value-type="float" office:value="3.64357" calcext:value-type="float">
            <text:p>3.64357</text:p>
          </table:table-cell>
          <table:table-cell office:value-type="float" office:value="3.64084" calcext:value-type="float">
            <text:p>3.64084</text:p>
          </table:table-cell>
          <table:table-cell office:value-type="float" office:value="3.64339" calcext:value-type="float">
            <text:p>3.64339</text:p>
          </table:table-cell>
          <table:table-cell office:value-type="float" office:value="3.63999" calcext:value-type="float">
            <text:p>3.63999</text:p>
          </table:table-cell>
          <table:table-cell office:value-type="float" office:value="3.6431" calcext:value-type="float">
            <text:p>3.6431</text:p>
          </table:table-cell>
          <table:table-cell office:value-type="float" office:value="3.63977" calcext:value-type="float">
            <text:p>3.63977</text:p>
          </table:table-cell>
          <table:table-cell office:value-type="float" office:value="3.6369" calcext:value-type="float">
            <text:p>3.6369</text:p>
          </table:table-cell>
          <table:table-cell office:value-type="float" office:value="3.64496" calcext:value-type="float">
            <text:p>3.64496</text:p>
          </table:table-cell>
          <table:table-cell table:style-name="ce13" table:formula="of:=AVERAGE([.C18:.L18])" office:value-type="float" office:value="3.646225" calcext:value-type="float">
            <text:p>3.65E+00</text:p>
          </table:table-cell>
          <table:table-cell table:style-name="ce14" table:formula="of:=STDEV([.C18:.L18])" office:value-type="float" office:value="0.0101135873951828" calcext:value-type="float">
            <text:p>0.010113587395183</text:p>
          </table:table-cell>
          <table:table-cell office:value-type="float" office:value="11.8528" calcext:value-type="float">
            <text:p>11.8528</text:p>
          </table:table-cell>
          <table:table-cell office:value-type="float" office:value="11.8541" calcext:value-type="float">
            <text:p>11.854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1.8778" calcext:value-type="float">
            <text:p>11.8778</text:p>
          </table:table-cell>
          <table:table-cell office:value-type="float" office:value="11.8826" calcext:value-type="float">
            <text:p>11.8826</text:p>
          </table:table-cell>
          <table:table-cell office:value-type="float" office:value="11.8827" calcext:value-type="float">
            <text:p>11.8827</text:p>
          </table:table-cell>
          <table:table-cell office:value-type="float" office:value="11.888" calcext:value-type="float">
            <text:p>11.888</text:p>
          </table:table-cell>
          <table:table-cell office:value-type="float" office:value="11.901" calcext:value-type="float">
            <text:p>11.901</text:p>
          </table:table-cell>
          <table:table-cell office:value-type="float" office:value="11.8767" calcext:value-type="float">
            <text:p>11.8767</text:p>
          </table:table-cell>
          <table:table-cell office:value-type="float" office:value="11.8718" calcext:value-type="float">
            <text:p>11.8718</text:p>
          </table:table-cell>
          <table:table-cell table:style-name="ce13" table:formula="of:=AVERAGE([.O18:.X18])" office:value-type="float" office:value="11.87605" calcext:value-type="float">
            <text:p>1.19E+01</text:p>
          </table:table-cell>
          <table:table-cell table:style-name="ce14" table:formula="of:=STDEV([.O18:.X18])" office:value-type="float" office:value="0.0145512313339225" calcext:value-type="float">
            <text:p>0.014551231333923</text:p>
          </table:table-cell>
          <table:table-cell office:value-type="float" office:value="2.7168" calcext:value-type="float">
            <text:p>2.7168</text:p>
          </table:table-cell>
          <table:table-cell office:value-type="float" office:value="2.71735" calcext:value-type="float">
            <text:p>2.71735</text:p>
          </table:table-cell>
          <table:table-cell office:value-type="float" office:value="2.71676" calcext:value-type="float">
            <text:p>2.71676</text:p>
          </table:table-cell>
          <table:table-cell office:value-type="float" office:value="2.7188" calcext:value-type="float">
            <text:p>2.7188</text:p>
          </table:table-cell>
          <table:table-cell office:value-type="float" office:value="2.75665" calcext:value-type="float">
            <text:p>2.75665</text:p>
          </table:table-cell>
          <table:table-cell office:value-type="float" office:value="2.71689" calcext:value-type="float">
            <text:p>2.71689</text:p>
          </table:table-cell>
          <table:table-cell office:value-type="float" office:value="2.71599" calcext:value-type="float">
            <text:p>2.71599</text:p>
          </table:table-cell>
          <table:table-cell office:value-type="float" office:value="2.71871" calcext:value-type="float">
            <text:p>2.71871</text:p>
          </table:table-cell>
          <table:table-cell office:value-type="float" office:value="2.71614" calcext:value-type="float">
            <text:p>2.71614</text:p>
          </table:table-cell>
          <table:table-cell office:value-type="float" office:value="2.71274" calcext:value-type="float">
            <text:p>2.71274</text:p>
          </table:table-cell>
          <table:table-cell table:style-name="ce13" table:formula="of:=AVERAGE([.AA18:.AJ18])" office:value-type="float" office:value="2.720683" calcext:value-type="float">
            <text:p>2.72E+00</text:p>
          </table:table-cell>
          <table:table-cell table:style-name="ce14" table:formula="of:=STDEV([.AA18:.AJ18])" office:value-type="float" office:value="0.0127487742765944" calcext:value-type="float">
            <text:p>0.012748774276594</text:p>
          </table:table-cell>
          <table:table-cell office:value-type="float" office:value="9.26745" calcext:value-type="float">
            <text:p>9.26745</text:p>
          </table:table-cell>
          <table:table-cell office:value-type="float" office:value="9.24542" calcext:value-type="float">
            <text:p>9.24542</text:p>
          </table:table-cell>
          <table:table-cell office:value-type="float" office:value="9.24557" calcext:value-type="float">
            <text:p>9.24557</text:p>
          </table:table-cell>
          <table:table-cell office:value-type="float" office:value="9.2419" calcext:value-type="float">
            <text:p>9.2419</text:p>
          </table:table-cell>
          <table:table-cell office:value-type="float" office:value="9.23328" calcext:value-type="float">
            <text:p>9.23328</text:p>
          </table:table-cell>
          <table:table-cell office:value-type="float" office:value="9.23914" calcext:value-type="float">
            <text:p>9.23914</text:p>
          </table:table-cell>
          <table:table-cell office:value-type="float" office:value="9.23488" calcext:value-type="float">
            <text:p>9.23488</text:p>
          </table:table-cell>
          <table:table-cell office:value-type="float" office:value="9.23626" calcext:value-type="float">
            <text:p>9.23626</text:p>
          </table:table-cell>
          <table:table-cell office:value-type="float" office:value="9.26466" calcext:value-type="float">
            <text:p>9.26466</text:p>
          </table:table-cell>
          <table:table-cell office:value-type="float" office:value="9.26265" calcext:value-type="float">
            <text:p>9.26265</text:p>
          </table:table-cell>
          <table:table-cell table:style-name="ce13" table:formula="of:=AVERAGE([.AM18:.AV18])" office:value-type="float" office:value="9.247121" calcext:value-type="float">
            <text:p>9.25E+00</text:p>
          </table:table-cell>
          <table:table-cell table:style-name="ce14" table:formula="of:=STDEV([.AM18:.AV18])" office:value-type="float" office:value="0.012985742138549" calcext:value-type="float">
            <text:p>0.012985742138549</text:p>
          </table:table-cell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FFTPACK</text:p>
          </table:table-cell>
          <table:table-cell table:number-columns-repeated="4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7144" calcext:value-type="float">
            <text:p>7.144E-06</text:p>
          </table:table-cell>
          <table:table-cell office:value-type="float" office:value="0.0000241607" calcext:value-type="float">
            <text:p>2.41607E-05</text:p>
          </table:table-cell>
          <table:table-cell office:value-type="float" office:value="0.0000271009" calcext:value-type="float">
            <text:p>2.71009E-05</text:p>
          </table:table-cell>
          <table:table-cell office:value-type="float" office:value="0.000046802" calcext:value-type="float">
            <text:p>4.6802E-05</text:p>
          </table:table-cell>
          <table:table-cell table:number-columns-repeated="4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0.0000380064" calcext:value-type="float">
            <text:p>3.80064E-05</text:p>
          </table:table-cell>
          <table:table-cell office:value-type="float" office:value="0.0000611491" calcext:value-type="float">
            <text:p>6.11491E-05</text:p>
          </table:table-cell>
          <table:table-cell office:value-type="float" office:value="0.0000657394" calcext:value-type="float">
            <text:p>6.57394E-05</text:p>
          </table:table-cell>
          <table:table-cell table:number-columns-repeated="45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07549" calcext:value-type="float">
            <text:p>7.549E-05</text:p>
          </table:table-cell>
          <table:table-cell office:value-type="float" office:value="0.0000754668" calcext:value-type="float">
            <text:p>7.54668E-05</text:p>
          </table:table-cell>
          <table:table-cell office:value-type="float" office:value="0.0002072758" calcext:value-type="float">
            <text:p>0.0002072758</text:p>
          </table:table-cell>
          <table:table-cell office:value-type="float" office:value="0.0001392105" calcext:value-type="float">
            <text:p>0.0001392105</text:p>
          </table:table-cell>
          <table:table-cell table:number-columns-repeated="45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051121" calcext:value-type="float">
            <text:p>0.0003051121</text:p>
          </table:table-cell>
          <table:table-cell office:value-type="float" office:value="0.0001859749" calcext:value-type="float">
            <text:p>0.0001859749</text:p>
          </table:table-cell>
          <table:table-cell office:value-type="float" office:value="0.0005217525" calcext:value-type="float">
            <text:p>0.0005217525</text:p>
          </table:table-cell>
          <table:table-cell office:value-type="float" office:value="0.0003541745" calcext:value-type="float">
            <text:p>0.0003541745</text:p>
          </table:table-cell>
          <table:table-cell table:number-columns-repeated="45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447412" calcext:value-type="float">
            <text:p>0.001447412</text:p>
          </table:table-cell>
          <table:table-cell office:value-type="float" office:value="0.0007886035" calcext:value-type="float">
            <text:p>0.0007886035</text:p>
          </table:table-cell>
          <table:table-cell office:value-type="float" office:value="0.003299272" calcext:value-type="float">
            <text:p>0.003299272</text:p>
          </table:table-cell>
          <table:table-cell office:value-type="float" office:value="0.00193234" calcext:value-type="float">
            <text:p>0.00193234</text:p>
          </table:table-cell>
          <table:table-cell table:number-columns-repeated="45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6177097" calcext:value-type="float">
            <text:p>0.006177097</text:p>
          </table:table-cell>
          <table:table-cell office:value-type="float" office:value="0.003059077" calcext:value-type="float">
            <text:p>0.003059077</text:p>
          </table:table-cell>
          <table:table-cell office:value-type="float" office:value="0.01766867" calcext:value-type="float">
            <text:p>0.01766867</text:p>
          </table:table-cell>
          <table:table-cell office:value-type="float" office:value="0.01019799" calcext:value-type="float">
            <text:p>0.01019799</text:p>
          </table:table-cell>
          <table:table-cell table:number-columns-repeated="45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3036991" calcext:value-type="float">
            <text:p>0.03036991</text:p>
          </table:table-cell>
          <table:table-cell office:value-type="float" office:value="0.01768996" calcext:value-type="float">
            <text:p>0.01768996</text:p>
          </table:table-cell>
          <table:table-cell office:value-type="float" office:value="0.09299256" calcext:value-type="float">
            <text:p>0.09299256</text:p>
          </table:table-cell>
          <table:table-cell office:value-type="float" office:value="0.06230774" calcext:value-type="float">
            <text:p>0.06230774</text:p>
          </table:table-cell>
          <table:table-cell table:number-columns-repeated="45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1597991" calcext:value-type="float">
            <text:p>0.1597991</text:p>
          </table:table-cell>
          <table:table-cell office:value-type="float" office:value="0.09496928" calcext:value-type="float">
            <text:p>0.09496928</text:p>
          </table:table-cell>
          <table:table-cell office:value-type="float" office:value="0.5377496" calcext:value-type="float">
            <text:p>0.5377496</text:p>
          </table:table-cell>
          <table:table-cell office:value-type="float" office:value="0.4468501" calcext:value-type="float">
            <text:p>0.4468501</text:p>
          </table:table-cell>
          <table:table-cell table:number-columns-repeated="45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791604" calcext:value-type="float">
            <text:p>0.791604</text:p>
          </table:table-cell>
          <table:table-cell office:value-type="float" office:value="0.4049409" calcext:value-type="float">
            <text:p>0.4049409</text:p>
          </table:table-cell>
          <table:table-cell office:value-type="float" office:value="2.155294" calcext:value-type="float">
            <text:p>2.155294</text:p>
          </table:table-cell>
          <table:table-cell office:value-type="float" office:value="1.409865" calcext:value-type="float">
            <text:p>1.409865</text:p>
          </table:table-cell>
          <table:table-cell table:number-columns-repeated="45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3.646225" calcext:value-type="float">
            <text:p>3.646225</text:p>
          </table:table-cell>
          <table:table-cell office:value-type="float" office:value="2.720683" calcext:value-type="float">
            <text:p>2.720683</text:p>
          </table:table-cell>
          <table:table-cell office:value-type="float" office:value="11.87605" calcext:value-type="float">
            <text:p>11.87605</text:p>
          </table:table-cell>
          <table:table-cell office:value-type="float" office:value="9.247121" calcext:value-type="float">
            <text:p>9.247121</text:p>
          </table:table-cell>
          <table:table-cell table:number-columns-repeated="45"/>
        </table:table-row>
      </table:table>
      <table:table table:name="Primes - 1D R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style-name="ce29" office:value-type="float" office:value="257" calcext:value-type="float">
            <text:p>257</text:p>
          </table:table-cell>
          <table:table-cell/>
          <table:table-cell table:style-name="ce12" office:value-type="float" office:value="0.000013998" calcext:value-type="float">
            <text:p>1.40E-05</text:p>
          </table:table-cell>
          <table:table-cell table:style-name="ce12" office:value-type="float" office:value="0.000013816" calcext:value-type="float">
            <text:p>1.38E-05</text:p>
          </table:table-cell>
          <table:table-cell table:style-name="ce12" office:value-type="float" office:value="0.000014006" calcext:value-type="float">
            <text:p>1.40E-05</text:p>
          </table:table-cell>
          <table:table-cell table:style-name="ce12" office:value-type="float" office:value="0.000014317" calcext:value-type="float">
            <text:p>1.43E-05</text:p>
          </table:table-cell>
          <table:table-cell table:style-name="ce12" office:value-type="float" office:value="0.000014058" calcext:value-type="float">
            <text:p>1.41E-05</text:p>
          </table:table-cell>
          <table:table-cell table:style-name="ce12" office:value-type="float" office:value="0.000013792" calcext:value-type="float">
            <text:p>1.38E-05</text:p>
          </table:table-cell>
          <table:table-cell table:style-name="ce12" office:value-type="float" office:value="0.000013786" calcext:value-type="float">
            <text:p>1.38E-05</text:p>
          </table:table-cell>
          <table:table-cell table:style-name="ce12" office:value-type="float" office:value="0.000014868" calcext:value-type="float">
            <text:p>1.49E-05</text:p>
          </table:table-cell>
          <table:table-cell table:style-name="ce12" office:value-type="float" office:value="0.000013909" calcext:value-type="float">
            <text:p>1.39E-05</text:p>
          </table:table-cell>
          <table:table-cell table:style-name="ce12" office:value-type="float" office:value="0.000014527" calcext:value-type="float">
            <text:p>1.45E-05</text:p>
          </table:table-cell>
          <table:table-cell table:style-name="ce30" table:formula="of:=AVERAGE([.C9:.L9])" office:value-type="float" office:value="0.0000141077" calcext:value-type="float">
            <text:p>1.41E-05</text:p>
          </table:table-cell>
          <table:table-cell table:formula="of:=STDEV([.C9:.L9])" office:value-type="float" office:value="0.000000357499044287767" calcext:value-type="float">
            <text:p>3.57499044287767E-07</text:p>
          </table:table-cell>
          <table:table-cell office:value-type="float" office:value="0.00015771" calcext:value-type="float">
            <text:p>0.00015771</text:p>
          </table:table-cell>
          <table:table-cell office:value-type="float" office:value="0.000145442" calcext:value-type="float">
            <text:p>0.000145442</text:p>
          </table:table-cell>
          <table:table-cell office:value-type="float" office:value="0.000141812" calcext:value-type="float">
            <text:p>0.000141812</text:p>
          </table:table-cell>
          <table:table-cell office:value-type="float" office:value="0.000158126" calcext:value-type="float">
            <text:p>0.000158126</text:p>
          </table:table-cell>
          <table:table-cell office:value-type="float" office:value="0.000157724" calcext:value-type="float">
            <text:p>0.000157724</text:p>
          </table:table-cell>
          <table:table-cell office:value-type="float" office:value="0.000160079" calcext:value-type="float">
            <text:p>0.000160079</text:p>
          </table:table-cell>
          <table:table-cell office:value-type="float" office:value="0.00014483" calcext:value-type="float">
            <text:p>0.00014483</text:p>
          </table:table-cell>
          <table:table-cell office:value-type="float" office:value="0.00015027" calcext:value-type="float">
            <text:p>0.00015027</text:p>
          </table:table-cell>
          <table:table-cell office:value-type="float" office:value="0.000148852" calcext:value-type="float">
            <text:p>0.000148852</text:p>
          </table:table-cell>
          <table:table-cell office:value-type="float" office:value="0.000155891" calcext:value-type="float">
            <text:p>0.000155891</text:p>
          </table:table-cell>
          <table:table-cell table:style-name="ce31" table:formula="of:=AVERAGE([.O9:.X9])" office:value-type="float" office:value="0.0001520736" calcext:value-type="float">
            <text:p>0.0001520736</text:p>
          </table:table-cell>
          <table:table-cell table:formula="of:=STDEV([.O9:.X9])" office:value-type="float" office:value="0.00000661955450330475" calcext:value-type="float">
            <text:p>6.61955450330475E-06</text:p>
          </table:table-cell>
          <table:table-cell table:style-name="ce12" office:value-type="float" office:value="0.000039189" calcext:value-type="float">
            <text:p>3.92E-05</text:p>
          </table:table-cell>
          <table:table-cell table:style-name="ce12" office:value-type="float" office:value="0.000042404" calcext:value-type="float">
            <text:p>4.24E-05</text:p>
          </table:table-cell>
          <table:table-cell table:style-name="ce12" office:value-type="float" office:value="0.000039956" calcext:value-type="float">
            <text:p>4.00E-05</text:p>
          </table:table-cell>
          <table:table-cell table:style-name="ce12" office:value-type="float" office:value="0.000041931" calcext:value-type="float">
            <text:p>4.19E-05</text:p>
          </table:table-cell>
          <table:table-cell table:style-name="ce12" office:value-type="float" office:value="0.000042111" calcext:value-type="float">
            <text:p>4.21E-05</text:p>
          </table:table-cell>
          <table:table-cell table:style-name="ce12" office:value-type="float" office:value="0.000040777" calcext:value-type="float">
            <text:p>4.08E-05</text:p>
          </table:table-cell>
          <table:table-cell table:style-name="ce12" office:value-type="float" office:value="0.000054357" calcext:value-type="float">
            <text:p>5.44E-05</text:p>
          </table:table-cell>
          <table:table-cell table:style-name="ce12" office:value-type="float" office:value="0.000039522" calcext:value-type="float">
            <text:p>3.95E-05</text:p>
          </table:table-cell>
          <table:table-cell table:style-name="ce12" office:value-type="float" office:value="0.000042431" calcext:value-type="float">
            <text:p>4.24E-05</text:p>
          </table:table-cell>
          <table:table-cell table:style-name="ce12" office:value-type="float" office:value="0.000048717" calcext:value-type="float">
            <text:p>4.87E-05</text:p>
          </table:table-cell>
          <table:table-cell table:style-name="ce30" table:formula="of:=AVERAGE([.AA9:.AJ9])" office:value-type="float" office:value="0.0000431395" calcext:value-type="float">
            <text:p>4.31E-05</text:p>
          </table:table-cell>
          <table:table-cell table:formula="of:=STDEV([.AA9:.AJ9])" office:value-type="float" office:value="0.00000477156932605336" calcext:value-type="float">
            <text:p>4.77156932605336E-06</text:p>
          </table:table-cell>
          <table:table-cell table:style-name="ce12" office:value-type="float" office:value="0.000096675" calcext:value-type="float">
            <text:p>9.67E-05</text:p>
          </table:table-cell>
          <table:table-cell table:style-name="ce12" office:value-type="float" office:value="0.000096681" calcext:value-type="float">
            <text:p>9.67E-05</text:p>
          </table:table-cell>
          <table:table-cell office:value-type="float" office:value="0.000100351" calcext:value-type="float">
            <text:p>0.000100351</text:p>
          </table:table-cell>
          <table:table-cell table:style-name="ce12" office:value-type="float" office:value="0.00009352" calcext:value-type="float">
            <text:p>9.35E-05</text:p>
          </table:table-cell>
          <table:table-cell table:style-name="ce12" office:value-type="float" office:value="0.000096412" calcext:value-type="float">
            <text:p>9.64E-05</text:p>
          </table:table-cell>
          <table:table-cell table:style-name="ce12" office:value-type="float" office:value="0.000096402" calcext:value-type="float">
            <text:p>9.64E-05</text:p>
          </table:table-cell>
          <table:table-cell office:value-type="float" office:value="0.00010844" calcext:value-type="float">
            <text:p>0.00010844</text:p>
          </table:table-cell>
          <table:table-cell table:style-name="ce12" office:value-type="float" office:value="0.000095133" calcext:value-type="float">
            <text:p>9.51E-05</text:p>
          </table:table-cell>
          <table:table-cell office:value-type="float" office:value="0.000130069" calcext:value-type="float">
            <text:p>0.000130069</text:p>
          </table:table-cell>
          <table:table-cell table:style-name="ce12" office:value-type="float" office:value="0.000094124" calcext:value-type="float">
            <text:p>9.41E-05</text:p>
          </table:table-cell>
          <table:table-cell table:style-name="ce30" table:formula="of:=AVERAGE([.AM9:.AV9])" office:value-type="float" office:value="0.0001007807" calcext:value-type="float">
            <text:p>1.01E-04</text:p>
          </table:table-cell>
          <table:table-cell table:formula="of:=STDEV([.AM9:.AV9])" office:value-type="float" office:value="0.0000111430239068616" calcext:value-type="float">
            <text:p>1.11430239068616E-05</text:p>
          </table:table-cell>
        </table:table-row>
        <table:table-row table:style-name="ro1">
          <table:table-cell table:style-name="ce29" office:value-type="float" office:value="1021" calcext:value-type="float">
            <text:p>1021</text:p>
          </table:table-cell>
          <table:table-cell/>
          <table:table-cell table:style-name="ce12" office:value-type="float" office:value="0.000060152" calcext:value-type="float">
            <text:p>6.02E-05</text:p>
          </table:table-cell>
          <table:table-cell table:style-name="ce12" office:value-type="float" office:value="0.000058936" calcext:value-type="float">
            <text:p>5.89E-05</text:p>
          </table:table-cell>
          <table:table-cell table:style-name="ce12" office:value-type="float" office:value="0.000058582" calcext:value-type="float">
            <text:p>5.86E-05</text:p>
          </table:table-cell>
          <table:table-cell table:style-name="ce12" office:value-type="float" office:value="0.000058825" calcext:value-type="float">
            <text:p>5.88E-05</text:p>
          </table:table-cell>
          <table:table-cell table:style-name="ce12" office:value-type="float" office:value="0.000060013" calcext:value-type="float">
            <text:p>6.00E-05</text:p>
          </table:table-cell>
          <table:table-cell table:style-name="ce12" office:value-type="float" office:value="0.000058911" calcext:value-type="float">
            <text:p>5.89E-05</text:p>
          </table:table-cell>
          <table:table-cell table:style-name="ce12" office:value-type="float" office:value="0.000060314" calcext:value-type="float">
            <text:p>6.03E-05</text:p>
          </table:table-cell>
          <table:table-cell table:style-name="ce12" office:value-type="float" office:value="0.000064493" calcext:value-type="float">
            <text:p>6.45E-05</text:p>
          </table:table-cell>
          <table:table-cell table:style-name="ce12" office:value-type="float" office:value="0.000058844" calcext:value-type="float">
            <text:p>5.88E-05</text:p>
          </table:table-cell>
          <table:table-cell table:style-name="ce12" office:value-type="float" office:value="0.000058732" calcext:value-type="float">
            <text:p>5.87E-05</text:p>
          </table:table-cell>
          <table:table-cell table:style-name="ce30" table:formula="of:=AVERAGE([.C10:.L10])" office:value-type="float" office:value="0.0000597802" calcext:value-type="float">
            <text:p>5.98E-05</text:p>
          </table:table-cell>
          <table:table-cell table:formula="of:=STDEV([.C10:.L10])" office:value-type="float" office:value="0.00000177886741745665" calcext:value-type="float">
            <text:p>1.77886741745665E-06</text:p>
          </table:table-cell>
          <table:table-cell office:value-type="float" office:value="0.00176352" calcext:value-type="float">
            <text:p>0.00176352</text:p>
          </table:table-cell>
          <table:table-cell office:value-type="float" office:value="0.00176727" calcext:value-type="float">
            <text:p>0.00176727</text:p>
          </table:table-cell>
          <table:table-cell office:value-type="float" office:value="0.00181759" calcext:value-type="float">
            <text:p>0.00181759</text:p>
          </table:table-cell>
          <table:table-cell office:value-type="float" office:value="0.00185655" calcext:value-type="float">
            <text:p>0.00185655</text:p>
          </table:table-cell>
          <table:table-cell office:value-type="float" office:value="0.00178424" calcext:value-type="float">
            <text:p>0.00178424</text:p>
          </table:table-cell>
          <table:table-cell office:value-type="float" office:value="0.00187575" calcext:value-type="float">
            <text:p>0.00187575</text:p>
          </table:table-cell>
          <table:table-cell office:value-type="float" office:value="0.00176111" calcext:value-type="float">
            <text:p>0.00176111</text:p>
          </table:table-cell>
          <table:table-cell office:value-type="float" office:value="0.00176329" calcext:value-type="float">
            <text:p>0.00176329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0187309" calcext:value-type="float">
            <text:p>0.00187309</text:p>
          </table:table-cell>
          <table:table-cell table:style-name="ce31" table:formula="of:=AVERAGE([.O10:.X10])" office:value-type="float" office:value="0.001810441" calcext:value-type="float">
            <text:p>0.001810441</text:p>
          </table:table-cell>
          <table:table-cell table:formula="of:=STDEV([.O10:.X10])" office:value-type="float" office:value="0.0000480414791728056" calcext:value-type="float">
            <text:p>4.80414791728056E-05</text:p>
          </table:table-cell>
          <table:table-cell table:style-name="ce12" office:value-type="float" office:value="0.000066517" calcext:value-type="float">
            <text:p>6.65E-05</text:p>
          </table:table-cell>
          <table:table-cell table:style-name="ce12" office:value-type="float" office:value="0.000063724" calcext:value-type="float">
            <text:p>6.37E-05</text:p>
          </table:table-cell>
          <table:table-cell table:style-name="ce12" office:value-type="float" office:value="0.000064851" calcext:value-type="float">
            <text:p>6.49E-05</text:p>
          </table:table-cell>
          <table:table-cell table:style-name="ce12" office:value-type="float" office:value="0.000065494" calcext:value-type="float">
            <text:p>6.55E-05</text:p>
          </table:table-cell>
          <table:table-cell table:style-name="ce12" office:value-type="float" office:value="0.000064375" calcext:value-type="float">
            <text:p>6.44E-05</text:p>
          </table:table-cell>
          <table:table-cell table:style-name="ce12" office:value-type="float" office:value="0.000065072" calcext:value-type="float">
            <text:p>6.51E-05</text:p>
          </table:table-cell>
          <table:table-cell table:style-name="ce12" office:value-type="float" office:value="0.000065303" calcext:value-type="float">
            <text:p>6.53E-05</text:p>
          </table:table-cell>
          <table:table-cell table:style-name="ce12" office:value-type="float" office:value="0.000072476" calcext:value-type="float">
            <text:p>7.25E-05</text:p>
          </table:table-cell>
          <table:table-cell table:style-name="ce12" office:value-type="float" office:value="0.000065199" calcext:value-type="float">
            <text:p>6.52E-05</text:p>
          </table:table-cell>
          <table:table-cell office:value-type="float" office:value="0.000119552" calcext:value-type="float">
            <text:p>0.000119552</text:p>
          </table:table-cell>
          <table:table-cell table:style-name="ce30" table:formula="of:=AVERAGE([.AA10:.AJ10])" office:value-type="float" office:value="0.0000712563" calcext:value-type="float">
            <text:p>7.13E-05</text:p>
          </table:table-cell>
          <table:table-cell table:formula="of:=STDEV([.AA10:.AJ10])" office:value-type="float" office:value="0.0000171435809305472" calcext:value-type="float">
            <text:p>1.71435809305472E-05</text:p>
          </table:table-cell>
          <table:table-cell office:value-type="float" office:value="0.000933062" calcext:value-type="float">
            <text:p>0.000933062</text:p>
          </table:table-cell>
          <table:table-cell office:value-type="float" office:value="0.000910257" calcext:value-type="float">
            <text:p>0.000910257</text:p>
          </table:table-cell>
          <table:table-cell office:value-type="float" office:value="0.000886323" calcext:value-type="float">
            <text:p>0.000886323</text:p>
          </table:table-cell>
          <table:table-cell office:value-type="float" office:value="0.000947095" calcext:value-type="float">
            <text:p>0.000947095</text:p>
          </table:table-cell>
          <table:table-cell office:value-type="float" office:value="0.000906908" calcext:value-type="float">
            <text:p>0.000906908</text:p>
          </table:table-cell>
          <table:table-cell office:value-type="float" office:value="0.000947927" calcext:value-type="float">
            <text:p>0.000947927</text:p>
          </table:table-cell>
          <table:table-cell office:value-type="float" office:value="0.00104359" calcext:value-type="float">
            <text:p>0.00104359</text:p>
          </table:table-cell>
          <table:table-cell office:value-type="float" office:value="0.000922641" calcext:value-type="float">
            <text:p>0.000922641</text:p>
          </table:table-cell>
          <table:table-cell office:value-type="float" office:value="0.000949034" calcext:value-type="float">
            <text:p>0.000949034</text:p>
          </table:table-cell>
          <table:table-cell office:value-type="float" office:value="0.000924197" calcext:value-type="float">
            <text:p>0.000924197</text:p>
          </table:table-cell>
          <table:table-cell table:style-name="ce30" table:formula="of:=AVERAGE([.AM10:.AV10])" office:value-type="float" office:value="0.0009371034" calcext:value-type="float">
            <text:p>9.37E-04</text:p>
          </table:table-cell>
          <table:table-cell table:formula="of:=STDEV([.AM10:.AV10])" office:value-type="float" office:value="0.0000425596667050442" calcext:value-type="float">
            <text:p>4.25596667050442E-05</text:p>
          </table:table-cell>
        </table:table-row>
        <table:table-row table:style-name="ro1">
          <table:table-cell table:style-name="ce29" office:value-type="float" office:value="4093" calcext:value-type="float">
            <text:p>4093</text:p>
          </table:table-cell>
          <table:table-cell/>
          <table:table-cell office:value-type="float" office:value="0.000319394" calcext:value-type="float">
            <text:p>0.000319394</text:p>
          </table:table-cell>
          <table:table-cell table:style-name="ce12" office:value-type="float" office:value="0.000319132" calcext:value-type="float">
            <text:p>3.19E-04</text:p>
          </table:table-cell>
          <table:table-cell table:style-name="ce12" office:value-type="float" office:value="0.000319853" calcext:value-type="float">
            <text:p>3.20E-04</text:p>
          </table:table-cell>
          <table:table-cell table:style-name="ce12" office:value-type="float" office:value="0.000344042" calcext:value-type="float">
            <text:p>3.44E-04</text:p>
          </table:table-cell>
          <table:table-cell table:style-name="ce12" office:value-type="float" office:value="0.000365243" calcext:value-type="float">
            <text:p>3.65E-04</text:p>
          </table:table-cell>
          <table:table-cell table:style-name="ce12" office:value-type="float" office:value="0.000319701" calcext:value-type="float">
            <text:p>3.20E-04</text:p>
          </table:table-cell>
          <table:table-cell table:style-name="ce12" office:value-type="float" office:value="0.00031906" calcext:value-type="float">
            <text:p>3.19E-04</text:p>
          </table:table-cell>
          <table:table-cell table:style-name="ce12" office:value-type="float" office:value="0.000361246" calcext:value-type="float">
            <text:p>3.61E-04</text:p>
          </table:table-cell>
          <table:table-cell table:style-name="ce12" office:value-type="float" office:value="0.00031966" calcext:value-type="float">
            <text:p>3.20E-04</text:p>
          </table:table-cell>
          <table:table-cell table:style-name="ce12" office:value-type="float" office:value="0.000320171" calcext:value-type="float">
            <text:p>3.20E-04</text:p>
          </table:table-cell>
          <table:table-cell table:style-name="ce30" table:formula="of:=AVERAGE([.C11:.L11])" office:value-type="float" office:value="0.0003307502" calcext:value-type="float">
            <text:p>3.31E-04</text:p>
          </table:table-cell>
          <table:table-cell table:formula="of:=STDEV([.C11:.L11])" office:value-type="float" office:value="0.0000187757865336064" calcext:value-type="float">
            <text:p>1.87757865336064E-05</text:p>
          </table:table-cell>
          <table:table-cell office:value-type="float" office:value="0.0277607" calcext:value-type="float">
            <text:p>0.0277607</text:p>
          </table:table-cell>
          <table:table-cell office:value-type="float" office:value="0.0279714" calcext:value-type="float">
            <text:p>0.0279714</text:p>
          </table:table-cell>
          <table:table-cell office:value-type="float" office:value="0.0276913" calcext:value-type="float">
            <text:p>0.0276913</text:p>
          </table:table-cell>
          <table:table-cell office:value-type="float" office:value="0.0282419" calcext:value-type="float">
            <text:p>0.0282419</text:p>
          </table:table-cell>
          <table:table-cell office:value-type="float" office:value="0.0280054" calcext:value-type="float">
            <text:p>0.0280054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277786" calcext:value-type="float">
            <text:p>0.0277786</text:p>
          </table:table-cell>
          <table:table-cell office:value-type="float" office:value="0.0280195" calcext:value-type="float">
            <text:p>0.0280195</text:p>
          </table:table-cell>
          <table:table-cell office:value-type="float" office:value="0.0280152" calcext:value-type="float">
            <text:p>0.0280152</text:p>
          </table:table-cell>
          <table:table-cell office:value-type="float" office:value="0.0277736" calcext:value-type="float">
            <text:p>0.0277736</text:p>
          </table:table-cell>
          <table:table-cell table:style-name="ce31" table:formula="of:=AVERAGE([.O11:.X11])" office:value-type="float" office:value="0.02793076" calcext:value-type="float">
            <text:p>0.02793076</text:p>
          </table:table-cell>
          <table:table-cell table:formula="of:=STDEV([.O11:.X11])" office:value-type="float" office:value="0.000172358587446831" calcext:value-type="float">
            <text:p>0.000172358587447</text:p>
          </table:table-cell>
          <table:table-cell office:value-type="float" office:value="0.000255584" calcext:value-type="float">
            <text:p>0.000255584</text:p>
          </table:table-cell>
          <table:table-cell office:value-type="float" office:value="0.000254379" calcext:value-type="float">
            <text:p>0.000254379</text:p>
          </table:table-cell>
          <table:table-cell office:value-type="float" office:value="0.000274321" calcext:value-type="float">
            <text:p>0.000274321</text:p>
          </table:table-cell>
          <table:table-cell office:value-type="float" office:value="0.000288778" calcext:value-type="float">
            <text:p>0.000288778</text:p>
          </table:table-cell>
          <table:table-cell office:value-type="float" office:value="0.000257431" calcext:value-type="float">
            <text:p>0.000257431</text:p>
          </table:table-cell>
          <table:table-cell office:value-type="float" office:value="0.000287281" calcext:value-type="float">
            <text:p>0.000287281</text:p>
          </table:table-cell>
          <table:table-cell office:value-type="float" office:value="0.000256641" calcext:value-type="float">
            <text:p>0.000256641</text:p>
          </table:table-cell>
          <table:table-cell office:value-type="float" office:value="0.000253666" calcext:value-type="float">
            <text:p>0.000253666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28982" calcext:value-type="float">
            <text:p>0.00028982</text:p>
          </table:table-cell>
          <table:table-cell table:style-name="ce30" table:formula="of:=AVERAGE([.AA11:.AJ11])" office:value-type="float" office:value="0.0002683065" calcext:value-type="float">
            <text:p>2.68E-04</text:p>
          </table:table-cell>
          <table:table-cell table:formula="of:=STDEV([.AA11:.AJ11])" office:value-type="float" office:value="0.0000153207776655683" calcext:value-type="float">
            <text:p>1.53207776655683E-05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43248" calcext:value-type="float">
            <text:p>0.0143248</text:p>
          </table:table-cell>
          <table:table-cell office:value-type="float" office:value="0.0144857" calcext:value-type="float">
            <text:p>0.0144857</text:p>
          </table:table-cell>
          <table:table-cell office:value-type="float" office:value="0.0141976" calcext:value-type="float">
            <text:p>0.0141976</text:p>
          </table:table-cell>
          <table:table-cell office:value-type="float" office:value="0.0143233" calcext:value-type="float">
            <text:p>0.0143233</text:p>
          </table:table-cell>
          <table:table-cell office:value-type="float" office:value="0.0142911" calcext:value-type="float">
            <text:p>0.0142911</text:p>
          </table:table-cell>
          <table:table-cell office:value-type="float" office:value="0.0144058" calcext:value-type="float">
            <text:p>0.0144058</text:p>
          </table:table-cell>
          <table:table-cell office:value-type="float" office:value="0.0143595" calcext:value-type="float">
            <text:p>0.0143595</text:p>
          </table:table-cell>
          <table:table-cell office:value-type="float" office:value="0.0142839" calcext:value-type="float">
            <text:p>0.0142839</text:p>
          </table:table-cell>
          <table:table-cell office:value-type="float" office:value="0.014312" calcext:value-type="float">
            <text:p>0.014312</text:p>
          </table:table-cell>
          <table:table-cell table:style-name="ce30" table:formula="of:=AVERAGE([.AM11:.AV11])" office:value-type="float" office:value="0.01433637" calcext:value-type="float">
            <text:p>1.43E-02</text:p>
          </table:table-cell>
          <table:table-cell table:formula="of:=STDEV([.AM11:.AV11])" office:value-type="float" office:value="0.0000778293867664679" calcext:value-type="float">
            <text:p>7.78293867664679E-05</text:p>
          </table:table-cell>
        </table:table-row>
        <table:table-row table:style-name="ro1">
          <table:table-cell table:style-name="ce29" office:value-type="float" office:value="16381" calcext:value-type="float">
            <text:p>16381</text:p>
          </table:table-cell>
          <table:table-cell/>
          <table:table-cell office:value-type="float" office:value="0.00108037" calcext:value-type="float">
            <text:p>0.00108037</text:p>
          </table:table-cell>
          <table:table-cell office:value-type="float" office:value="0.000982319" calcext:value-type="float">
            <text:p>0.000982319</text:p>
          </table:table-cell>
          <table:table-cell office:value-type="float" office:value="0.00103417" calcext:value-type="float">
            <text:p>0.00103417</text:p>
          </table:table-cell>
          <table:table-cell office:value-type="float" office:value="0.00118973" calcext:value-type="float">
            <text:p>0.00118973</text:p>
          </table:table-cell>
          <table:table-cell office:value-type="float" office:value="0.00102015" calcext:value-type="float">
            <text:p>0.00102015</text:p>
          </table:table-cell>
          <table:table-cell office:value-type="float" office:value="0.000981195" calcext:value-type="float">
            <text:p>0.000981195</text:p>
          </table:table-cell>
          <table:table-cell office:value-type="float" office:value="0.000980636" calcext:value-type="float">
            <text:p>0.000980636</text:p>
          </table:table-cell>
          <table:table-cell office:value-type="float" office:value="0.00101889" calcext:value-type="float">
            <text:p>0.00101889</text:p>
          </table:table-cell>
          <table:table-cell office:value-type="float" office:value="0.000978862" calcext:value-type="float">
            <text:p>0.000978862</text:p>
          </table:table-cell>
          <table:table-cell office:value-type="float" office:value="0.000980887" calcext:value-type="float">
            <text:p>0.000980887</text:p>
          </table:table-cell>
          <table:table-cell table:style-name="ce30" table:formula="of:=AVERAGE([.C12:.L12])" office:value-type="float" office:value="0.0010247209" calcext:value-type="float">
            <text:p>1.02E-03</text:p>
          </table:table-cell>
          <table:table-cell table:formula="of:=STDEV([.C12:.L12])" office:value-type="float" office:value="0.0000667743766782339" calcext:value-type="float">
            <text:p>6.67743766782339E-05</text:p>
          </table:table-cell>
          <table:table-cell office:value-type="float" office:value="0.454315" calcext:value-type="float">
            <text:p>0.454315</text:p>
          </table:table-cell>
          <table:table-cell office:value-type="float" office:value="0.440682" calcext:value-type="float">
            <text:p>0.440682</text:p>
          </table:table-cell>
          <table:table-cell office:value-type="float" office:value="0.440339" calcext:value-type="float">
            <text:p>0.440339</text:p>
          </table:table-cell>
          <table:table-cell office:value-type="float" office:value="0.460826" calcext:value-type="float">
            <text:p>0.460826</text:p>
          </table:table-cell>
          <table:table-cell office:value-type="float" office:value="0.440546" calcext:value-type="float">
            <text:p>0.440546</text:p>
          </table:table-cell>
          <table:table-cell office:value-type="float" office:value="0.44008" calcext:value-type="float">
            <text:p>0.44008</text:p>
          </table:table-cell>
          <table:table-cell office:value-type="float" office:value="0.444707" calcext:value-type="float">
            <text:p>0.444707</text:p>
          </table:table-cell>
          <table:table-cell office:value-type="float" office:value="0.440693" calcext:value-type="float">
            <text:p>0.440693</text:p>
          </table:table-cell>
          <table:table-cell office:value-type="float" office:value="0.447459" calcext:value-type="float">
            <text:p>0.447459</text:p>
          </table:table-cell>
          <table:table-cell office:value-type="float" office:value="0.462236" calcext:value-type="float">
            <text:p>0.462236</text:p>
          </table:table-cell>
          <table:table-cell table:style-name="ce31" table:formula="of:=AVERAGE([.O12:.X12])" office:value-type="float" office:value="0.4471883" calcext:value-type="float">
            <text:p>0.4471883</text:p>
          </table:table-cell>
          <table:table-cell table:formula="of:=STDEV([.O12:.X12])" office:value-type="float" office:value="0.00879091682805483" calcext:value-type="float">
            <text:p>0.008790916828055</text:p>
          </table:table-cell>
          <table:table-cell office:value-type="float" office:value="0.00103903" calcext:value-type="float">
            <text:p>0.00103903</text:p>
          </table:table-cell>
          <table:table-cell office:value-type="float" office:value="0.00113468" calcext:value-type="float">
            <text:p>0.00113468</text:p>
          </table:table-cell>
          <table:table-cell office:value-type="float" office:value="0.00113246" calcext:value-type="float">
            <text:p>0.00113246</text:p>
          </table:table-cell>
          <table:table-cell office:value-type="float" office:value="0.00108559" calcext:value-type="float">
            <text:p>0.00108559</text:p>
          </table:table-cell>
          <table:table-cell office:value-type="float" office:value="0.00109234" calcext:value-type="float">
            <text:p>0.00109234</text:p>
          </table:table-cell>
          <table:table-cell office:value-type="float" office:value="0.00112458" calcext:value-type="float">
            <text:p>0.00112458</text:p>
          </table:table-cell>
          <table:table-cell office:value-type="float" office:value="0.00105913" calcext:value-type="float">
            <text:p>0.00105913</text:p>
          </table:table-cell>
          <table:table-cell office:value-type="float" office:value="0.00117523" calcext:value-type="float">
            <text:p>0.00117523</text:p>
          </table:table-cell>
          <table:table-cell office:value-type="float" office:value="0.0010255" calcext:value-type="float">
            <text:p>0.0010255</text:p>
          </table:table-cell>
          <table:table-cell office:value-type="float" office:value="0.00117548" calcext:value-type="float">
            <text:p>0.00117548</text:p>
          </table:table-cell>
          <table:table-cell table:style-name="ce30" table:formula="of:=AVERAGE([.AA12:.AJ12])" office:value-type="float" office:value="0.001104402" calcext:value-type="float">
            <text:p>1.10E-03</text:p>
          </table:table-cell>
          <table:table-cell table:formula="of:=STDEV([.AA12:.AJ12])" office:value-type="float" office:value="0.0000529442150443905" calcext:value-type="float">
            <text:p>5.29442150443905E-05</text:p>
          </table:table-cell>
          <table:table-cell office:value-type="float" office:value="0.219974" calcext:value-type="float">
            <text:p>0.219974</text:p>
          </table:table-cell>
          <table:table-cell office:value-type="float" office:value="0.220275" calcext:value-type="float">
            <text:p>0.220275</text:p>
          </table:table-cell>
          <table:table-cell office:value-type="float" office:value="0.220211" calcext:value-type="float">
            <text:p>0.220211</text:p>
          </table:table-cell>
          <table:table-cell office:value-type="float" office:value="0.220571" calcext:value-type="float">
            <text:p>0.220571</text:p>
          </table:table-cell>
          <table:table-cell office:value-type="float" office:value="0.220211" calcext:value-type="float">
            <text:p>0.220211</text:p>
          </table:table-cell>
          <table:table-cell office:value-type="float" office:value="0.220596" calcext:value-type="float">
            <text:p>0.220596</text:p>
          </table:table-cell>
          <table:table-cell office:value-type="float" office:value="0.219557" calcext:value-type="float">
            <text:p>0.219557</text:p>
          </table:table-cell>
          <table:table-cell office:value-type="float" office:value="0.220212" calcext:value-type="float">
            <text:p>0.220212</text:p>
          </table:table-cell>
          <table:table-cell office:value-type="float" office:value="0.218684" calcext:value-type="float">
            <text:p>0.218684</text:p>
          </table:table-cell>
          <table:table-cell office:value-type="float" office:value="0.220309" calcext:value-type="float">
            <text:p>0.220309</text:p>
          </table:table-cell>
          <table:table-cell table:style-name="ce30" table:formula="of:=AVERAGE([.AM12:.AV12])" office:value-type="float" office:value="0.22006" calcext:value-type="float">
            <text:p>2.20E-01</text:p>
          </table:table-cell>
          <table:table-cell table:formula="of:=STDEV([.AM12:.AV12])" office:value-type="float" office:value="0.000565599976426212" calcext:value-type="float">
            <text:p>0.000565599976426</text:p>
          </table:table-cell>
        </table:table-row>
        <table:table-row table:style-name="ro1">
          <table:table-cell table:style-name="ce29" office:value-type="float" office:value="65521" calcext:value-type="float">
            <text:p>65521</text:p>
          </table:table-cell>
          <table:table-cell/>
          <table:table-cell office:value-type="float" office:value="0.00885311" calcext:value-type="float">
            <text:p>0.00885311</text:p>
          </table:table-cell>
          <table:table-cell office:value-type="float" office:value="0.00885124" calcext:value-type="float">
            <text:p>0.00885124</text:p>
          </table:table-cell>
          <table:table-cell office:value-type="float" office:value="0.0087562" calcext:value-type="float">
            <text:p>0.0087562</text:p>
          </table:table-cell>
          <table:table-cell office:value-type="float" office:value="0.00871002" calcext:value-type="float">
            <text:p>0.00871002</text:p>
          </table:table-cell>
          <table:table-cell office:value-type="float" office:value="0.00879676" calcext:value-type="float">
            <text:p>0.00879676</text:p>
          </table:table-cell>
          <table:table-cell office:value-type="float" office:value="0.00878732" calcext:value-type="float">
            <text:p>0.00878732</text:p>
          </table:table-cell>
          <table:table-cell office:value-type="float" office:value="0.00870071" calcext:value-type="float">
            <text:p>0.00870071</text:p>
          </table:table-cell>
          <table:table-cell office:value-type="float" office:value="0.0087762" calcext:value-type="float">
            <text:p>0.0087762</text:p>
          </table:table-cell>
          <table:table-cell office:value-type="float" office:value="0.0088684" calcext:value-type="float">
            <text:p>0.0088684</text:p>
          </table:table-cell>
          <table:table-cell office:value-type="float" office:value="0.00876565" calcext:value-type="float">
            <text:p>0.00876565</text:p>
          </table:table-cell>
          <table:table-cell table:style-name="ce30" table:formula="of:=AVERAGE([.C13:.L13])" office:value-type="float" office:value="0.008786561" calcext:value-type="float">
            <text:p>8.79E-03</text:p>
          </table:table-cell>
          <table:table-cell table:formula="of:=STDEV([.C13:.L13])" office:value-type="float" office:value="0.000057840479375991" calcext:value-type="float">
            <text:p>5.7840479375991E-05</text:p>
          </table:table-cell>
          <table:table-cell office:value-type="float" office:value="7.04163" calcext:value-type="float">
            <text:p>7.04163</text:p>
          </table:table-cell>
          <table:table-cell office:value-type="float" office:value="7.04048" calcext:value-type="float">
            <text:p>7.04048</text:p>
          </table:table-cell>
          <table:table-cell office:value-type="float" office:value="7.03771" calcext:value-type="float">
            <text:p>7.03771</text:p>
          </table:table-cell>
          <table:table-cell office:value-type="float" office:value="7.03788" calcext:value-type="float">
            <text:p>7.03788</text:p>
          </table:table-cell>
          <table:table-cell office:value-type="float" office:value="7.03789" calcext:value-type="float">
            <text:p>7.03789</text:p>
          </table:table-cell>
          <table:table-cell office:value-type="float" office:value="7.04176" calcext:value-type="float">
            <text:p>7.04176</text:p>
          </table:table-cell>
          <table:table-cell office:value-type="float" office:value="7.05061" calcext:value-type="float">
            <text:p>7.05061</text:p>
          </table:table-cell>
          <table:table-cell office:value-type="float" office:value="7.05726" calcext:value-type="float">
            <text:p>7.05726</text:p>
          </table:table-cell>
          <table:table-cell office:value-type="float" office:value="7.06898" calcext:value-type="float">
            <text:p>7.06898</text:p>
          </table:table-cell>
          <table:table-cell office:value-type="float" office:value="7.06625" calcext:value-type="float">
            <text:p>7.06625</text:p>
          </table:table-cell>
          <table:table-cell table:style-name="ce31" table:formula="of:=AVERAGE([.O13:.X13])" office:value-type="float" office:value="7.048045" calcext:value-type="float">
            <text:p>7.048045</text:p>
          </table:table-cell>
          <table:table-cell table:formula="of:=STDEV([.O13:.X13])" office:value-type="float" office:value="0.0120754013045807" calcext:value-type="float">
            <text:p>0.012075401304581</text:p>
          </table:table-cell>
          <table:table-cell office:value-type="float" office:value="0.00421332" calcext:value-type="float">
            <text:p>0.00421332</text:p>
          </table:table-cell>
          <table:table-cell office:value-type="float" office:value="0.00424718" calcext:value-type="float">
            <text:p>0.00424718</text:p>
          </table:table-cell>
          <table:table-cell office:value-type="float" office:value="0.00421655" calcext:value-type="float">
            <text:p>0.00421655</text:p>
          </table:table-cell>
          <table:table-cell office:value-type="float" office:value="0.00424471" calcext:value-type="float">
            <text:p>0.00424471</text:p>
          </table:table-cell>
          <table:table-cell office:value-type="float" office:value="0.00424887" calcext:value-type="float">
            <text:p>0.00424887</text:p>
          </table:table-cell>
          <table:table-cell office:value-type="float" office:value="0.00425088" calcext:value-type="float">
            <text:p>0.00425088</text:p>
          </table:table-cell>
          <table:table-cell office:value-type="float" office:value="0.00421942" calcext:value-type="float">
            <text:p>0.00421942</text:p>
          </table:table-cell>
          <table:table-cell office:value-type="float" office:value="0.00422231" calcext:value-type="float">
            <text:p>0.00422231</text:p>
          </table:table-cell>
          <table:table-cell office:value-type="float" office:value="0.00426401" calcext:value-type="float">
            <text:p>0.00426401</text:p>
          </table:table-cell>
          <table:table-cell office:value-type="float" office:value="0.00424556" calcext:value-type="float">
            <text:p>0.00424556</text:p>
          </table:table-cell>
          <table:table-cell table:style-name="ce30" table:formula="of:=AVERAGE([.AA13:.AJ13])" office:value-type="float" office:value="0.004237281" calcext:value-type="float">
            <text:p>4.24E-03</text:p>
          </table:table-cell>
          <table:table-cell table:formula="of:=STDEV([.AA13:.AJ13])" office:value-type="float" office:value="0.0000176460549258027" calcext:value-type="float">
            <text:p>1.76460549258027E-05</text:p>
          </table:table-cell>
          <table:table-cell office:value-type="float" office:value="3.52092" calcext:value-type="float">
            <text:p>3.52092</text:p>
          </table:table-cell>
          <table:table-cell office:value-type="float" office:value="3.49998" calcext:value-type="float">
            <text:p>3.49998</text:p>
          </table:table-cell>
          <table:table-cell office:value-type="float" office:value="3.48447" calcext:value-type="float">
            <text:p>3.48447</text:p>
          </table:table-cell>
          <table:table-cell office:value-type="float" office:value="3.48408" calcext:value-type="float">
            <text:p>3.48408</text:p>
          </table:table-cell>
          <table:table-cell office:value-type="float" office:value="3.48845" calcext:value-type="float">
            <text:p>3.48845</text:p>
          </table:table-cell>
          <table:table-cell office:value-type="float" office:value="3.48519" calcext:value-type="float">
            <text:p>3.48519</text:p>
          </table:table-cell>
          <table:table-cell office:value-type="float" office:value="3.48276" calcext:value-type="float">
            <text:p>3.48276</text:p>
          </table:table-cell>
          <table:table-cell office:value-type="float" office:value="3.48146" calcext:value-type="float">
            <text:p>3.48146</text:p>
          </table:table-cell>
          <table:table-cell office:value-type="float" office:value="3.4833" calcext:value-type="float">
            <text:p>3.4833</text:p>
          </table:table-cell>
          <table:table-cell office:value-type="float" office:value="3.48166" calcext:value-type="float">
            <text:p>3.48166</text:p>
          </table:table-cell>
          <table:table-cell table:style-name="ce30" table:formula="of:=AVERAGE([.AM13:.AV13])" office:value-type="float" office:value="3.489227" calcext:value-type="float">
            <text:p>3.49E+00</text:p>
          </table:table-cell>
          <table:table-cell table:formula="of:=STDEV([.AM13:.AV13])" office:value-type="float" office:value="0.0123856198427406" calcext:value-type="float">
            <text:p>0.012385619842741</text:p>
          </table:table-cell>
        </table:table-row>
        <table:table-row table:style-name="ro1">
          <table:table-cell table:style-name="ce29" office:value-type="float" office:value="262139" calcext:value-type="float">
            <text:p>262139</text:p>
          </table:table-cell>
          <table:table-cell/>
          <table:table-cell office:value-type="float" office:value="0.0464846" calcext:value-type="float">
            <text:p>0.0464846</text:p>
          </table:table-cell>
          <table:table-cell office:value-type="float" office:value="0.0459152" calcext:value-type="float">
            <text:p>0.0459152</text:p>
          </table:table-cell>
          <table:table-cell office:value-type="float" office:value="0.0458608" calcext:value-type="float">
            <text:p>0.0458608</text:p>
          </table:table-cell>
          <table:table-cell office:value-type="float" office:value="0.0458264" calcext:value-type="float">
            <text:p>0.0458264</text:p>
          </table:table-cell>
          <table:table-cell office:value-type="float" office:value="0.0455555" calcext:value-type="float">
            <text:p>0.0455555</text:p>
          </table:table-cell>
          <table:table-cell office:value-type="float" office:value="0.0457413" calcext:value-type="float">
            <text:p>0.0457413</text:p>
          </table:table-cell>
          <table:table-cell office:value-type="float" office:value="0.0463461" calcext:value-type="float">
            <text:p>0.0463461</text:p>
          </table:table-cell>
          <table:table-cell office:value-type="float" office:value="0.0462771" calcext:value-type="float">
            <text:p>0.0462771</text:p>
          </table:table-cell>
          <table:table-cell office:value-type="float" office:value="0.0460624" calcext:value-type="float">
            <text:p>0.0460624</text:p>
          </table:table-cell>
          <table:table-cell office:value-type="float" office:value="0.0459152" calcext:value-type="float">
            <text:p>0.0459152</text:p>
          </table:table-cell>
          <table:table-cell table:style-name="ce30" table:formula="of:=AVERAGE([.C14:.L14])" office:value-type="float" office:value="0.04599846" calcext:value-type="float">
            <text:p>4.60E-02</text:p>
          </table:table-cell>
          <table:table-cell table:formula="of:=STDEV([.C14:.L14])" office:value-type="float" office:value="0.000291295658128378" calcext:value-type="float">
            <text:p>0.000291295658128</text:p>
          </table:table-cell>
          <table:table-cell office:value-type="float" office:value="112.748" calcext:value-type="float">
            <text:p>112.748</text:p>
          </table:table-cell>
          <table:table-cell office:value-type="float" office:value="112.705" calcext:value-type="float">
            <text:p>112.705</text:p>
          </table:table-cell>
          <table:table-cell office:value-type="float" office:value="112.726" calcext:value-type="float">
            <text:p>112.726</text:p>
          </table:table-cell>
          <table:table-cell table:number-columns-repeated="2" office:value-type="float" office:value="112.745" calcext:value-type="float">
            <text:p>112.745</text:p>
          </table:table-cell>
          <table:table-cell office:value-type="float" office:value="112.699" calcext:value-type="float">
            <text:p>112.699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2.745" calcext:value-type="float">
            <text:p>112.745</text:p>
          </table:table-cell>
          <table:table-cell office:value-type="float" office:value="112.77" calcext:value-type="float">
            <text:p>112.77</text:p>
          </table:table-cell>
          <table:table-cell office:value-type="float" office:value="112.705" calcext:value-type="float">
            <text:p>112.705</text:p>
          </table:table-cell>
          <table:table-cell table:style-name="ce31" table:formula="of:=AVERAGE([.O14:.X14])" office:value-type="float" office:value="112.7368" calcext:value-type="float">
            <text:p>112.7368</text:p>
          </table:table-cell>
          <table:table-cell table:formula="of:=STDEV([.O14:.X14])" office:value-type="float" office:value="0.0276156155503056" calcext:value-type="float">
            <text:p>0.027615615550306</text:p>
          </table:table-cell>
          <table:table-cell office:value-type="float" office:value="0.017345" calcext:value-type="float">
            <text:p>0.017345</text:p>
          </table:table-cell>
          <table:table-cell office:value-type="float" office:value="0.0172839" calcext:value-type="float">
            <text:p>0.0172839</text:p>
          </table:table-cell>
          <table:table-cell office:value-type="float" office:value="0.0171915" calcext:value-type="float">
            <text:p>0.0171915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0172179" calcext:value-type="float">
            <text:p>0.0172179</text:p>
          </table:table-cell>
          <table:table-cell office:value-type="float" office:value="0.0173224" calcext:value-type="float">
            <text:p>0.0173224</text:p>
          </table:table-cell>
          <table:table-cell office:value-type="float" office:value="0.0174063" calcext:value-type="float">
            <text:p>0.0174063</text:p>
          </table:table-cell>
          <table:table-cell office:value-type="float" office:value="0.0173234" calcext:value-type="float">
            <text:p>0.0173234</text:p>
          </table:table-cell>
          <table:table-cell office:value-type="float" office:value="0.0173739" calcext:value-type="float">
            <text:p>0.0173739</text:p>
          </table:table-cell>
          <table:table-cell office:value-type="float" office:value="0.0172839" calcext:value-type="float">
            <text:p>0.0172839</text:p>
          </table:table-cell>
          <table:table-cell table:style-name="ce30" table:formula="of:=AVERAGE([.AA14:.AJ14])" office:value-type="float" office:value="0.01731302" calcext:value-type="float">
            <text:p>1.73E-02</text:p>
          </table:table-cell>
          <table:table-cell table:formula="of:=STDEV([.AA14:.AJ14])" office:value-type="float" office:value="0.0000698371884377437" calcext:value-type="float">
            <text:p>6.98371884377437E-05</text:p>
          </table:table-cell>
          <table:table-cell office:value-type="float" office:value="56.2432" calcext:value-type="float">
            <text:p>56.2432</text:p>
          </table:table-cell>
          <table:table-cell office:value-type="float" office:value="56.2842" calcext:value-type="float">
            <text:p>56.2842</text:p>
          </table:table-cell>
          <table:table-cell office:value-type="float" office:value="56.2291" calcext:value-type="float">
            <text:p>56.2291</text:p>
          </table:table-cell>
          <table:table-cell office:value-type="float" office:value="56.2426" calcext:value-type="float">
            <text:p>56.2426</text:p>
          </table:table-cell>
          <table:table-cell office:value-type="float" office:value="56.2406" calcext:value-type="float">
            <text:p>56.2406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6.2609" calcext:value-type="float">
            <text:p>56.2609</text:p>
          </table:table-cell>
          <table:table-cell office:value-type="float" office:value="56.2721" calcext:value-type="float">
            <text:p>56.2721</text:p>
          </table:table-cell>
          <table:table-cell office:value-type="float" office:value="56.2442" calcext:value-type="float">
            <text:p>56.2442</text:p>
          </table:table-cell>
          <table:table-cell office:value-type="float" office:value="56.2842" calcext:value-type="float">
            <text:p>56.2842</text:p>
          </table:table-cell>
          <table:table-cell table:style-name="ce30" table:formula="of:=AVERAGE([.AM14:.AV14])" office:value-type="float" office:value="56.2577" calcext:value-type="float">
            <text:p>5.63E+01</text:p>
          </table:table-cell>
          <table:table-cell table:formula="of:=STDEV([.AM14:.AV14])" office:value-type="float" office:value="0.0202325919688441" calcext:value-type="float">
            <text:p>0.020232591968844</text:p>
          </table:table-cell>
        </table:table-row>
        <table:table-row table:style-name="ro1">
          <table:table-cell table:number-columns-repeated="14"/>
          <table:table-cell table:style-name="ce12" table:number-columns-repeated="2"/>
          <table:table-cell table:number-columns-repeated="22"/>
          <table:table-cell table:style-name="ce12"/>
          <table:table-cell table:number-columns-repeated="11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GSL </text:p>
          </table:table-cell>
          <table:table-cell office:value-type="string" calcext:value-type="string">
            <text:p>FFTPACK</text:p>
          </table:table-cell>
          <table:table-cell table:number-columns-repeated="4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141077" calcext:value-type="float">
            <text:p>1.41077E-05</text:p>
          </table:table-cell>
          <table:table-cell office:value-type="float" office:value="0.0000431395" calcext:value-type="float">
            <text:p>4.31395E-05</text:p>
          </table:table-cell>
          <table:table-cell office:value-type="float" office:value="0.0001520736" calcext:value-type="float">
            <text:p>0.0001520736</text:p>
          </table:table-cell>
          <table:table-cell office:value-type="float" office:value="0.0001007807" calcext:value-type="float">
            <text:p>0.0001007807</text:p>
          </table:table-cell>
          <table:table-cell table:number-columns-repeated="4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0597802" calcext:value-type="float">
            <text:p>5.97802E-05</text:p>
          </table:table-cell>
          <table:table-cell office:value-type="float" office:value="0.0000712563" calcext:value-type="float">
            <text:p>7.12563E-05</text:p>
          </table:table-cell>
          <table:table-cell office:value-type="float" office:value="0.001810441" calcext:value-type="float">
            <text:p>0.001810441</text:p>
          </table:table-cell>
          <table:table-cell office:value-type="float" office:value="0.0009371034" calcext:value-type="float">
            <text:p>0.0009371034</text:p>
          </table:table-cell>
          <table:table-cell table:number-columns-repeated="45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3307502" calcext:value-type="float">
            <text:p>0.0003307502</text:p>
          </table:table-cell>
          <table:table-cell office:value-type="float" office:value="0.0002683065" calcext:value-type="float">
            <text:p>0.0002683065</text:p>
          </table:table-cell>
          <table:table-cell office:value-type="float" office:value="0.02793076" calcext:value-type="float">
            <text:p>0.02793076</text:p>
          </table:table-cell>
          <table:table-cell office:value-type="float" office:value="0.01433637" calcext:value-type="float">
            <text:p>0.01433637</text:p>
          </table:table-cell>
          <table:table-cell table:number-columns-repeated="45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10247209" calcext:value-type="float">
            <text:p>0.0010247209</text:p>
          </table:table-cell>
          <table:table-cell office:value-type="float" office:value="0.001104402" calcext:value-type="float">
            <text:p>0.001104402</text:p>
          </table:table-cell>
          <table:table-cell office:value-type="float" office:value="0.4471883" calcext:value-type="float">
            <text:p>0.4471883</text:p>
          </table:table-cell>
          <table:table-cell office:value-type="float" office:value="0.22006" calcext:value-type="float">
            <text:p>0.22006</text:p>
          </table:table-cell>
          <table:table-cell table:number-columns-repeated="45"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8786561" calcext:value-type="float">
            <text:p>0.008786561</text:p>
          </table:table-cell>
          <table:table-cell office:value-type="float" office:value="0.004237281" calcext:value-type="float">
            <text:p>0.004237281</text:p>
          </table:table-cell>
          <table:table-cell office:value-type="float" office:value="7.048045" calcext:value-type="float">
            <text:p>7.048045</text:p>
          </table:table-cell>
          <table:table-cell office:value-type="float" office:value="3.489227" calcext:value-type="float">
            <text:p>3.489227</text:p>
          </table:table-cell>
          <table:table-cell table:number-columns-repeated="45"/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4599846" calcext:value-type="float">
            <text:p>0.04599846</text:p>
          </table:table-cell>
          <table:table-cell office:value-type="float" office:value="0.01731302" calcext:value-type="float">
            <text:p>0.01731302</text:p>
          </table:table-cell>
          <table:table-cell office:value-type="float" office:value="112.7368" calcext:value-type="float">
            <text:p>112.7368</text:p>
          </table:table-cell>
          <table:table-cell office:value-type="float" office:value="56.2577" calcext:value-type="float">
            <text:p>56.2577</text:p>
          </table:table-cell>
          <table:table-cell table:number-columns-repeated="45"/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253629" calcext:value-type="float">
            <text:p>0.253629</text:p>
          </table:table-cell>
          <table:table-cell office:value-type="float" office:value="0.0840344" calcext:value-type="float">
            <text:p>0.0840344</text:p>
          </table:table-cell>
          <table:table-cell office:value-type="float" office:value="1804.24" calcext:value-type="float">
            <text:p>1804.24</text:p>
          </table:table-cell>
          <table:table-cell office:value-type="float" office:value="896.628" calcext:value-type="float">
            <text:p>896.628</text:p>
          </table:table-cell>
          <table:table-cell table:number-columns-repeated="45"/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1.62775" calcext:value-type="float">
            <text:p>1.62775</text:p>
          </table:table-cell>
          <table:table-cell office:value-type="float" office:value="0.49698" calcext:value-type="float">
            <text:p>0.49698</text:p>
          </table:table-cell>
          <table:table-cell table:number-columns-repeated="47"/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8.02744" calcext:value-type="float">
            <text:p>8.02744</text:p>
          </table:table-cell>
          <table:table-cell office:value-type="float" office:value="2.13522" calcext:value-type="float">
            <text:p>2.13522</text:p>
          </table:table-cell>
          <table:table-cell table:number-columns-repeated="47"/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office:value-type="float" office:value="43.1106" calcext:value-type="float">
            <text:p>43.1106</text:p>
          </table:table-cell>
          <table:table-cell office:value-type="float" office:value="13.2274" calcext:value-type="float">
            <text:p>13.2274</text:p>
          </table:table-cell>
          <table:table-cell table:number-columns-repeated="47"/>
        </table:table-row>
      </table:table>
      <table:table table:name="CCPPETMR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2d squar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2 coils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N (squar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/>
          <table:table-cell office:value-type="float" office:value="0.0551742" calcext:value-type="float">
            <text:p>0.0551742</text:p>
          </table:table-cell>
          <table:table-cell office:value-type="float" office:value="0.0556886" calcext:value-type="float">
            <text:p>0.0556886</text:p>
          </table:table-cell>
          <table:table-cell office:value-type="float" office:value="0.0554986" calcext:value-type="float">
            <text:p>0.0554986</text:p>
          </table:table-cell>
          <table:table-cell office:value-type="float" office:value="0.0550784" calcext:value-type="float">
            <text:p>0.0550784</text:p>
          </table:table-cell>
          <table:table-cell office:value-type="float" office:value="0.0555752" calcext:value-type="float">
            <text:p>0.0555752</text:p>
          </table:table-cell>
          <table:table-cell office:value-type="float" office:value="0.0557788" calcext:value-type="float">
            <text:p>0.0557788</text:p>
          </table:table-cell>
          <table:table-cell office:value-type="float" office:value="0.0552893" calcext:value-type="float">
            <text:p>0.0552893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0.0544699" calcext:value-type="float">
            <text:p>0.0544699</text:p>
          </table:table-cell>
          <table:table-cell office:value-type="float" office:value="0.0551225" calcext:value-type="float">
            <text:p>0.0551225</text:p>
          </table:table-cell>
          <table:table-cell table:style-name="ce11" table:formula="of:=AVERAGE([.C10:.L10])" office:value-type="float" office:value="0.05533115" calcext:value-type="float">
            <text:p>0.05533115</text:p>
          </table:table-cell>
          <table:table-cell table:formula="of:=STDEV([.C10:.L10])" office:value-type="float" office:value="0.0003921802483836" calcext:value-type="float">
            <text:p>0.000392180248384</text:p>
          </table:table-cell>
          <table:table-cell office:value-type="float" office:value="0.0240944" calcext:value-type="float">
            <text:p>0.0240944</text:p>
          </table:table-cell>
          <table:table-cell office:value-type="float" office:value="0.0241396" calcext:value-type="float">
            <text:p>0.0241396</text:p>
          </table:table-cell>
          <table:table-cell office:value-type="float" office:value="0.0244067" calcext:value-type="float">
            <text:p>0.0244067</text:p>
          </table:table-cell>
          <table:table-cell office:value-type="float" office:value="0.0241759" calcext:value-type="float">
            <text:p>0.0241759</text:p>
          </table:table-cell>
          <table:table-cell office:value-type="float" office:value="0.0243986" calcext:value-type="float">
            <text:p>0.0243986</text:p>
          </table:table-cell>
          <table:table-cell office:value-type="float" office:value="0.0243896" calcext:value-type="float">
            <text:p>0.0243896</text:p>
          </table:table-cell>
          <table:table-cell office:value-type="float" office:value="0.0242174" calcext:value-type="float">
            <text:p>0.0242174</text:p>
          </table:table-cell>
          <table:table-cell office:value-type="float" office:value="0.0244339" calcext:value-type="float">
            <text:p>0.0244339</text:p>
          </table:table-cell>
          <table:table-cell office:value-type="float" office:value="0.0235809" calcext:value-type="float">
            <text:p>0.0235809</text:p>
          </table:table-cell>
          <table:table-cell office:value-type="float" office:value="0.024127" calcext:value-type="float">
            <text:p>0.024127</text:p>
          </table:table-cell>
          <table:table-cell table:style-name="ce11" table:formula="of:=AVERAGE([.O10:.X10])" office:value-type="float" office:value="0.0241964" calcext:value-type="float">
            <text:p>0.0241964</text:p>
          </table:table-cell>
          <table:table-cell table:formula="of:=STDEV([.O10:.X10])" office:value-type="float" office:value="0.000253199859575176" calcext:value-type="float">
            <text:p>0.000253199859575</text:p>
          </table:table-cell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/>
          <table:table-cell office:value-type="float" office:value="0.0682041" calcext:value-type="float">
            <text:p>0.0682041</text:p>
          </table:table-cell>
          <table:table-cell office:value-type="float" office:value="0.0679247" calcext:value-type="float">
            <text:p>0.0679247</text:p>
          </table:table-cell>
          <table:table-cell office:value-type="float" office:value="0.0677891" calcext:value-type="float">
            <text:p>0.0677891</text:p>
          </table:table-cell>
          <table:table-cell office:value-type="float" office:value="0.0680282" calcext:value-type="float">
            <text:p>0.0680282</text:p>
          </table:table-cell>
          <table:table-cell office:value-type="float" office:value="0.0676139" calcext:value-type="float">
            <text:p>0.0676139</text:p>
          </table:table-cell>
          <table:table-cell office:value-type="float" office:value="0.0676951" calcext:value-type="float">
            <text:p>0.0676951</text:p>
          </table:table-cell>
          <table:table-cell office:value-type="float" office:value="0.0681129" calcext:value-type="float">
            <text:p>0.0681129</text:p>
          </table:table-cell>
          <table:table-cell office:value-type="float" office:value="0.0675707" calcext:value-type="float">
            <text:p>0.0675707</text:p>
          </table:table-cell>
          <table:table-cell office:value-type="float" office:value="0.0685361" calcext:value-type="float">
            <text:p>0.0685361</text:p>
          </table:table-cell>
          <table:table-cell office:value-type="float" office:value="0.0690537" calcext:value-type="float">
            <text:p>0.0690537</text:p>
          </table:table-cell>
          <table:table-cell table:style-name="ce11" table:formula="of:=AVERAGE([.C11:.L11])" office:value-type="float" office:value="0.06805285" calcext:value-type="float">
            <text:p>0.06805285</text:p>
          </table:table-cell>
          <table:table-cell table:formula="of:=STDEV([.C11:.L11])" office:value-type="float" office:value="0.000459642221370784" calcext:value-type="float">
            <text:p>0.000459642221371</text:p>
          </table:table-cell>
          <table:table-cell office:value-type="float" office:value="0.0236508" calcext:value-type="float">
            <text:p>0.0236508</text:p>
          </table:table-cell>
          <table:table-cell office:value-type="float" office:value="0.023598" calcext:value-type="float">
            <text:p>0.023598</text:p>
          </table:table-cell>
          <table:table-cell office:value-type="float" office:value="0.0236361" calcext:value-type="float">
            <text:p>0.0236361</text:p>
          </table:table-cell>
          <table:table-cell office:value-type="float" office:value="0.023611" calcext:value-type="float">
            <text:p>0.023611</text:p>
          </table:table-cell>
          <table:table-cell office:value-type="float" office:value="0.0236317" calcext:value-type="float">
            <text:p>0.0236317</text:p>
          </table:table-cell>
          <table:table-cell office:value-type="float" office:value="0.0244377" calcext:value-type="float">
            <text:p>0.0244377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0236181" calcext:value-type="float">
            <text:p>0.0236181</text:p>
          </table:table-cell>
          <table:table-cell office:value-type="float" office:value="0.0238825" calcext:value-type="float">
            <text:p>0.0238825</text:p>
          </table:table-cell>
          <table:table-cell office:value-type="float" office:value="0.0241153" calcext:value-type="float">
            <text:p>0.0241153</text:p>
          </table:table-cell>
          <table:table-cell table:style-name="ce11" table:formula="of:=AVERAGE([.O11:.X11])" office:value-type="float" office:value="0.02378282" calcext:value-type="float">
            <text:p>0.02378282</text:p>
          </table:table-cell>
          <table:table-cell table:formula="of:=STDEV([.O11:.X11])" office:value-type="float" office:value="0.000282921358527615" calcext:value-type="float">
            <text:p>0.000282921358528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/>
          <table:table-cell office:value-type="float" office:value="0.188987" calcext:value-type="float">
            <text:p>0.188987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0.189587" calcext:value-type="float">
            <text:p>0.189587</text:p>
          </table:table-cell>
          <table:table-cell office:value-type="float" office:value="0.189081" calcext:value-type="float">
            <text:p>0.189081</text:p>
          </table:table-cell>
          <table:table-cell office:value-type="float" office:value="0.189069" calcext:value-type="float">
            <text:p>0.189069</text:p>
          </table:table-cell>
          <table:table-cell office:value-type="float" office:value="0.189338" calcext:value-type="float">
            <text:p>0.189338</text:p>
          </table:table-cell>
          <table:table-cell office:value-type="float" office:value="0.189176" calcext:value-type="float">
            <text:p>0.189176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0.189056" calcext:value-type="float">
            <text:p>0.189056</text:p>
          </table:table-cell>
          <table:table-cell office:value-type="float" office:value="0.189081" calcext:value-type="float">
            <text:p>0.189081</text:p>
          </table:table-cell>
          <table:table-cell table:style-name="ce11" table:formula="of:=AVERAGE([.C12:.L12])" office:value-type="float" office:value="0.1893055" calcext:value-type="float">
            <text:p>0.1893055</text:p>
          </table:table-cell>
          <table:table-cell table:formula="of:=STDEV([.C12:.L12])" office:value-type="float" office:value="0.000512799993499741" calcext:value-type="float">
            <text:p>0.0005127999935</text:p>
          </table:table-cell>
          <table:table-cell office:value-type="float" office:value="0.0943805" calcext:value-type="float">
            <text:p>0.0943805</text:p>
          </table:table-cell>
          <table:table-cell office:value-type="float" office:value="0.0942029" calcext:value-type="float">
            <text:p>0.0942029</text:p>
          </table:table-cell>
          <table:table-cell office:value-type="float" office:value="0.0935918" calcext:value-type="float">
            <text:p>0.0935918</text:p>
          </table:table-cell>
          <table:table-cell office:value-type="float" office:value="0.0940737" calcext:value-type="float">
            <text:p>0.0940737</text:p>
          </table:table-cell>
          <table:table-cell office:value-type="float" office:value="0.0945521" calcext:value-type="float">
            <text:p>0.0945521</text:p>
          </table:table-cell>
          <table:table-cell office:value-type="float" office:value="0.094166" calcext:value-type="float">
            <text:p>0.094166</text:p>
          </table:table-cell>
          <table:table-cell office:value-type="float" office:value="0.0942151" calcext:value-type="float">
            <text:p>0.0942151</text:p>
          </table:table-cell>
          <table:table-cell office:value-type="float" office:value="0.094312" calcext:value-type="float">
            <text:p>0.09431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41776" calcext:value-type="float">
            <text:p>0.0941776</text:p>
          </table:table-cell>
          <table:table-cell table:style-name="ce11" table:formula="of:=AVERAGE([.O12:.X12])" office:value-type="float" office:value="0.09418717" calcext:value-type="float">
            <text:p>0.09418717</text:p>
          </table:table-cell>
          <table:table-cell table:formula="of:=STDEV([.O12:.X12])" office:value-type="float" office:value="0.000248373750849626" calcext:value-type="float">
            <text:p>0.00024837375085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5533115" calcext:value-type="float">
            <text:p>0.05533115</text:p>
          </table:table-cell>
          <table:table-cell office:value-type="float" office:value="0.0241964" calcext:value-type="float">
            <text:p>0.0241964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805285" calcext:value-type="float">
            <text:p>0.06805285</text:p>
          </table:table-cell>
          <table:table-cell office:value-type="float" office:value="0.02378282" calcext:value-type="float">
            <text:p>0.02378282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893055" calcext:value-type="float">
            <text:p>0.1893055</text:p>
          </table:table-cell>
          <table:table-cell office:value-type="float" office:value="0.09418717" calcext:value-type="float">
            <text:p>0.09418717</text:p>
          </table:table-cell>
          <table:table-cell table:number-columns-repeated="23"/>
        </table:table-row>
      </table:table>
      <table:table table:name="Multithreading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threads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39.9913" calcext:value-type="float">
            <text:p>39.9913</text:p>
          </table:table-cell>
          <table:table-cell office:value-type="float" office:value="39.9204" calcext:value-type="float">
            <text:p>39.9204</text:p>
          </table:table-cell>
          <table:table-cell office:value-type="float" office:value="40.1249" calcext:value-type="float">
            <text:p>40.1249</text:p>
          </table:table-cell>
          <table:table-cell office:value-type="float" office:value="40.0073" calcext:value-type="float">
            <text:p>40.0073</text:p>
          </table:table-cell>
          <table:table-cell office:value-type="float" office:value="40.0738" calcext:value-type="float">
            <text:p>40.0738</text:p>
          </table:table-cell>
          <table:table-cell office:value-type="float" office:value="39.9051" calcext:value-type="float">
            <text:p>39.9051</text:p>
          </table:table-cell>
          <table:table-cell office:value-type="float" office:value="40.05" calcext:value-type="float">
            <text:p>40.05</text:p>
          </table:table-cell>
          <table:table-cell office:value-type="float" office:value="40.0852" calcext:value-type="float">
            <text:p>40.0852</text:p>
          </table:table-cell>
          <table:table-cell office:value-type="float" office:value="39.8904" calcext:value-type="float">
            <text:p>39.8904</text:p>
          </table:table-cell>
          <table:table-cell office:value-type="float" office:value="40.0143" calcext:value-type="float">
            <text:p>40.0143</text:p>
          </table:table-cell>
          <table:table-cell table:style-name="ce11" table:formula="of:=AVERAGE([.C9:.L9])" office:value-type="float" office:value="40.00627" calcext:value-type="float">
            <text:p>40.00627</text:p>
          </table:table-cell>
          <table:table-cell table:style-name="ce11" table:formula="of:=STDEV([.C9:.L9])" office:value-type="float" office:value="0.0803465832779737" calcext:value-type="float">
            <text:p>0.080346583277974</text:p>
          </table:table-cell>
          <table:table-cell office:value-type="float" office:value="6.34941" calcext:value-type="float">
            <text:p>6.34941</text:p>
          </table:table-cell>
          <table:table-cell office:value-type="float" office:value="6.36789" calcext:value-type="float">
            <text:p>6.36789</text:p>
          </table:table-cell>
          <table:table-cell office:value-type="float" office:value="6.35198" calcext:value-type="float">
            <text:p>6.35198</text:p>
          </table:table-cell>
          <table:table-cell office:value-type="float" office:value="6.35179" calcext:value-type="float">
            <text:p>6.35179</text:p>
          </table:table-cell>
          <table:table-cell office:value-type="float" office:value="6.37299" calcext:value-type="float">
            <text:p>6.37299</text:p>
          </table:table-cell>
          <table:table-cell office:value-type="float" office:value="6.34955" calcext:value-type="float">
            <text:p>6.34955</text:p>
          </table:table-cell>
          <table:table-cell office:value-type="float" office:value="6.34817" calcext:value-type="float">
            <text:p>6.34817</text:p>
          </table:table-cell>
          <table:table-cell office:value-type="float" office:value="6.38442" calcext:value-type="float">
            <text:p>6.38442</text:p>
          </table:table-cell>
          <table:table-cell office:value-type="float" office:value="6.35472" calcext:value-type="float">
            <text:p>6.35472</text:p>
          </table:table-cell>
          <table:table-cell office:value-type="float" office:value="6.38386" calcext:value-type="float">
            <text:p>6.38386</text:p>
          </table:table-cell>
          <table:table-cell table:style-name="ce11" table:formula="of:=AVERAGE([.O9:.X9])" office:value-type="float" office:value="6.361478" calcext:value-type="float">
            <text:p>6.361478</text:p>
          </table:table-cell>
          <table:table-cell table:style-name="ce11" table:formula="of:=STDEV([.O9:.X9])" office:value-type="float" office:value="0.0145131578614413" calcext:value-type="float">
            <text:p>0.014513157861441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9.90206" calcext:value-type="float">
            <text:p>9.90206</text:p>
          </table:table-cell>
          <table:table-cell office:value-type="float" office:value="9.85623" calcext:value-type="float">
            <text:p>9.85623</text:p>
          </table:table-cell>
          <table:table-cell office:value-type="float" office:value="9.88942" calcext:value-type="float">
            <text:p>9.88942</text:p>
          </table:table-cell>
          <table:table-cell office:value-type="float" office:value="9.88203" calcext:value-type="float">
            <text:p>9.88203</text:p>
          </table:table-cell>
          <table:table-cell office:value-type="float" office:value="9.92479" calcext:value-type="float">
            <text:p>9.92479</text:p>
          </table:table-cell>
          <table:table-cell office:value-type="float" office:value="9.88158" calcext:value-type="float">
            <text:p>9.88158</text:p>
          </table:table-cell>
          <table:table-cell office:value-type="float" office:value="9.90684" calcext:value-type="float">
            <text:p>9.90684</text:p>
          </table:table-cell>
          <table:table-cell office:value-type="float" office:value="9.88846" calcext:value-type="float">
            <text:p>9.88846</text:p>
          </table:table-cell>
          <table:table-cell office:value-type="float" office:value="9.90694" calcext:value-type="float">
            <text:p>9.90694</text:p>
          </table:table-cell>
          <table:table-cell office:value-type="float" office:value="9.86966" calcext:value-type="float">
            <text:p>9.86966</text:p>
          </table:table-cell>
          <table:table-cell table:style-name="ce11" table:formula="of:=AVERAGE([.C10:.L10])" office:value-type="float" office:value="9.890801" calcext:value-type="float">
            <text:p>9.890801</text:p>
          </table:table-cell>
          <table:table-cell table:style-name="ce11" table:formula="of:=STDEV([.C10:.L10])" office:value-type="float" office:value="0.0200310167545791" calcext:value-type="float">
            <text:p>0.020031016754579</text:p>
          </table:table-cell>
          <table:table-cell office:value-type="float" office:value="3.90093" calcext:value-type="float">
            <text:p>3.90093</text:p>
          </table:table-cell>
          <table:table-cell office:value-type="float" office:value="3.90516" calcext:value-type="float">
            <text:p>3.90516</text:p>
          </table:table-cell>
          <table:table-cell office:value-type="float" office:value="3.91009" calcext:value-type="float">
            <text:p>3.91009</text:p>
          </table:table-cell>
          <table:table-cell office:value-type="float" office:value="3.90514" calcext:value-type="float">
            <text:p>3.90514</text:p>
          </table:table-cell>
          <table:table-cell office:value-type="float" office:value="3.90013" calcext:value-type="float">
            <text:p>3.90013</text:p>
          </table:table-cell>
          <table:table-cell office:value-type="float" office:value="3.91958" calcext:value-type="float">
            <text:p>3.91958</text:p>
          </table:table-cell>
          <table:table-cell office:value-type="float" office:value="3.8979" calcext:value-type="float">
            <text:p>3.8979</text:p>
          </table:table-cell>
          <table:table-cell office:value-type="float" office:value="3.92647" calcext:value-type="float">
            <text:p>3.92647</text:p>
          </table:table-cell>
          <table:table-cell office:value-type="float" office:value="3.89938" calcext:value-type="float">
            <text:p>3.89938</text:p>
          </table:table-cell>
          <table:table-cell office:value-type="float" office:value="3.91446" calcext:value-type="float">
            <text:p>3.91446</text:p>
          </table:table-cell>
          <table:table-cell table:style-name="ce11" table:formula="of:=AVERAGE([.O10:.X10])" office:value-type="float" office:value="3.907924" calcext:value-type="float">
            <text:p>3.907924</text:p>
          </table:table-cell>
          <table:table-cell table:style-name="ce11" table:formula="of:=STDEV([.O10:.X10])" office:value-type="float" office:value="0.00957868374163291" calcext:value-type="float">
            <text:p>0.009578683741633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5.8342" calcext:value-type="float">
            <text:p>5.8342</text:p>
          </table:table-cell>
          <table:table-cell office:value-type="float" office:value="5.84612" calcext:value-type="float">
            <text:p>5.84612</text:p>
          </table:table-cell>
          <table:table-cell office:value-type="float" office:value="5.83703" calcext:value-type="float">
            <text:p>5.83703</text:p>
          </table:table-cell>
          <table:table-cell office:value-type="float" office:value="5.84942" calcext:value-type="float">
            <text:p>5.84942</text:p>
          </table:table-cell>
          <table:table-cell office:value-type="float" office:value="5.8561" calcext:value-type="float">
            <text:p>5.8561</text:p>
          </table:table-cell>
          <table:table-cell office:value-type="float" office:value="5.83418" calcext:value-type="float">
            <text:p>5.83418</text:p>
          </table:table-cell>
          <table:table-cell office:value-type="float" office:value="5.83913" calcext:value-type="float">
            <text:p>5.83913</text:p>
          </table:table-cell>
          <table:table-cell office:value-type="float" office:value="5.80569" calcext:value-type="float">
            <text:p>5.80569</text:p>
          </table:table-cell>
          <table:table-cell office:value-type="float" office:value="5.82342" calcext:value-type="float">
            <text:p>5.82342</text:p>
          </table:table-cell>
          <table:table-cell office:value-type="float" office:value="5.8094" calcext:value-type="float">
            <text:p>5.8094</text:p>
          </table:table-cell>
          <table:table-cell table:style-name="ce11" table:formula="of:=AVERAGE([.C11:.L11])" office:value-type="float" office:value="5.833469" calcext:value-type="float">
            <text:p>5.833469</text:p>
          </table:table-cell>
          <table:table-cell table:style-name="ce11" table:formula="of:=STDEV([.C11:.L11])" office:value-type="float" office:value="0.0164126776541116" calcext:value-type="float">
            <text:p>0.016412677654112</text:p>
          </table:table-cell>
          <table:table-cell office:value-type="float" office:value="2.95701" calcext:value-type="float">
            <text:p>2.95701</text:p>
          </table:table-cell>
          <table:table-cell office:value-type="float" office:value="2.94899" calcext:value-type="float">
            <text:p>2.94899</text:p>
          </table:table-cell>
          <table:table-cell office:value-type="float" office:value="2.79801" calcext:value-type="float">
            <text:p>2.79801</text:p>
          </table:table-cell>
          <table:table-cell office:value-type="float" office:value="3.15988" calcext:value-type="float">
            <text:p>3.15988</text:p>
          </table:table-cell>
          <table:table-cell office:value-type="float" office:value="2.97264" calcext:value-type="float">
            <text:p>2.97264</text:p>
          </table:table-cell>
          <table:table-cell office:value-type="float" office:value="2.95399" calcext:value-type="float">
            <text:p>2.95399</text:p>
          </table:table-cell>
          <table:table-cell office:value-type="float" office:value="2.93181" calcext:value-type="float">
            <text:p>2.93181</text:p>
          </table:table-cell>
          <table:table-cell office:value-type="float" office:value="2.6424" calcext:value-type="float">
            <text:p>2.6424</text:p>
          </table:table-cell>
          <table:table-cell office:value-type="float" office:value="2.97244" calcext:value-type="float">
            <text:p>2.97244</text:p>
          </table:table-cell>
          <table:table-cell office:value-type="float" office:value="2.96872" calcext:value-type="float">
            <text:p>2.96872</text:p>
          </table:table-cell>
          <table:table-cell table:style-name="ce11" table:formula="of:=AVERAGE([.O11:.X11])" office:value-type="float" office:value="2.930589" calcext:value-type="float">
            <text:p>2.930589</text:p>
          </table:table-cell>
          <table:table-cell table:style-name="ce11" table:formula="of:=STDEV([.O11:.X11])" office:value-type="float" office:value="0.133234956745176" calcext:value-type="float">
            <text:p>0.133234956745176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3.92329" calcext:value-type="float">
            <text:p>3.92329</text:p>
          </table:table-cell>
          <table:table-cell office:value-type="float" office:value="3.91521" calcext:value-type="float">
            <text:p>3.91521</text:p>
          </table:table-cell>
          <table:table-cell office:value-type="float" office:value="3.92666" calcext:value-type="float">
            <text:p>3.92666</text:p>
          </table:table-cell>
          <table:table-cell office:value-type="float" office:value="3.92814" calcext:value-type="float">
            <text:p>3.92814</text:p>
          </table:table-cell>
          <table:table-cell office:value-type="float" office:value="3.91962" calcext:value-type="float">
            <text:p>3.91962</text:p>
          </table:table-cell>
          <table:table-cell office:value-type="float" office:value="3.93048" calcext:value-type="float">
            <text:p>3.93048</text:p>
          </table:table-cell>
          <table:table-cell office:value-type="float" office:value="3.95085" calcext:value-type="float">
            <text:p>3.95085</text:p>
          </table:table-cell>
          <table:table-cell office:value-type="float" office:value="3.92478" calcext:value-type="float">
            <text:p>3.92478</text:p>
          </table:table-cell>
          <table:table-cell office:value-type="float" office:value="3.9373" calcext:value-type="float">
            <text:p>3.9373</text:p>
          </table:table-cell>
          <table:table-cell office:value-type="float" office:value="3.92796" calcext:value-type="float">
            <text:p>3.92796</text:p>
          </table:table-cell>
          <table:table-cell table:style-name="ce11" table:formula="of:=AVERAGE([.C12:.L12])" office:value-type="float" office:value="3.928429" calcext:value-type="float">
            <text:p>3.928429</text:p>
          </table:table-cell>
          <table:table-cell table:style-name="ce11" table:formula="of:=STDEV([.C12:.L12])" office:value-type="float" office:value="0.00989444451307002" calcext:value-type="float">
            <text:p>0.00989444451307</text:p>
          </table:table-cell>
          <table:table-cell office:value-type="float" office:value="2.52037" calcext:value-type="float">
            <text:p>2.52037</text:p>
          </table:table-cell>
          <table:table-cell office:value-type="float" office:value="2.49713" calcext:value-type="float">
            <text:p>2.49713</text:p>
          </table:table-cell>
          <table:table-cell office:value-type="float" office:value="2.49783" calcext:value-type="float">
            <text:p>2.49783</text:p>
          </table:table-cell>
          <table:table-cell office:value-type="float" office:value="2.45553" calcext:value-type="float">
            <text:p>2.45553</text:p>
          </table:table-cell>
          <table:table-cell office:value-type="float" office:value="2.48216" calcext:value-type="float">
            <text:p>2.48216</text:p>
          </table:table-cell>
          <table:table-cell office:value-type="float" office:value="2.50949" calcext:value-type="float">
            <text:p>2.50949</text:p>
          </table:table-cell>
          <table:table-cell office:value-type="float" office:value="2.54895" calcext:value-type="float">
            <text:p>2.54895</text:p>
          </table:table-cell>
          <table:table-cell office:value-type="float" office:value="2.48798" calcext:value-type="float">
            <text:p>2.48798</text:p>
          </table:table-cell>
          <table:table-cell office:value-type="float" office:value="2.47861" calcext:value-type="float">
            <text:p>2.47861</text:p>
          </table:table-cell>
          <table:table-cell office:value-type="float" office:value="2.47301" calcext:value-type="float">
            <text:p>2.47301</text:p>
          </table:table-cell>
          <table:table-cell table:style-name="ce11" table:formula="of:=AVERAGE([.O12:.X12])" office:value-type="float" office:value="2.495106" calcext:value-type="float">
            <text:p>2.495106</text:p>
          </table:table-cell>
          <table:table-cell table:style-name="ce11" table:formula="of:=STDEV([.O12:.X12])" office:value-type="float" office:value="0.026459302165989" calcext:value-type="float">
            <text:p>0.026459302165989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/>
          <table:table-cell office:value-type="float" office:value="2.7409" calcext:value-type="float">
            <text:p>2.7409</text:p>
          </table:table-cell>
          <table:table-cell office:value-type="float" office:value="2.70612" calcext:value-type="float">
            <text:p>2.70612</text:p>
          </table:table-cell>
          <table:table-cell office:value-type="float" office:value="2.70165" calcext:value-type="float">
            <text:p>2.70165</text:p>
          </table:table-cell>
          <table:table-cell office:value-type="float" office:value="2.71588" calcext:value-type="float">
            <text:p>2.71588</text:p>
          </table:table-cell>
          <table:table-cell office:value-type="float" office:value="2.71044" calcext:value-type="float">
            <text:p>2.71044</text:p>
          </table:table-cell>
          <table:table-cell office:value-type="float" office:value="2.73513" calcext:value-type="float">
            <text:p>2.73513</text:p>
          </table:table-cell>
          <table:table-cell office:value-type="float" office:value="2.71776" calcext:value-type="float">
            <text:p>2.71776</text:p>
          </table:table-cell>
          <table:table-cell office:value-type="float" office:value="2.69865" calcext:value-type="float">
            <text:p>2.69865</text:p>
          </table:table-cell>
          <table:table-cell office:value-type="float" office:value="2.71969" calcext:value-type="float">
            <text:p>2.71969</text:p>
          </table:table-cell>
          <table:table-cell office:value-type="float" office:value="2.73428" calcext:value-type="float">
            <text:p>2.73428</text:p>
          </table:table-cell>
          <table:table-cell table:style-name="ce11" table:formula="of:=AVERAGE([.C13:.L13])" office:value-type="float" office:value="2.71805" calcext:value-type="float">
            <text:p>2.71805</text:p>
          </table:table-cell>
          <table:table-cell table:style-name="ce11" table:formula="of:=STDEV([.C13:.L13])" office:value-type="float" office:value="0.014645065152922" calcext:value-type="float">
            <text:p>0.014645065152922</text:p>
          </table:table-cell>
          <table:table-cell office:value-type="float" office:value="2.50154" calcext:value-type="float">
            <text:p>2.50154</text:p>
          </table:table-cell>
          <table:table-cell office:value-type="float" office:value="2.50561" calcext:value-type="float">
            <text:p>2.50561</text:p>
          </table:table-cell>
          <table:table-cell office:value-type="float" office:value="2.48844" calcext:value-type="float">
            <text:p>2.48844</text:p>
          </table:table-cell>
          <table:table-cell office:value-type="float" office:value="2.49333" calcext:value-type="float">
            <text:p>2.49333</text:p>
          </table:table-cell>
          <table:table-cell office:value-type="float" office:value="2.5065" calcext:value-type="float">
            <text:p>2.5065</text:p>
          </table:table-cell>
          <table:table-cell office:value-type="float" office:value="2.54292" calcext:value-type="float">
            <text:p>2.54292</text:p>
          </table:table-cell>
          <table:table-cell office:value-type="float" office:value="2.52892" calcext:value-type="float">
            <text:p>2.52892</text:p>
          </table:table-cell>
          <table:table-cell office:value-type="float" office:value="2.49345" calcext:value-type="float">
            <text:p>2.49345</text:p>
          </table:table-cell>
          <table:table-cell office:value-type="float" office:value="2.56792" calcext:value-type="float">
            <text:p>2.56792</text:p>
          </table:table-cell>
          <table:table-cell office:value-type="float" office:value="2.53078" calcext:value-type="float">
            <text:p>2.53078</text:p>
          </table:table-cell>
          <table:table-cell table:style-name="ce11" table:formula="of:=AVERAGE([.O13:.X13])" office:value-type="float" office:value="2.515941" calcext:value-type="float">
            <text:p>2.515941</text:p>
          </table:table-cell>
          <table:table-cell table:style-name="ce11" table:formula="of:=STDEV([.O13:.X13])" office:value-type="float" office:value="0.0258091101271538" calcext:value-type="float">
            <text:p>0.025809110127154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/>
          <table:table-cell office:value-type="float" office:value="2.81512" calcext:value-type="float">
            <text:p>2.81512</text:p>
          </table:table-cell>
          <table:table-cell office:value-type="float" office:value="2.79985" calcext:value-type="float">
            <text:p>2.79985</text:p>
          </table:table-cell>
          <table:table-cell office:value-type="float" office:value="2.81253" calcext:value-type="float">
            <text:p>2.81253</text:p>
          </table:table-cell>
          <table:table-cell office:value-type="float" office:value="3.47527" calcext:value-type="float">
            <text:p>3.47527</text:p>
          </table:table-cell>
          <table:table-cell office:value-type="float" office:value="2.81024" calcext:value-type="float">
            <text:p>2.81024</text:p>
          </table:table-cell>
          <table:table-cell office:value-type="float" office:value="2.81109" calcext:value-type="float">
            <text:p>2.81109</text:p>
          </table:table-cell>
          <table:table-cell office:value-type="float" office:value="2.80751" calcext:value-type="float">
            <text:p>2.80751</text:p>
          </table:table-cell>
          <table:table-cell office:value-type="float" office:value="2.79961" calcext:value-type="float">
            <text:p>2.79961</text:p>
          </table:table-cell>
          <table:table-cell office:value-type="float" office:value="2.79635" calcext:value-type="float">
            <text:p>2.79635</text:p>
          </table:table-cell>
          <table:table-cell office:value-type="float" office:value="2.79801" calcext:value-type="float">
            <text:p>2.79801</text:p>
          </table:table-cell>
          <table:table-cell table:style-name="ce11" table:formula="of:=AVERAGE([.C14:.L14])" office:value-type="float" office:value="2.872558" calcext:value-type="float">
            <text:p>2.872558</text:p>
          </table:table-cell>
          <table:table-cell table:style-name="ce11" table:formula="of:=STDEV([.C14:.L14])" office:value-type="float" office:value="0.2118779149416" calcext:value-type="float">
            <text:p>0.2118779149416</text:p>
          </table:table-cell>
          <table:table-cell office:value-type="float" office:value="2.38383" calcext:value-type="float">
            <text:p>2.38383</text:p>
          </table:table-cell>
          <table:table-cell office:value-type="float" office:value="2.32374" calcext:value-type="float">
            <text:p>2.32374</text:p>
          </table:table-cell>
          <table:table-cell office:value-type="float" office:value="2.37374" calcext:value-type="float">
            <text:p>2.37374</text:p>
          </table:table-cell>
          <table:table-cell office:value-type="float" office:value="2.36125" calcext:value-type="float">
            <text:p>2.36125</text:p>
          </table:table-cell>
          <table:table-cell office:value-type="float" office:value="2.34931" calcext:value-type="float">
            <text:p>2.34931</text:p>
          </table:table-cell>
          <table:table-cell office:value-type="float" office:value="2.34976" calcext:value-type="float">
            <text:p>2.34976</text:p>
          </table:table-cell>
          <table:table-cell office:value-type="float" office:value="2.35678" calcext:value-type="float">
            <text:p>2.35678</text:p>
          </table:table-cell>
          <table:table-cell office:value-type="float" office:value="2.36454" calcext:value-type="float">
            <text:p>2.36454</text:p>
          </table:table-cell>
          <table:table-cell office:value-type="float" office:value="2.3546" calcext:value-type="float">
            <text:p>2.3546</text:p>
          </table:table-cell>
          <table:table-cell office:value-type="float" office:value="2.33142" calcext:value-type="float">
            <text:p>2.33142</text:p>
          </table:table-cell>
          <table:table-cell table:style-name="ce11" table:formula="of:=AVERAGE([.O14:.X14])" office:value-type="float" office:value="2.354897" calcext:value-type="float">
            <text:p>2.354897</text:p>
          </table:table-cell>
          <table:table-cell table:style-name="ce11" table:formula="of:=STDEV([.O14:.X14])" office:value-type="float" office:value="0.0179774259991679" calcext:value-type="float">
            <text:p>0.017977425999168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n_threads</text:p>
          </table:table-cell>
          <table:table-cell office:value-type="string" calcext:value-type="string">
            <text:p>FFTW_avg</text:p>
          </table:table-cell>
          <table:table-cell office:value-type="string" calcext:value-type="string">
            <text:p>MKL_avg</text:p>
          </table:table-cell>
          <table:table-cell office:value-type="string" calcext:value-type="string">
            <text:p>FFTW_stddev</text:p>
          </table:table-cell>
          <table:table-cell office:value-type="string" calcext:value-type="string">
            <text:p>MKL_stddev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00627" calcext:value-type="float">
            <text:p>40.00627</text:p>
          </table:table-cell>
          <table:table-cell office:value-type="float" office:value="6.361478" calcext:value-type="float">
            <text:p>6.361478</text:p>
          </table:table-cell>
          <table:table-cell office:value-type="float" office:value="0.0803465832779737" calcext:value-type="float">
            <text:p>0.080346583277974</text:p>
          </table:table-cell>
          <table:table-cell office:value-type="float" office:value="0.0145131578614413" calcext:value-type="float">
            <text:p>0.01451315786144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90801" calcext:value-type="float">
            <text:p>9.890801</text:p>
          </table:table-cell>
          <table:table-cell office:value-type="float" office:value="3.907924" calcext:value-type="float">
            <text:p>3.907924</text:p>
          </table:table-cell>
          <table:table-cell office:value-type="float" office:value="0.0200310167545791" calcext:value-type="float">
            <text:p>0.020031016754579</text:p>
          </table:table-cell>
          <table:table-cell office:value-type="float" office:value="0.00957868374163291" calcext:value-type="float">
            <text:p>0.00957868374163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33469" calcext:value-type="float">
            <text:p>5.833469</text:p>
          </table:table-cell>
          <table:table-cell office:value-type="float" office:value="2.930589" calcext:value-type="float">
            <text:p>2.930589</text:p>
          </table:table-cell>
          <table:table-cell office:value-type="float" office:value="0.0164126776541116" calcext:value-type="float">
            <text:p>0.016412677654112</text:p>
          </table:table-cell>
          <table:table-cell office:value-type="float" office:value="0.133234956745176" calcext:value-type="float">
            <text:p>0.133234956745176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28429" calcext:value-type="float">
            <text:p>3.928429</text:p>
          </table:table-cell>
          <table:table-cell office:value-type="float" office:value="2.495106" calcext:value-type="float">
            <text:p>2.495106</text:p>
          </table:table-cell>
          <table:table-cell office:value-type="float" office:value="0.00989444451307002" calcext:value-type="float">
            <text:p>0.00989444451307</text:p>
          </table:table-cell>
          <table:table-cell office:value-type="float" office:value="0.026459302165989" calcext:value-type="float">
            <text:p>0.026459302165989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1805" calcext:value-type="float">
            <text:p>2.71805</text:p>
          </table:table-cell>
          <table:table-cell office:value-type="float" office:value="2.515941" calcext:value-type="float">
            <text:p>2.515941</text:p>
          </table:table-cell>
          <table:table-cell office:value-type="float" office:value="0.014645065152922" calcext:value-type="float">
            <text:p>0.014645065152922</text:p>
          </table:table-cell>
          <table:table-cell office:value-type="float" office:value="0.0258091101271538" calcext:value-type="float">
            <text:p>0.025809110127154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72558" calcext:value-type="float">
            <text:p>2.872558</text:p>
          </table:table-cell>
          <table:table-cell office:value-type="float" office:value="2.354897" calcext:value-type="float">
            <text:p>2.354897</text:p>
          </table:table-cell>
          <table:table-cell office:value-type="float" office:value="0.2118779149416" calcext:value-type="float">
            <text:p>0.2118779149416</text:p>
          </table:table-cell>
          <table:table-cell office:value-type="float" office:value="0.0179774259991679" calcext:value-type="float">
            <text:p>0.017977425999168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08:23:35.977213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09:47.435868640</meta:creation-date>
    <dc:date>2019-05-02T08:36:29.646469886</dc:date>
    <meta:editing-duration>PT1H23M34S</meta:editing-duration>
    <meta:editing-cycles>18</meta:editing-cycles>
    <meta:generator>LibreOffice/6.1.3.2$Linux_X86_64 LibreOffice_project/10$Build-2</meta:generator>
    <meta:document-statistic meta:table-count="8" meta:cell-count="2268" meta:object-count="0"/>
  </office:meta>
</office:document-meta>
</file>